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6979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47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3.3458in"/>
    </style:style>
    <style:style style:name="Table2.B" style:family="table-column">
      <style:table-column-properties style:column-width="3.34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4" style:family="table-cell">
      <style:table-cell-properties fo:padding-left="0.0785in" fo:padding-right="0.075in" fo:padding-top="0in" fo:padding-bottom="0in" fo:border="0.5pt solid #000000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5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6" style:family="table-cell">
      <style:table-cell-properties fo:padding-left="0.0785in" fo:padding-right="0.075in" fo:padding-top="0in" fo:padding-bottom="0in" fo:border="0.5pt solid #000000"/>
    </style:style>
    <style:style style:name="Table2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7" style:family="table-cell">
      <style:table-cell-properties fo:padding-left="0.0785in" fo:padding-right="0.075in" fo:padding-top="0in" fo:padding-bottom="0in" fo:border="0.5pt solid #000000"/>
    </style:style>
    <style:style style:name="Table2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8" style:family="table-cell">
      <style:table-cell-properties fo:padding-left="0.0785in" fo:padding-right="0.075in" fo:padding-top="0in" fo:padding-bottom="0in" fo:border="0.5pt solid #000000"/>
    </style:style>
    <style:style style:name="Table2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9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fo:margin-left="-0.0347in" fo:margin-top="0in" fo:margin-bottom="0in" fo:break-before="auto" fo:break-after="auto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34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3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4" style:family="table-cell">
      <style:table-cell-properties fo:padding-left="0.0785in" fo:padding-right="0.075in" fo:padding-top="0in" fo:padding-bottom="0in" fo:border="0.5pt solid #000000"/>
    </style:style>
    <style:style style:name="Table3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5" style:family="table-cell">
      <style:table-cell-properties fo:padding-left="0.0785in" fo:padding-right="0.075in" fo:padding-top="0in" fo:padding-bottom="0in" fo:border="0.5pt solid #000000"/>
    </style:style>
    <style:style style:name="Table3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6" style:family="table-cell">
      <style:table-cell-properties fo:padding-left="0.0785in" fo:padding-right="0.075in" fo:padding-top="0in" fo:padding-bottom="0in" fo:border="0.5pt solid #000000"/>
    </style:style>
    <style:style style:name="Table3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7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6931in" fo:margin-left="-0.0347in" fo:margin-top="0in" fo:margin-bottom="0in" fo:break-before="auto" fo:break-after="auto" table:align="left"/>
    </style:style>
    <style:style style:name="Table4.A" style:family="table-column">
      <style:table-column-properties style:column-width="3.3458in"/>
    </style:style>
    <style:style style:name="Table4.B" style:family="table-column">
      <style:table-column-properties style:column-width="3.34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A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A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3" style:family="table-cell">
      <style:table-cell-properties fo:padding-left="0.0785in" fo:padding-right="0.075in" fo:padding-top="0in" fo:padding-bottom="0in" fo:border="0.5pt solid #000000"/>
    </style:style>
    <style:style style:name="Table4.A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4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6979in" fo:margin-left="-0.0347in" fo:margin-top="0in" fo:margin-bottom="0in" fo:break-before="auto" fo:break-after="auto" table:align="left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811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2" style:family="table-cell">
      <style:table-cell-properties fo:padding-left="0.0785in" fo:padding-right="0.075in" fo:padding-top="0in" fo:padding-bottom="0in" fo:border="0.5pt solid #000000"/>
    </style:style>
    <style:style style:name="Table5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A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2" style:family="table-cell">
      <style:table-cell-properties fo:padding-left="0.0785in" fo:padding-right="0.075in" fo:padding-top="0in" fo:padding-bottom="0in" fo:border="0.5pt solid #000000"/>
    </style:style>
    <style:style style:name="Table5.A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3" style:family="table-cell">
      <style:table-cell-properties fo:padding-left="0.0785in" fo:padding-right="0.075in" fo:padding-top="0in" fo:padding-bottom="0in" fo:border="0.5pt solid #000000"/>
    </style:style>
    <style:style style:name="Table5.A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4" style:family="table-cell">
      <style:table-cell-properties fo:padding-left="0.0785in" fo:padding-right="0.075in" fo:padding-top="0in" fo:padding-bottom="0in" fo:border="0.5pt solid #000000"/>
    </style:style>
    <style:style style:name="Table5.A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5" style:family="table-cell">
      <style:table-cell-properties fo:padding-left="0.0785in" fo:padding-right="0.075in" fo:padding-top="0in" fo:padding-bottom="0in" fo:border="0.5pt solid #000000"/>
    </style:style>
    <style:style style:name="Table5.16" style:family="table-row">
      <style:table-row-properties style:min-row-height="0.2917in" fo:keep-together="auto"/>
    </style:style>
    <style:style style:name="Table5.A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6" style:family="table-cell">
      <style:table-cell-properties fo:padding-left="0.0785in" fo:padding-right="0.075in" fo:padding-top="0in" fo:padding-bottom="0in" fo:border="0.5pt solid #000000"/>
    </style:style>
    <style:style style:name="Table5.A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7" style:family="table-cell">
      <style:table-cell-properties fo:padding-left="0.0785in" fo:padding-right="0.075in" fo:padding-top="0in" fo:padding-bottom="0in" fo:border="0.5pt solid #000000"/>
    </style:style>
    <style:style style:name="Table5.A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8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6979in" fo:margin-left="-0.0347in" fo:margin-top="0in" fo:margin-bottom="0in" fo:break-before="auto" fo:break-after="auto" table:align="left"/>
    </style:style>
    <style:style style:name="Table6.A" style:family="table-column">
      <style:table-column-properties style:column-width="3.1903in"/>
    </style:style>
    <style:style style:name="Table6.B" style:family="table-column">
      <style:table-column-properties style:column-width="3.506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" style:family="table-cell">
      <style:table-cell-properties fo:padding-left="0.0785in" fo:padding-right="0.075in" fo:padding-top="0in" fo:padding-bottom="0in" fo:border="0.5pt solid #000000"/>
    </style:style>
    <style:style style:name="Table6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Table6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0" style:family="table-cell">
      <style:table-cell-properties fo:padding-left="0.0785in" fo:padding-right="0.075in" fo:padding-top="0in" fo:padding-bottom="0in" fo:border="0.5pt solid #000000"/>
    </style:style>
    <style:style style:name="Table6.A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1" style:family="table-cell">
      <style:table-cell-properties fo:padding-left="0.0785in" fo:padding-right="0.075in" fo:padding-top="0in" fo:padding-bottom="0in" fo:border="0.5pt solid #000000"/>
    </style:style>
    <style:style style:name="Table6.A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2" style:family="table-cell">
      <style:table-cell-properties fo:padding-left="0.0785in" fo:padding-right="0.075in" fo:padding-top="0in" fo:padding-bottom="0in" fo:border="0.5pt solid #000000"/>
    </style:style>
    <style:style style:name="Table6.A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3" style:family="table-cell">
      <style:table-cell-properties fo:padding-left="0.0785in" fo:padding-right="0.075in" fo:padding-top="0in" fo:padding-bottom="0in" fo:border="0.5pt solid #000000"/>
    </style:style>
    <style:style style:name="Table6.A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4" style:family="table-cell">
      <style:table-cell-properties fo:padding-left="0.0785in" fo:padding-right="0.075in" fo:padding-top="0in" fo:padding-bottom="0in" fo:border="0.5pt solid #000000"/>
    </style:style>
    <style:style style:name="Table6.A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5" style:family="table-cell">
      <style:table-cell-properties fo:padding-left="0.0785in" fo:padding-right="0.075in" fo:padding-top="0in" fo:padding-bottom="0in" fo:border="0.5pt solid #000000"/>
    </style:style>
    <style:style style:name="Table6.A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6" style:family="table-cell">
      <style:table-cell-properties fo:padding-left="0.0785in" fo:padding-right="0.075in" fo:padding-top="0in" fo:padding-bottom="0in" fo:border="0.5pt solid #000000"/>
    </style:style>
    <style:style style:name="Table6.A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7" style:family="table-cell">
      <style:table-cell-properties fo:padding-left="0.0785in" fo:padding-right="0.075in" fo:padding-top="0in" fo:padding-bottom="0in" fo:border="0.5pt solid #000000"/>
    </style:style>
    <style:style style:name="Table6.A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8" style:family="table-cell">
      <style:table-cell-properties fo:padding-left="0.0785in" fo:padding-right="0.075in" fo:padding-top="0in" fo:padding-bottom="0in" fo:border="0.5pt solid #000000"/>
    </style:style>
    <style:style style:name="Table6.A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19" style:family="table-cell">
      <style:table-cell-properties fo:padding-left="0.0785in" fo:padding-right="0.075in" fo:padding-top="0in" fo:padding-bottom="0in" fo:border="0.5pt solid #000000"/>
    </style:style>
    <style:style style:name="Table6.A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0" style:family="table-cell">
      <style:table-cell-properties fo:padding-left="0.0785in" fo:padding-right="0.075in" fo:padding-top="0in" fo:padding-bottom="0in" fo:border="0.5pt solid #000000"/>
    </style:style>
    <style:style style:name="Table6.A2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1" style:family="table-cell">
      <style:table-cell-properties fo:padding-left="0.0785in" fo:padding-right="0.075in" fo:padding-top="0in" fo:padding-bottom="0in" fo:border="0.5pt solid #000000"/>
    </style:style>
    <style:style style:name="Table6.A2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2" style:family="table-cell">
      <style:table-cell-properties fo:padding-left="0.0785in" fo:padding-right="0.075in" fo:padding-top="0in" fo:padding-bottom="0in" fo:border="0.5pt solid #000000"/>
    </style:style>
    <style:style style:name="Table6.A2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3" style:family="table-cell">
      <style:table-cell-properties fo:padding-left="0.0785in" fo:padding-right="0.075in" fo:padding-top="0in" fo:padding-bottom="0in" fo:border="0.5pt solid #000000"/>
    </style:style>
    <style:style style:name="Table6.A2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4" style:family="table-cell">
      <style:table-cell-properties fo:padding-left="0.0785in" fo:padding-right="0.075in" fo:padding-top="0in" fo:padding-bottom="0in" fo:border="0.5pt solid #000000"/>
    </style:style>
    <style:style style:name="Table6.A2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5" style:family="table-cell">
      <style:table-cell-properties fo:padding-left="0.0785in" fo:padding-right="0.075in" fo:padding-top="0in" fo:padding-bottom="0in" fo:border="0.5pt solid #000000"/>
    </style:style>
    <style:style style:name="Table6.A2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6" style:family="table-cell">
      <style:table-cell-properties fo:padding-left="0.0785in" fo:padding-right="0.075in" fo:padding-top="0in" fo:padding-bottom="0in" fo:border="0.5pt solid #000000"/>
    </style:style>
    <style:style style:name="Table6.A2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7" style:family="table-cell">
      <style:table-cell-properties fo:padding-left="0.0785in" fo:padding-right="0.075in" fo:padding-top="0in" fo:padding-bottom="0in" fo:border="0.5pt solid #000000"/>
    </style:style>
    <style:style style:name="Table6.A2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8" style:family="table-cell">
      <style:table-cell-properties fo:padding-left="0.0785in" fo:padding-right="0.075in" fo:padding-top="0in" fo:padding-bottom="0in" fo:border="0.5pt solid #000000"/>
    </style:style>
    <style:style style:name="Table6.A2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29" style:family="table-cell">
      <style:table-cell-properties fo:padding-left="0.0785in" fo:padding-right="0.075in" fo:padding-top="0in" fo:padding-bottom="0in" fo:border="0.5pt solid #000000"/>
    </style:style>
    <style:style style:name="Table6.A3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0" style:family="table-cell">
      <style:table-cell-properties fo:padding-left="0.0785in" fo:padding-right="0.075in" fo:padding-top="0in" fo:padding-bottom="0in" fo:border="0.5pt solid #000000"/>
    </style:style>
    <style:style style:name="Table6.A3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1" style:family="table-cell">
      <style:table-cell-properties fo:padding-left="0.0785in" fo:padding-right="0.075in" fo:padding-top="0in" fo:padding-bottom="0in" fo:border="0.5pt solid #000000"/>
    </style:style>
    <style:style style:name="Table6.A3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2" style:family="table-cell">
      <style:table-cell-properties fo:padding-left="0.0785in" fo:padding-right="0.075in" fo:padding-top="0in" fo:padding-bottom="0in" fo:border="0.5pt solid #000000"/>
    </style:style>
    <style:style style:name="Table6.A3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3" style:family="table-cell">
      <style:table-cell-properties fo:padding-left="0.0785in" fo:padding-right="0.075in" fo:padding-top="0in" fo:padding-bottom="0in" fo:border="0.5pt solid #000000"/>
    </style:style>
    <style:style style:name="Table6.A3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4" style:family="table-cell">
      <style:table-cell-properties fo:padding-left="0.0785in" fo:padding-right="0.075in" fo:padding-top="0in" fo:padding-bottom="0in" fo:border="0.5pt solid #000000"/>
    </style:style>
    <style:style style:name="Table6.A3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5" style:family="table-cell">
      <style:table-cell-properties fo:padding-left="0.0785in" fo:padding-right="0.075in" fo:padding-top="0in" fo:padding-bottom="0in" fo:border="0.5pt solid #000000"/>
    </style:style>
    <style:style style:name="Table6.36" style:family="table-row">
      <style:table-row-properties style:min-row-height="0.7639in" fo:keep-together="auto"/>
    </style:style>
    <style:style style:name="Table6.A3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6" style:family="table-cell">
      <style:table-cell-properties fo:padding-left="0.0785in" fo:padding-right="0.075in" fo:padding-top="0in" fo:padding-bottom="0in" fo:border="0.5pt solid #000000"/>
    </style:style>
    <style:style style:name="Table6.37" style:family="table-row">
      <style:table-row-properties style:min-row-height="0.375in" fo:keep-together="auto"/>
    </style:style>
    <style:style style:name="Table6.A3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B37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6931in" fo:margin-left="-0.0347in" fo:margin-top="0in" fo:margin-bottom="0in" fo:break-before="auto" fo:break-after="auto" table:align="left"/>
    </style:style>
    <style:style style:name="Table7.A" style:family="table-column">
      <style:table-column-properties style:column-width="1.2583in"/>
    </style:style>
    <style:style style:name="Table7.B" style:family="table-column">
      <style:table-column-properties style:column-width="5.43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2" style:family="table-cell">
      <style:table-cell-properties fo:padding-left="0.0785in" fo:padding-right="0.075in" fo:padding-top="0in" fo:padding-bottom="0in" fo:border="0.5pt solid #000000"/>
    </style:style>
    <style:style style:name="Table7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3" style:family="table-cell">
      <style:table-cell-properties fo:padding-left="0.0785in" fo:padding-right="0.075in" fo:padding-top="0in" fo:padding-bottom="0in" fo:border="0.5pt solid #000000"/>
    </style:style>
    <style:style style:name="Table7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B4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6979in" fo:margin-left="-0.0347in" fo:margin-top="0in" fo:margin-bottom="0in" fo:break-before="auto" fo:break-after="auto" table:align="left"/>
    </style:style>
    <style:style style:name="Table8.A" style:family="table-column">
      <style:table-column-properties style:column-width="2.3639in"/>
    </style:style>
    <style:style style:name="Table8.B" style:family="table-column">
      <style:table-column-properties style:column-width="4.333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2" style:family="table-cell">
      <style:table-cell-properties fo:padding-left="0.0785in" fo:padding-right="0.075in" fo:padding-top="0in" fo:padding-bottom="0in" fo:border="0.5pt solid #000000"/>
    </style:style>
    <style:style style:name="Table8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3" style:family="table-cell">
      <style:table-cell-properties fo:padding-left="0.0785in" fo:padding-right="0.075in" fo:padding-top="0in" fo:padding-bottom="0in" fo:border="0.5pt solid #000000"/>
    </style:style>
    <style:style style:name="Table8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4" style:family="table-cell">
      <style:table-cell-properties fo:padding-left="0.0785in" fo:padding-right="0.075in" fo:padding-top="0in" fo:padding-bottom="0in" fo:border="0.5pt solid #000000"/>
    </style:style>
    <style:style style:name="Table8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5" style:family="table-cell">
      <style:table-cell-properties fo:padding-left="0.0785in" fo:padding-right="0.075in" fo:padding-top="0in" fo:padding-bottom="0in" fo:border="0.5pt solid #000000"/>
    </style:style>
    <style:style style:name="Table8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6" style:family="table-cell">
      <style:table-cell-properties fo:padding-left="0.0785in" fo:padding-right="0.075in" fo:padding-top="0in" fo:padding-bottom="0in" fo:border="0.5pt solid #000000"/>
    </style:style>
    <style:style style:name="Table8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7" style:family="table-cell">
      <style:table-cell-properties fo:padding-left="0.0785in" fo:padding-right="0.075in" fo:padding-top="0in" fo:padding-bottom="0in" fo:border="0.5pt solid #000000"/>
    </style:style>
    <style:style style:name="Table8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8.B8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6931in" fo:margin-left="-0.0347in" fo:margin-top="0in" fo:margin-bottom="0in" fo:break-before="auto" fo:break-after="auto" table:align="left"/>
    </style:style>
    <style:style style:name="Table9.A" style:family="table-column">
      <style:table-column-properties style:column-width="1.5715in"/>
    </style:style>
    <style:style style:name="Table9.B" style:family="table-column">
      <style:table-column-properties style:column-width="5.120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9.B2" style:family="table-cell">
      <style:table-cell-properties fo:padding-left="0.0785in" fo:padding-right="0.075in" fo:padding-top="0in" fo:padding-bottom="0in" fo:border="0.5pt solid #000000"/>
    </style:style>
    <style:style style:name="Table9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9.B3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6931in" fo:margin-left="-0.0347in" fo:margin-top="0in" fo:margin-bottom="0in" fo:break-before="auto" fo:break-after="auto" table:align="left"/>
    </style:style>
    <style:style style:name="Table10.A" style:family="table-column">
      <style:table-column-properties style:column-width="1.6563in"/>
    </style:style>
    <style:style style:name="Table10.B" style:family="table-column">
      <style:table-column-properties style:column-width="5.036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2" style:family="table-cell">
      <style:table-cell-properties fo:padding-left="0.0785in" fo:padding-right="0.075in" fo:padding-top="0in" fo:padding-bottom="0in" fo:border="0.5pt solid #000000"/>
    </style:style>
    <style:style style:name="Table10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3" style:family="table-cell">
      <style:table-cell-properties fo:padding-left="0.0785in" fo:padding-right="0.075in" fo:padding-top="0in" fo:padding-bottom="0in" fo:border="0.5pt solid #000000"/>
    </style:style>
    <style:style style:name="Table10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4" style:family="table-cell">
      <style:table-cell-properties fo:padding-left="0.0785in" fo:padding-right="0.075in" fo:padding-top="0in" fo:padding-bottom="0in" fo:border="0.5pt solid #000000"/>
    </style:style>
    <style:style style:name="Table10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0.B5" style:family="table-cell">
      <style:table-cell-properties fo:padding-left="0.0785in" fo:padding-right="0.075in" fo:padding-top="0in" fo:padding-bottom="0in" fo:border="0.5pt solid #000000"/>
    </style:style>
    <style:style style:name="Table11" style:family="table">
      <style:table-properties style:width="6.6931in" fo:margin-left="-0.0347in" fo:margin-top="0in" fo:margin-bottom="0in" fo:break-before="auto" fo:break-after="auto" table:align="left"/>
    </style:style>
    <style:style style:name="Table11.A" style:family="table-column">
      <style:table-column-properties style:column-width="2.7924in"/>
    </style:style>
    <style:style style:name="Table11.B" style:family="table-column">
      <style:table-column-properties style:column-width="3.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1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2" style:family="table-cell">
      <style:table-cell-properties fo:padding-left="0.0785in" fo:padding-right="0.075in" fo:padding-top="0in" fo:padding-bottom="0in" fo:border="0.5pt solid #000000"/>
    </style:style>
    <style:style style:name="Table11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3" style:family="table-cell">
      <style:table-cell-properties fo:padding-left="0.0785in" fo:padding-right="0.075in" fo:padding-top="0in" fo:padding-bottom="0in" fo:border="0.5pt solid #000000"/>
    </style:style>
    <style:style style:name="Table11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4" style:family="table-cell">
      <style:table-cell-properties fo:padding-left="0.0785in" fo:padding-right="0.075in" fo:padding-top="0in" fo:padding-bottom="0in" fo:border="0.5pt solid #000000"/>
    </style:style>
    <style:style style:name="Table11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5" style:family="table-cell">
      <style:table-cell-properties fo:padding-left="0.0785in" fo:padding-right="0.075in" fo:padding-top="0in" fo:padding-bottom="0in" fo:border="0.5pt solid #000000"/>
    </style:style>
    <style:style style:name="Table11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6" style:family="table-cell">
      <style:table-cell-properties fo:padding-left="0.0785in" fo:padding-right="0.075in" fo:padding-top="0in" fo:padding-bottom="0in" fo:border="0.5pt solid #000000"/>
    </style:style>
    <style:style style:name="Table11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7" style:family="table-cell">
      <style:table-cell-properties fo:padding-left="0.0785in" fo:padding-right="0.075in" fo:padding-top="0in" fo:padding-bottom="0in" fo:border="0.5pt solid #000000"/>
    </style:style>
    <style:style style:name="Table11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8" style:family="table-cell">
      <style:table-cell-properties fo:padding-left="0.0785in" fo:padding-right="0.075in" fo:padding-top="0in" fo:padding-bottom="0in" fo:border="0.5pt solid #000000"/>
    </style:style>
    <style:style style:name="Table11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1.B9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6931in" fo:margin-left="-0.0347in" fo:margin-top="0in" fo:margin-bottom="0in" fo:break-before="auto" fo:break-after="auto" table:align="left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4.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2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2.B2" style:family="table-cell">
      <style:table-cell-properties fo:padding-left="0.0785in" fo:padding-right="0.075in" fo:padding-top="0in" fo:padding-bottom="0in" fo:border="0.5pt solid #000000"/>
    </style:style>
    <style:style style:name="Table12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2.B3" style:family="table-cell">
      <style:table-cell-properties fo:padding-left="0.0785in" fo:padding-right="0.075in" fo:padding-top="0in" fo:padding-bottom="0in" fo:border="0.5pt solid #000000"/>
    </style:style>
    <style:style style:name="Table12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2.B4" style:family="table-cell">
      <style:table-cell-properties fo:padding-left="0.0785in" fo:padding-right="0.075in" fo:padding-top="0in" fo:padding-bottom="0in" fo:border="0.5pt solid #000000"/>
    </style:style>
    <style:style style:name="Table12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2.B5" style:family="table-cell">
      <style:table-cell-properties fo:padding-left="0.0785in" fo:padding-right="0.075in" fo:padding-top="0in" fo:padding-bottom="0in" fo:border="0.5pt solid #000000"/>
    </style:style>
    <style:style style:name="Table13" style:family="table">
      <style:table-properties style:width="6.6931in" fo:margin-left="-0.0347in" fo:margin-top="0in" fo:margin-bottom="0in" fo:break-before="auto" fo:break-after="auto" table:align="left"/>
    </style:style>
    <style:style style:name="Table13.A" style:family="table-column">
      <style:table-column-properties style:column-width="2.9917in"/>
    </style:style>
    <style:style style:name="Table13.B" style:family="table-column">
      <style:table-column-properties style:column-width="3.7007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3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3.B2" style:family="table-cell">
      <style:table-cell-properties fo:padding-left="0.0785in" fo:padding-right="0.075in" fo:padding-top="0in" fo:padding-bottom="0in" fo:border="0.5pt solid #000000"/>
    </style:style>
    <style:style style:name="Table13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3.B3" style:family="table-cell">
      <style:table-cell-properties fo:padding-left="0.0785in" fo:padding-right="0.075in" fo:padding-top="0in" fo:padding-bottom="0in" fo:border="0.5pt solid #000000"/>
    </style:style>
    <style:style style:name="Table13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3.B4" style:family="table-cell">
      <style:table-cell-properties fo:padding-left="0.0785in" fo:padding-right="0.075in" fo:padding-top="0in" fo:padding-bottom="0in" fo:border="0.5pt solid #000000"/>
    </style:style>
    <style:style style:name="Table13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3.B5" style:family="table-cell">
      <style:table-cell-properties fo:padding-left="0.0785in" fo:padding-right="0.075in" fo:padding-top="0in" fo:padding-bottom="0in" fo:border="0.5pt solid #000000"/>
    </style:style>
    <style:style style:name="Table14" style:family="table">
      <style:table-properties style:width="6.6931in" fo:margin-left="-0.0347in" fo:margin-top="0in" fo:margin-bottom="0in" fo:break-before="auto" fo:break-after="auto" table:align="left"/>
    </style:style>
    <style:style style:name="Table14.A" style:family="table-column">
      <style:table-column-properties style:column-width="3.3458in"/>
    </style:style>
    <style:style style:name="Table14.B" style:family="table-column">
      <style:table-column-properties style:column-width="3.34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4.B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4.B2" style:family="table-cell">
      <style:table-cell-properties fo:padding-left="0.0785in" fo:padding-right="0.075in" fo:padding-top="0in" fo:padding-bottom="0in" fo:border="0.5pt solid #000000"/>
    </style:style>
    <style:style style:name="Table14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4.B3" style:family="table-cell">
      <style:table-cell-properties fo:padding-left="0.0785in" fo:padding-right="0.075in" fo:padding-top="0in" fo:padding-bottom="0in" fo:border="0.5pt solid #000000"/>
    </style:style>
    <style:style style:name="Table14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4.B4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6931in" fo:margin-left="-0.0347in" fo:margin-top="0in" fo:margin-bottom="0in" fo:break-before="auto" fo:break-after="auto" table:align="left"/>
    </style:style>
    <style:style style:name="Table15.A" style:family="table-column">
      <style:table-column-properties style:column-width="1.5715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4.137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333333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333333" fo:padding-left="0.0785in" fo:padding-right="0.075in" fo:padding-top="0in" fo:padding-bottom="0in" fo:border="0.5pt solid #000000">
        <style:background-image/>
      </style:table-cell-properties>
    </style:style>
    <style:style style:name="Table15.A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" style:family="table-cell">
      <style:table-cell-properties fo:padding-left="0.0785in" fo:padding-right="0.075in" fo:padding-top="0in" fo:padding-bottom="0in" fo:border="0.5pt solid #000000"/>
    </style:style>
    <style:style style:name="Table15.A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" style:family="table-cell">
      <style:table-cell-properties fo:padding-left="0.0785in" fo:padding-right="0.075in" fo:padding-top="0in" fo:padding-bottom="0in" fo:border="0.5pt solid #000000"/>
    </style:style>
    <style:style style:name="Table15.A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0785in" fo:padding-right="0.075in" fo:padding-top="0in" fo:padding-bottom="0in" fo:border="0.5pt solid #000000"/>
    </style:style>
    <style:style style:name="Table15.A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0785in" fo:padding-right="0.075in" fo:padding-top="0in" fo:padding-bottom="0in" fo:border="0.5pt solid #000000"/>
    </style:style>
    <style:style style:name="Table15.A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" style:family="table-cell">
      <style:table-cell-properties fo:padding-left="0.0785in" fo:padding-right="0.075in" fo:padding-top="0in" fo:padding-bottom="0in" fo:border="0.5pt solid #000000"/>
    </style:style>
    <style:style style:name="Table15.A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0785in" fo:padding-right="0.075in" fo:padding-top="0in" fo:padding-bottom="0in" fo:border="0.5pt solid #000000"/>
    </style:style>
    <style:style style:name="Table15.A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" style:family="table-cell">
      <style:table-cell-properties fo:padding-left="0.0785in" fo:padding-right="0.075in" fo:padding-top="0in" fo:padding-bottom="0in" fo:border="0.5pt solid #000000"/>
    </style:style>
    <style:style style:name="Table15.A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" style:family="table-cell">
      <style:table-cell-properties fo:padding-left="0.0785in" fo:padding-right="0.075in" fo:padding-top="0in" fo:padding-bottom="0in" fo:border="0.5pt solid #000000"/>
    </style:style>
    <style:style style:name="Table15.A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" style:family="table-cell">
      <style:table-cell-properties fo:padding-left="0.0785in" fo:padding-right="0.075in" fo:padding-top="0in" fo:padding-bottom="0in" fo:border="0.5pt solid #000000"/>
    </style:style>
    <style:style style:name="Table15.A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" style:family="table-cell">
      <style:table-cell-properties fo:padding-left="0.0785in" fo:padding-right="0.075in" fo:padding-top="0in" fo:padding-bottom="0in" fo:border="0.5pt solid #000000"/>
    </style:style>
    <style:style style:name="Table15.A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" style:family="table-cell">
      <style:table-cell-properties fo:padding-left="0.0785in" fo:padding-right="0.075in" fo:padding-top="0in" fo:padding-bottom="0in" fo:border="0.5pt solid #000000"/>
    </style:style>
    <style:style style:name="Table15.A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" style:family="table-cell">
      <style:table-cell-properties fo:padding-left="0.0785in" fo:padding-right="0.075in" fo:padding-top="0in" fo:padding-bottom="0in" fo:border="0.5pt solid #000000"/>
    </style:style>
    <style:style style:name="Table15.A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4" style:family="table-cell">
      <style:table-cell-properties fo:padding-left="0.0785in" fo:padding-right="0.075in" fo:padding-top="0in" fo:padding-bottom="0in" fo:border="0.5pt solid #000000"/>
    </style:style>
    <style:style style:name="Table15.A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5" style:family="table-cell">
      <style:table-cell-properties fo:padding-left="0.0785in" fo:padding-right="0.075in" fo:padding-top="0in" fo:padding-bottom="0in" fo:border="0.5pt solid #000000"/>
    </style:style>
    <style:style style:name="Table15.A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6" style:family="table-cell">
      <style:table-cell-properties fo:padding-left="0.0785in" fo:padding-right="0.075in" fo:padding-top="0in" fo:padding-bottom="0in" fo:border="0.5pt solid #000000"/>
    </style:style>
    <style:style style:name="Table15.A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7" style:family="table-cell">
      <style:table-cell-properties fo:padding-left="0.0785in" fo:padding-right="0.075in" fo:padding-top="0in" fo:padding-bottom="0in" fo:border="0.5pt solid #000000"/>
    </style:style>
    <style:style style:name="Table15.A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8" style:family="table-cell">
      <style:table-cell-properties fo:padding-left="0.0785in" fo:padding-right="0.075in" fo:padding-top="0in" fo:padding-bottom="0in" fo:border="0.5pt solid #000000"/>
    </style:style>
    <style:style style:name="Table15.A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9" style:family="table-cell">
      <style:table-cell-properties fo:padding-left="0.0785in" fo:padding-right="0.075in" fo:padding-top="0in" fo:padding-bottom="0in" fo:border="0.5pt solid #000000"/>
    </style:style>
    <style:style style:name="Table15.20" style:family="table-row">
      <style:table-row-properties style:min-row-height="0.2361in" fo:keep-together="auto"/>
    </style:style>
    <style:style style:name="Table15.A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0" style:family="table-cell">
      <style:table-cell-properties fo:padding-left="0.0785in" fo:padding-right="0.075in" fo:padding-top="0in" fo:padding-bottom="0in" fo:border="0.5pt solid #000000"/>
    </style:style>
    <style:style style:name="Table15.A2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1" style:family="table-cell">
      <style:table-cell-properties fo:padding-left="0.0785in" fo:padding-right="0.075in" fo:padding-top="0in" fo:padding-bottom="0in" fo:border="0.5pt solid #000000"/>
    </style:style>
    <style:style style:name="Table15.A2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2" style:family="table-cell">
      <style:table-cell-properties fo:padding-left="0.0785in" fo:padding-right="0.075in" fo:padding-top="0in" fo:padding-bottom="0in" fo:border="0.5pt solid #000000"/>
    </style:style>
    <style:style style:name="Table15.A2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3" style:family="table-cell">
      <style:table-cell-properties fo:padding-left="0.0785in" fo:padding-right="0.075in" fo:padding-top="0in" fo:padding-bottom="0in" fo:border="0.5pt solid #000000"/>
    </style:style>
    <style:style style:name="Table15.24" style:family="table-row">
      <style:table-row-properties style:min-row-height="0.2778in" fo:keep-together="auto"/>
    </style:style>
    <style:style style:name="Table15.A2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4" style:family="table-cell">
      <style:table-cell-properties fo:padding-left="0.0785in" fo:padding-right="0.075in" fo:padding-top="0in" fo:padding-bottom="0in" fo:border="0.5pt solid #000000"/>
    </style:style>
    <style:style style:name="Table15.A2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5" style:family="table-cell">
      <style:table-cell-properties fo:padding-left="0.0785in" fo:padding-right="0.075in" fo:padding-top="0in" fo:padding-bottom="0in" fo:border="0.5pt solid #000000"/>
    </style:style>
    <style:style style:name="Table15.A2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6" style:family="table-cell">
      <style:table-cell-properties fo:padding-left="0.0785in" fo:padding-right="0.075in" fo:padding-top="0in" fo:padding-bottom="0in" fo:border="0.5pt solid #000000"/>
    </style:style>
    <style:style style:name="Table15.A2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7" style:family="table-cell">
      <style:table-cell-properties fo:padding-left="0.0785in" fo:padding-right="0.075in" fo:padding-top="0in" fo:padding-bottom="0in" fo:border="0.5pt solid #000000"/>
    </style:style>
    <style:style style:name="Table15.A2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8" style:family="table-cell">
      <style:table-cell-properties fo:padding-left="0.0785in" fo:padding-right="0.075in" fo:padding-top="0in" fo:padding-bottom="0in" fo:border="0.5pt solid #000000"/>
    </style:style>
    <style:style style:name="Table15.A2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2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29" style:family="table-cell">
      <style:table-cell-properties fo:padding-left="0.0785in" fo:padding-right="0.075in" fo:padding-top="0in" fo:padding-bottom="0in" fo:border="0.5pt solid #000000"/>
    </style:style>
    <style:style style:name="Table15.A3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0" style:family="table-cell">
      <style:table-cell-properties fo:padding-left="0.0785in" fo:padding-right="0.075in" fo:padding-top="0in" fo:padding-bottom="0in" fo:border="0.5pt solid #000000"/>
    </style:style>
    <style:style style:name="Table15.A3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1" style:family="table-cell">
      <style:table-cell-properties fo:padding-left="0.0785in" fo:padding-right="0.075in" fo:padding-top="0in" fo:padding-bottom="0in" fo:border="0.5pt solid #000000"/>
    </style:style>
    <style:style style:name="Table15.A3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2" style:family="table-cell">
      <style:table-cell-properties fo:padding-left="0.0785in" fo:padding-right="0.075in" fo:padding-top="0in" fo:padding-bottom="0in" fo:border="0.5pt solid #000000"/>
    </style:style>
    <style:style style:name="Table15.A3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3" style:family="table-cell">
      <style:table-cell-properties fo:padding-left="0.0785in" fo:padding-right="0.075in" fo:padding-top="0in" fo:padding-bottom="0in" fo:border="0.5pt solid #000000"/>
    </style:style>
    <style:style style:name="Table15.A3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4" style:family="table-cell">
      <style:table-cell-properties fo:padding-left="0.0785in" fo:padding-right="0.075in" fo:padding-top="0in" fo:padding-bottom="0in" fo:border="0.5pt solid #000000"/>
    </style:style>
    <style:style style:name="Table15.A3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5" style:family="table-cell">
      <style:table-cell-properties fo:padding-left="0.0785in" fo:padding-right="0.075in" fo:padding-top="0in" fo:padding-bottom="0in" fo:border="0.5pt solid #000000"/>
    </style:style>
    <style:style style:name="Table15.A3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6" style:family="table-cell">
      <style:table-cell-properties fo:padding-left="0.0785in" fo:padding-right="0.075in" fo:padding-top="0in" fo:padding-bottom="0in" fo:border="0.5pt solid #000000"/>
    </style:style>
    <style:style style:name="Table15.A3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7" style:family="table-cell">
      <style:table-cell-properties fo:padding-left="0.0785in" fo:padding-right="0.075in" fo:padding-top="0in" fo:padding-bottom="0in" fo:border="0.5pt solid #000000"/>
    </style:style>
    <style:style style:name="Table15.A3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8" style:family="table-cell">
      <style:table-cell-properties fo:padding-left="0.0785in" fo:padding-right="0.075in" fo:padding-top="0in" fo:padding-bottom="0in" fo:border="0.5pt solid #000000"/>
    </style:style>
    <style:style style:name="Table15.A3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3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39" style:family="table-cell">
      <style:table-cell-properties fo:padding-left="0.0785in" fo:padding-right="0.075in" fo:padding-top="0in" fo:padding-bottom="0in" fo:border="0.5pt solid #000000"/>
    </style:style>
    <style:style style:name="Table15.A4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0" style:family="table-cell">
      <style:table-cell-properties fo:padding-left="0.0785in" fo:padding-right="0.075in" fo:padding-top="0in" fo:padding-bottom="0in" fo:border="0.5pt solid #000000"/>
    </style:style>
    <style:style style:name="Table15.A4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1" style:family="table-cell">
      <style:table-cell-properties fo:padding-left="0.0785in" fo:padding-right="0.075in" fo:padding-top="0in" fo:padding-bottom="0in" fo:border="0.5pt solid #000000"/>
    </style:style>
    <style:style style:name="Table15.A4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2" style:family="table-cell">
      <style:table-cell-properties fo:padding-left="0.0785in" fo:padding-right="0.075in" fo:padding-top="0in" fo:padding-bottom="0in" fo:border="0.5pt solid #000000"/>
    </style:style>
    <style:style style:name="Table15.A4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3" style:family="table-cell">
      <style:table-cell-properties fo:padding-left="0.0785in" fo:padding-right="0.075in" fo:padding-top="0in" fo:padding-bottom="0in" fo:border="0.5pt solid #000000"/>
    </style:style>
    <style:style style:name="Table15.A4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4" style:family="table-cell">
      <style:table-cell-properties fo:padding-left="0.0785in" fo:padding-right="0.075in" fo:padding-top="0in" fo:padding-bottom="0in" fo:border="0.5pt solid #000000"/>
    </style:style>
    <style:style style:name="Table15.A4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5" style:family="table-cell">
      <style:table-cell-properties fo:padding-left="0.0785in" fo:padding-right="0.075in" fo:padding-top="0in" fo:padding-bottom="0in" fo:border="0.5pt solid #000000"/>
    </style:style>
    <style:style style:name="Table15.A4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6" style:family="table-cell">
      <style:table-cell-properties fo:padding-left="0.0785in" fo:padding-right="0.075in" fo:padding-top="0in" fo:padding-bottom="0in" fo:border="0.5pt solid #000000"/>
    </style:style>
    <style:style style:name="Table15.A4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7" style:family="table-cell">
      <style:table-cell-properties fo:padding-left="0.0785in" fo:padding-right="0.075in" fo:padding-top="0in" fo:padding-bottom="0in" fo:border="0.5pt solid #000000"/>
    </style:style>
    <style:style style:name="Table15.A4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8" style:family="table-cell">
      <style:table-cell-properties fo:padding-left="0.0785in" fo:padding-right="0.075in" fo:padding-top="0in" fo:padding-bottom="0in" fo:border="0.5pt solid #000000"/>
    </style:style>
    <style:style style:name="Table15.A4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4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49" style:family="table-cell">
      <style:table-cell-properties fo:padding-left="0.0785in" fo:padding-right="0.075in" fo:padding-top="0in" fo:padding-bottom="0in" fo:border="0.5pt solid #000000"/>
    </style:style>
    <style:style style:name="Table15.A5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0" style:family="table-cell">
      <style:table-cell-properties fo:padding-left="0.0785in" fo:padding-right="0.075in" fo:padding-top="0in" fo:padding-bottom="0in" fo:border="0.5pt solid #000000"/>
    </style:style>
    <style:style style:name="Table15.A5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1" style:family="table-cell">
      <style:table-cell-properties fo:padding-left="0.0785in" fo:padding-right="0.075in" fo:padding-top="0in" fo:padding-bottom="0in" fo:border="0.5pt solid #000000"/>
    </style:style>
    <style:style style:name="Table15.A5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2" style:family="table-cell">
      <style:table-cell-properties fo:padding-left="0.0785in" fo:padding-right="0.075in" fo:padding-top="0in" fo:padding-bottom="0in" fo:border="0.5pt solid #000000"/>
    </style:style>
    <style:style style:name="Table15.A5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3" style:family="table-cell">
      <style:table-cell-properties fo:padding-left="0.0785in" fo:padding-right="0.075in" fo:padding-top="0in" fo:padding-bottom="0in" fo:border="0.5pt solid #000000"/>
    </style:style>
    <style:style style:name="Table15.A5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4" style:family="table-cell">
      <style:table-cell-properties fo:padding-left="0.0785in" fo:padding-right="0.075in" fo:padding-top="0in" fo:padding-bottom="0in" fo:border="0.5pt solid #000000"/>
    </style:style>
    <style:style style:name="Table15.A5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5" style:family="table-cell">
      <style:table-cell-properties fo:padding-left="0.0785in" fo:padding-right="0.075in" fo:padding-top="0in" fo:padding-bottom="0in" fo:border="0.5pt solid #000000"/>
    </style:style>
    <style:style style:name="Table15.A5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6" style:family="table-cell">
      <style:table-cell-properties fo:padding-left="0.0785in" fo:padding-right="0.075in" fo:padding-top="0in" fo:padding-bottom="0in" fo:border="0.5pt solid #000000"/>
    </style:style>
    <style:style style:name="Table15.A5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7" style:family="table-cell">
      <style:table-cell-properties fo:padding-left="0.0785in" fo:padding-right="0.075in" fo:padding-top="0in" fo:padding-bottom="0in" fo:border="0.5pt solid #000000"/>
    </style:style>
    <style:style style:name="Table15.A5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8" style:family="table-cell">
      <style:table-cell-properties fo:padding-left="0.0785in" fo:padding-right="0.075in" fo:padding-top="0in" fo:padding-bottom="0in" fo:border="0.5pt solid #000000"/>
    </style:style>
    <style:style style:name="Table15.A5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5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59" style:family="table-cell">
      <style:table-cell-properties fo:padding-left="0.0785in" fo:padding-right="0.075in" fo:padding-top="0in" fo:padding-bottom="0in" fo:border="0.5pt solid #000000"/>
    </style:style>
    <style:style style:name="Table15.A6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0" style:family="table-cell">
      <style:table-cell-properties fo:padding-left="0.0785in" fo:padding-right="0.075in" fo:padding-top="0in" fo:padding-bottom="0in" fo:border="0.5pt solid #000000"/>
    </style:style>
    <style:style style:name="Table15.A6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1" style:family="table-cell">
      <style:table-cell-properties fo:padding-left="0.0785in" fo:padding-right="0.075in" fo:padding-top="0in" fo:padding-bottom="0in" fo:border="0.5pt solid #000000"/>
    </style:style>
    <style:style style:name="Table15.A6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2" style:family="table-cell">
      <style:table-cell-properties fo:padding-left="0.0785in" fo:padding-right="0.075in" fo:padding-top="0in" fo:padding-bottom="0in" fo:border="0.5pt solid #000000"/>
    </style:style>
    <style:style style:name="Table15.A6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3" style:family="table-cell">
      <style:table-cell-properties fo:padding-left="0.0785in" fo:padding-right="0.075in" fo:padding-top="0in" fo:padding-bottom="0in" fo:border="0.5pt solid #000000"/>
    </style:style>
    <style:style style:name="Table15.A6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4" style:family="table-cell">
      <style:table-cell-properties fo:padding-left="0.0785in" fo:padding-right="0.075in" fo:padding-top="0in" fo:padding-bottom="0in" fo:border="0.5pt solid #000000"/>
    </style:style>
    <style:style style:name="Table15.A6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5" style:family="table-cell">
      <style:table-cell-properties fo:padding-left="0.0785in" fo:padding-right="0.075in" fo:padding-top="0in" fo:padding-bottom="0in" fo:border="0.5pt solid #000000"/>
    </style:style>
    <style:style style:name="Table15.A6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6" style:family="table-cell">
      <style:table-cell-properties fo:padding-left="0.0785in" fo:padding-right="0.075in" fo:padding-top="0in" fo:padding-bottom="0in" fo:border="0.5pt solid #000000"/>
    </style:style>
    <style:style style:name="Table15.A6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7" style:family="table-cell">
      <style:table-cell-properties fo:padding-left="0.0785in" fo:padding-right="0.075in" fo:padding-top="0in" fo:padding-bottom="0in" fo:border="0.5pt solid #000000"/>
    </style:style>
    <style:style style:name="Table15.A6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8" style:family="table-cell">
      <style:table-cell-properties fo:padding-left="0.0785in" fo:padding-right="0.075in" fo:padding-top="0in" fo:padding-bottom="0in" fo:border="0.5pt solid #000000"/>
    </style:style>
    <style:style style:name="Table15.A6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6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69" style:family="table-cell">
      <style:table-cell-properties fo:padding-left="0.0785in" fo:padding-right="0.075in" fo:padding-top="0in" fo:padding-bottom="0in" fo:border="0.5pt solid #000000"/>
    </style:style>
    <style:style style:name="Table15.A7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0" style:family="table-cell">
      <style:table-cell-properties fo:padding-left="0.0785in" fo:padding-right="0.075in" fo:padding-top="0in" fo:padding-bottom="0in" fo:border="0.5pt solid #000000"/>
    </style:style>
    <style:style style:name="Table15.A7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1" style:family="table-cell">
      <style:table-cell-properties fo:padding-left="0.0785in" fo:padding-right="0.075in" fo:padding-top="0in" fo:padding-bottom="0in" fo:border="0.5pt solid #000000"/>
    </style:style>
    <style:style style:name="Table15.A7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2" style:family="table-cell">
      <style:table-cell-properties fo:padding-left="0.0785in" fo:padding-right="0.075in" fo:padding-top="0in" fo:padding-bottom="0in" fo:border="0.5pt solid #000000"/>
    </style:style>
    <style:style style:name="Table15.A7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3" style:family="table-cell">
      <style:table-cell-properties fo:padding-left="0.0785in" fo:padding-right="0.075in" fo:padding-top="0in" fo:padding-bottom="0in" fo:border="0.5pt solid #000000"/>
    </style:style>
    <style:style style:name="Table15.A7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4" style:family="table-cell">
      <style:table-cell-properties fo:padding-left="0.0785in" fo:padding-right="0.075in" fo:padding-top="0in" fo:padding-bottom="0in" fo:border="0.5pt solid #000000"/>
    </style:style>
    <style:style style:name="Table15.A7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5" style:family="table-cell">
      <style:table-cell-properties fo:padding-left="0.0785in" fo:padding-right="0.075in" fo:padding-top="0in" fo:padding-bottom="0in" fo:border="0.5pt solid #000000"/>
    </style:style>
    <style:style style:name="Table15.A7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6" style:family="table-cell">
      <style:table-cell-properties fo:padding-left="0.0785in" fo:padding-right="0.075in" fo:padding-top="0in" fo:padding-bottom="0in" fo:border="0.5pt solid #000000"/>
    </style:style>
    <style:style style:name="Table15.A7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7" style:family="table-cell">
      <style:table-cell-properties fo:padding-left="0.0785in" fo:padding-right="0.075in" fo:padding-top="0in" fo:padding-bottom="0in" fo:border="0.5pt solid #000000"/>
    </style:style>
    <style:style style:name="Table15.A7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8" style:family="table-cell">
      <style:table-cell-properties fo:padding-left="0.0785in" fo:padding-right="0.075in" fo:padding-top="0in" fo:padding-bottom="0in" fo:border="0.5pt solid #000000"/>
    </style:style>
    <style:style style:name="Table15.A7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7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79" style:family="table-cell">
      <style:table-cell-properties fo:padding-left="0.0785in" fo:padding-right="0.075in" fo:padding-top="0in" fo:padding-bottom="0in" fo:border="0.5pt solid #000000"/>
    </style:style>
    <style:style style:name="Table15.A8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0" style:family="table-cell">
      <style:table-cell-properties fo:padding-left="0.0785in" fo:padding-right="0.075in" fo:padding-top="0in" fo:padding-bottom="0in" fo:border="0.5pt solid #000000"/>
    </style:style>
    <style:style style:name="Table15.A8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1" style:family="table-cell">
      <style:table-cell-properties fo:padding-left="0.0785in" fo:padding-right="0.075in" fo:padding-top="0in" fo:padding-bottom="0in" fo:border="0.5pt solid #000000"/>
    </style:style>
    <style:style style:name="Table15.A8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2" style:family="table-cell">
      <style:table-cell-properties fo:padding-left="0.0785in" fo:padding-right="0.075in" fo:padding-top="0in" fo:padding-bottom="0in" fo:border="0.5pt solid #000000"/>
    </style:style>
    <style:style style:name="Table15.A8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3" style:family="table-cell">
      <style:table-cell-properties fo:padding-left="0.0785in" fo:padding-right="0.075in" fo:padding-top="0in" fo:padding-bottom="0in" fo:border="0.5pt solid #000000"/>
    </style:style>
    <style:style style:name="Table15.A8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4" style:family="table-cell">
      <style:table-cell-properties fo:padding-left="0.0785in" fo:padding-right="0.075in" fo:padding-top="0in" fo:padding-bottom="0in" fo:border="0.5pt solid #000000"/>
    </style:style>
    <style:style style:name="Table15.A8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5" style:family="table-cell">
      <style:table-cell-properties fo:padding-left="0.0785in" fo:padding-right="0.075in" fo:padding-top="0in" fo:padding-bottom="0in" fo:border="0.5pt solid #000000"/>
    </style:style>
    <style:style style:name="Table15.A8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6" style:family="table-cell">
      <style:table-cell-properties fo:padding-left="0.0785in" fo:padding-right="0.075in" fo:padding-top="0in" fo:padding-bottom="0in" fo:border="0.5pt solid #000000"/>
    </style:style>
    <style:style style:name="Table15.A8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7" style:family="table-cell">
      <style:table-cell-properties fo:padding-left="0.0785in" fo:padding-right="0.075in" fo:padding-top="0in" fo:padding-bottom="0in" fo:border="0.5pt solid #000000"/>
    </style:style>
    <style:style style:name="Table15.A8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8" style:family="table-cell">
      <style:table-cell-properties fo:padding-left="0.0785in" fo:padding-right="0.075in" fo:padding-top="0in" fo:padding-bottom="0in" fo:border="0.5pt solid #000000"/>
    </style:style>
    <style:style style:name="Table15.A8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8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89" style:family="table-cell">
      <style:table-cell-properties fo:padding-left="0.0785in" fo:padding-right="0.075in" fo:padding-top="0in" fo:padding-bottom="0in" fo:border="0.5pt solid #000000"/>
    </style:style>
    <style:style style:name="Table15.A9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0" style:family="table-cell">
      <style:table-cell-properties fo:padding-left="0.0785in" fo:padding-right="0.075in" fo:padding-top="0in" fo:padding-bottom="0in" fo:border="0.5pt solid #000000"/>
    </style:style>
    <style:style style:name="Table15.A9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1" style:family="table-cell">
      <style:table-cell-properties fo:padding-left="0.0785in" fo:padding-right="0.075in" fo:padding-top="0in" fo:padding-bottom="0in" fo:border="0.5pt solid #000000"/>
    </style:style>
    <style:style style:name="Table15.A9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2" style:family="table-cell">
      <style:table-cell-properties fo:padding-left="0.0785in" fo:padding-right="0.075in" fo:padding-top="0in" fo:padding-bottom="0in" fo:border="0.5pt solid #000000"/>
    </style:style>
    <style:style style:name="Table15.A9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3" style:family="table-cell">
      <style:table-cell-properties fo:padding-left="0.0785in" fo:padding-right="0.075in" fo:padding-top="0in" fo:padding-bottom="0in" fo:border="0.5pt solid #000000"/>
    </style:style>
    <style:style style:name="Table15.A9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4" style:family="table-cell">
      <style:table-cell-properties fo:padding-left="0.0785in" fo:padding-right="0.075in" fo:padding-top="0in" fo:padding-bottom="0in" fo:border="0.5pt solid #000000"/>
    </style:style>
    <style:style style:name="Table15.A9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5" style:family="table-cell">
      <style:table-cell-properties fo:padding-left="0.0785in" fo:padding-right="0.075in" fo:padding-top="0in" fo:padding-bottom="0in" fo:border="0.5pt solid #000000"/>
    </style:style>
    <style:style style:name="Table15.A9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6" style:family="table-cell">
      <style:table-cell-properties fo:padding-left="0.0785in" fo:padding-right="0.075in" fo:padding-top="0in" fo:padding-bottom="0in" fo:border="0.5pt solid #000000"/>
    </style:style>
    <style:style style:name="Table15.A9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7" style:family="table-cell">
      <style:table-cell-properties fo:padding-left="0.0785in" fo:padding-right="0.075in" fo:padding-top="0in" fo:padding-bottom="0in" fo:border="0.5pt solid #000000"/>
    </style:style>
    <style:style style:name="Table15.A9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8" style:family="table-cell">
      <style:table-cell-properties fo:padding-left="0.0785in" fo:padding-right="0.075in" fo:padding-top="0in" fo:padding-bottom="0in" fo:border="0.5pt solid #000000"/>
    </style:style>
    <style:style style:name="Table15.A9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9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99" style:family="table-cell">
      <style:table-cell-properties fo:padding-left="0.0785in" fo:padding-right="0.075in" fo:padding-top="0in" fo:padding-bottom="0in" fo:border="0.5pt solid #000000"/>
    </style:style>
    <style:style style:name="Table15.A10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0" style:family="table-cell">
      <style:table-cell-properties fo:padding-left="0.0785in" fo:padding-right="0.075in" fo:padding-top="0in" fo:padding-bottom="0in" fo:border="0.5pt solid #000000"/>
    </style:style>
    <style:style style:name="Table15.A10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1" style:family="table-cell">
      <style:table-cell-properties fo:padding-left="0.0785in" fo:padding-right="0.075in" fo:padding-top="0in" fo:padding-bottom="0in" fo:border="0.5pt solid #000000"/>
    </style:style>
    <style:style style:name="Table15.A10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2" style:family="table-cell">
      <style:table-cell-properties fo:padding-left="0.0785in" fo:padding-right="0.075in" fo:padding-top="0in" fo:padding-bottom="0in" fo:border="0.5pt solid #000000"/>
    </style:style>
    <style:style style:name="Table15.A10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3" style:family="table-cell">
      <style:table-cell-properties fo:padding-left="0.0785in" fo:padding-right="0.075in" fo:padding-top="0in" fo:padding-bottom="0in" fo:border="0.5pt solid #000000"/>
    </style:style>
    <style:style style:name="Table15.A10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4" style:family="table-cell">
      <style:table-cell-properties fo:padding-left="0.0785in" fo:padding-right="0.075in" fo:padding-top="0in" fo:padding-bottom="0in" fo:border="0.5pt solid #000000"/>
    </style:style>
    <style:style style:name="Table15.A10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5" style:family="table-cell">
      <style:table-cell-properties fo:padding-left="0.0785in" fo:padding-right="0.075in" fo:padding-top="0in" fo:padding-bottom="0in" fo:border="0.5pt solid #000000"/>
    </style:style>
    <style:style style:name="Table15.A10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6" style:family="table-cell">
      <style:table-cell-properties fo:padding-left="0.0785in" fo:padding-right="0.075in" fo:padding-top="0in" fo:padding-bottom="0in" fo:border="0.5pt solid #000000"/>
    </style:style>
    <style:style style:name="Table15.A10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7" style:family="table-cell">
      <style:table-cell-properties fo:padding-left="0.0785in" fo:padding-right="0.075in" fo:padding-top="0in" fo:padding-bottom="0in" fo:border="0.5pt solid #000000"/>
    </style:style>
    <style:style style:name="Table15.A10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8" style:family="table-cell">
      <style:table-cell-properties fo:padding-left="0.0785in" fo:padding-right="0.075in" fo:padding-top="0in" fo:padding-bottom="0in" fo:border="0.5pt solid #000000"/>
    </style:style>
    <style:style style:name="Table15.A10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0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09" style:family="table-cell">
      <style:table-cell-properties fo:padding-left="0.0785in" fo:padding-right="0.075in" fo:padding-top="0in" fo:padding-bottom="0in" fo:border="0.5pt solid #000000"/>
    </style:style>
    <style:style style:name="Table15.A1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0" style:family="table-cell">
      <style:table-cell-properties fo:padding-left="0.0785in" fo:padding-right="0.075in" fo:padding-top="0in" fo:padding-bottom="0in" fo:border="0.5pt solid #000000"/>
    </style:style>
    <style:style style:name="Table15.A1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1" style:family="table-cell">
      <style:table-cell-properties fo:padding-left="0.0785in" fo:padding-right="0.075in" fo:padding-top="0in" fo:padding-bottom="0in" fo:border="0.5pt solid #000000"/>
    </style:style>
    <style:style style:name="Table15.A1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2" style:family="table-cell">
      <style:table-cell-properties fo:padding-left="0.0785in" fo:padding-right="0.075in" fo:padding-top="0in" fo:padding-bottom="0in" fo:border="0.5pt solid #000000"/>
    </style:style>
    <style:style style:name="Table15.A1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3" style:family="table-cell">
      <style:table-cell-properties fo:padding-left="0.0785in" fo:padding-right="0.075in" fo:padding-top="0in" fo:padding-bottom="0in" fo:border="0.5pt solid #000000"/>
    </style:style>
    <style:style style:name="Table15.A1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4" style:family="table-cell">
      <style:table-cell-properties fo:padding-left="0.0785in" fo:padding-right="0.075in" fo:padding-top="0in" fo:padding-bottom="0in" fo:border="0.5pt solid #000000"/>
    </style:style>
    <style:style style:name="Table15.A1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5" style:family="table-cell">
      <style:table-cell-properties fo:padding-left="0.0785in" fo:padding-right="0.075in" fo:padding-top="0in" fo:padding-bottom="0in" fo:border="0.5pt solid #000000"/>
    </style:style>
    <style:style style:name="Table15.A1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6" style:family="table-cell">
      <style:table-cell-properties fo:padding-left="0.0785in" fo:padding-right="0.075in" fo:padding-top="0in" fo:padding-bottom="0in" fo:border="0.5pt solid #000000"/>
    </style:style>
    <style:style style:name="Table15.A1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7" style:family="table-cell">
      <style:table-cell-properties fo:padding-left="0.0785in" fo:padding-right="0.075in" fo:padding-top="0in" fo:padding-bottom="0in" fo:border="0.5pt solid #000000"/>
    </style:style>
    <style:style style:name="Table15.A1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8" style:family="table-cell">
      <style:table-cell-properties fo:padding-left="0.0785in" fo:padding-right="0.075in" fo:padding-top="0in" fo:padding-bottom="0in" fo:border="0.5pt solid #000000"/>
    </style:style>
    <style:style style:name="Table15.A1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1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19" style:family="table-cell">
      <style:table-cell-properties fo:padding-left="0.0785in" fo:padding-right="0.075in" fo:padding-top="0in" fo:padding-bottom="0in" fo:border="0.5pt solid #000000"/>
    </style:style>
    <style:style style:name="Table15.A1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0" style:family="table-cell">
      <style:table-cell-properties fo:padding-left="0.0785in" fo:padding-right="0.075in" fo:padding-top="0in" fo:padding-bottom="0in" fo:border="0.5pt solid #000000"/>
    </style:style>
    <style:style style:name="Table15.A12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1" style:family="table-cell">
      <style:table-cell-properties fo:padding-left="0.0785in" fo:padding-right="0.075in" fo:padding-top="0in" fo:padding-bottom="0in" fo:border="0.5pt solid #000000"/>
    </style:style>
    <style:style style:name="Table15.A12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2" style:family="table-cell">
      <style:table-cell-properties fo:padding-left="0.0785in" fo:padding-right="0.075in" fo:padding-top="0in" fo:padding-bottom="0in" fo:border="0.5pt solid #000000"/>
    </style:style>
    <style:style style:name="Table15.A12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3" style:family="table-cell">
      <style:table-cell-properties fo:padding-left="0.0785in" fo:padding-right="0.075in" fo:padding-top="0in" fo:padding-bottom="0in" fo:border="0.5pt solid #000000"/>
    </style:style>
    <style:style style:name="Table15.A12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4" style:family="table-cell">
      <style:table-cell-properties fo:padding-left="0.0785in" fo:padding-right="0.075in" fo:padding-top="0in" fo:padding-bottom="0in" fo:border="0.5pt solid #000000"/>
    </style:style>
    <style:style style:name="Table15.A12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5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5" style:family="table-cell">
      <style:table-cell-properties fo:padding-left="0.0785in" fo:padding-right="0.075in" fo:padding-top="0in" fo:padding-bottom="0in" fo:border="0.5pt solid #000000"/>
    </style:style>
    <style:style style:name="Table15.A12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6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6" style:family="table-cell">
      <style:table-cell-properties fo:padding-left="0.0785in" fo:padding-right="0.075in" fo:padding-top="0in" fo:padding-bottom="0in" fo:border="0.5pt solid #000000"/>
    </style:style>
    <style:style style:name="Table15.A12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7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7" style:family="table-cell">
      <style:table-cell-properties fo:padding-left="0.0785in" fo:padding-right="0.075in" fo:padding-top="0in" fo:padding-bottom="0in" fo:border="0.5pt solid #000000"/>
    </style:style>
    <style:style style:name="Table15.A12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8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8" style:family="table-cell">
      <style:table-cell-properties fo:padding-left="0.0785in" fo:padding-right="0.075in" fo:padding-top="0in" fo:padding-bottom="0in" fo:border="0.5pt solid #000000"/>
    </style:style>
    <style:style style:name="Table15.A12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29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29" style:family="table-cell">
      <style:table-cell-properties fo:padding-left="0.0785in" fo:padding-right="0.075in" fo:padding-top="0in" fo:padding-bottom="0in" fo:border="0.5pt solid #000000"/>
    </style:style>
    <style:style style:name="Table15.A13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0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0" style:family="table-cell">
      <style:table-cell-properties fo:padding-left="0.0785in" fo:padding-right="0.075in" fo:padding-top="0in" fo:padding-bottom="0in" fo:border="0.5pt solid #000000"/>
    </style:style>
    <style:style style:name="Table15.A13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1" style:family="table-cell">
      <style:table-cell-properties fo:padding-left="0.0785in" fo:padding-right="0.075in" fo:padding-top="0in" fo:padding-bottom="0in" fo:border="0.5pt solid #000000"/>
    </style:style>
    <style:style style:name="Table15.A13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2" style:family="table-cell">
      <style:table-cell-properties fo:padding-left="0.0785in" fo:padding-right="0.075in" fo:padding-top="0in" fo:padding-bottom="0in" fo:border="0.5pt solid #000000"/>
    </style:style>
    <style:style style:name="Table15.A13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3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3" style:family="table-cell">
      <style:table-cell-properties fo:padding-left="0.0785in" fo:padding-right="0.075in" fo:padding-top="0in" fo:padding-bottom="0in" fo:border="0.5pt solid #000000"/>
    </style:style>
    <style:style style:name="Table15.A13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B134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5.C13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text-align="center" style:justify-single-word="false" fo:break-before="auto" fo:break-after="auto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 fo:break-before="auto" fo:break-after="auto"/>
    </style:style>
    <style:style style:name="P6" style:family="paragraph" style:parent-style-name="Standard">
      <style:paragraph-properties fo:text-align="start" style:justify-single-word="false" fo:break-before="auto" fo:break-after="auto"/>
      <style:text-properties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 style:list-style-name="WWNum1">
      <style:paragraph-properties fo:margin-left="0.1575in" fo:margin-right="0in" fo:text-align="start" style:justify-single-word="false" fo:text-indent="-0.1575in" style:auto-text-indent="false" fo:break-before="auto" fo:break-after="auto"/>
    </style:style>
    <style:style style:name="P12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eeMono" fo:font-size="12pt" fo:font-style="normal" style:text-underline-style="none" fo:font-weight="normal" style:font-name-asian="FreeMono1" style:font-size-asian="12pt" style:font-style-asian="normal" style:font-weight-asian="normal" style:font-name-complex="FreeMono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8" style:family="text">
      <style:text-properties style:font-name="FreeMono" fo:font-size="12pt" fo:font-weight="normal" style:font-name-asian="FreeMono1" style:font-size-asian="12pt" style:font-weight-asian="normal" style:font-name-complex="FreeMono1" style:font-size-complex="12pt"/>
    </style:style>
    <style:style style:name="T9" style:family="text">
      <style:text-properties style:font-name="FreeMono" fo:font-size="12pt" fo:font-style="italic" fo:font-weight="normal" style:font-name-asian="FreeMono1" style:font-size-asian="12pt" style:font-style-asian="italic" style:font-weight-asian="normal" style:font-name-complex="FreeMono1" style:font-size-complex="12pt"/>
    </style:style>
    <style:style style:name="T10" style:family="text">
      <style:text-properties fo:color="#000000" style:text-line-through-style="none" style:text-line-through-type="none" style:font-name="FreeMono" fo:font-size="12pt" fo:font-style="normal" style:text-underline-style="none" fo:font-weight="normal" style:font-name-asian="FreeMono1" style:font-size-asian="12pt" style:font-style-asian="normal" style:font-weight-asian="normal" style:font-name-complex="FreeMono1" style:font-size-complex="12pt"/>
    </style:style>
    <style:style style:name="T11" style:family="text">
      <style:text-properties fo:color="#000000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color="#ffffff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color="#ffffff" style:text-line-through-style="none" style:text-line-through-type="none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Справка по пакету JustGames</text:span></text:p>
      <text:p text:style-name="P4"/>
      <text:p text:style-name="P5"><text:span text:style-name="T1">Пакет <text:s text:c="6"/>JustGames</text:span></text:p>
      <text:p text:style-name="P5"><text:span text:style-name="T2">Пакет представляет собой форк пакета LiveWires, но при этом кодовая база написана с нуля и отличается от кодовой базы LiveWires. За основу взяты только основные </text:span>принципы<text:span text:style-name="T2"> построения объектной модели пакета LiveWires.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Модуль</text:span></text:p>
          </table:table-cell>
          <table:table-cell table:style-name="Table1.B1" office:value-type="string">
            <text:p text:style-name="P8"><text:span text:style-name="T4">Описание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5">games</text:span></text:p>
          </table:table-cell>
          <table:table-cell table:style-name="Table1.B2" office:value-type="string">
            <text:p text:style-name="P9"><text:span text:style-name="T6">Объединяет функции и все классы пакета JustGames</text:span></text:p>
          </table:table-cell>
        </table:table-row>
        <table:table-row table:style-name="Table1.1">
          <table:table-cell table:style-name="Table1.A3" office:value-type="string">
            <text:p text:style-name="P9"><text:span text:style-name="T5">const</text:span></text:p>
          </table:table-cell>
          <table:table-cell table:style-name="Table1.B3" office:value-type="string">
            <text:p text:style-name="P9"><text:span text:style-name="T6">Содержит все константы пакета JustGames</text:span></text:p>
          </table:table-cell>
        </table:table-row>
      </table:table>
      <text:p text:style-name="P3"><text:span text:style-name="T2">Таблица B.1</text:span></text:p>
      <text:p text:style-name="P7"/>
      <text:p text:style-name="P5"><text:span text:style-name="T1">Классы модуля games</text:span></text:p>
      <text:p text:style-name="P5"><text:span text:style-name="T2">В games содержится несколько классов и функций, предназначенных для программирования игр. Классы перечислены в табл. В.2.</text:span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4">Класс</text:span></text:p>
          </table:table-cell>
          <table:table-cell table:style-name="Table2.B1" office:value-type="string">
            <text:p text:style-name="P8"><text:span text:style-name="T4">Описание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5">Screen</text:span></text:p>
          </table:table-cell>
          <table:table-cell table:style-name="Table2.B2" office:value-type="string">
            <text:p text:style-name="P9"><text:span text:style-name="T6">Класс описывающий графический экран</text:span></text:p>
          </table:table-cell>
        </table:table-row>
        <table:table-row table:style-name="Table2.1">
          <table:table-cell table:style-name="Table2.A3" office:value-type="string">
            <text:p text:style-name="P9"><text:span text:style-name="T5">Sprite</text:span></text:p>
          </table:table-cell>
          <table:table-cell table:style-name="Table2.B3" office:value-type="string">
            <text:p text:style-name="P9"><text:span text:style-name="T6">Базовый класс для всех отображаемых на экране игровых объектов</text:span></text:p>
          </table:table-cell>
        </table:table-row>
        <table:table-row table:style-name="Table2.1">
          <table:table-cell table:style-name="Table2.A4" office:value-type="string">
            <text:p text:style-name="P9"><text:span text:style-name="T5">Text</text:span></text:p>
          </table:table-cell>
          <table:table-cell table:style-name="Table2.B4" office:value-type="string">
            <text:p text:style-name="P9"><text:span text:style-name="T6">Представляет выводимый на экран текст. </text:span><text:span text:style-name="T5">Text</text:span><text:span text:style-name="T6"> - подкласс </text:span><text:span text:style-name="T5">Sprite</text:span></text:p>
          </table:table-cell>
        </table:table-row>
        <table:table-row table:style-name="Table2.1">
          <table:table-cell table:style-name="Table2.A5" office:value-type="string">
            <text:p text:style-name="P9"><text:span text:style-name="T5">Message</text:span></text:p>
          </table:table-cell>
          <table:table-cell table:style-name="Table2.B5" office:value-type="string">
            <text:p text:style-name="P9"><text:span text:style-name="T6">Объект этого класса представляет собой сообщение, которое появляется на экране и через определенное время исчезает. </text:span><text:span text:style-name="T5">Message</text:span><text:span text:style-name="T6"> — подкласс </text:span><text:span text:style-name="T5">Text</text:span></text:p>
          </table:table-cell>
        </table:table-row>
        <table:table-row table:style-name="Table2.1">
          <table:table-cell table:style-name="Table2.A6" office:value-type="string">
            <text:p text:style-name="P9"><text:span text:style-name="T5">Animation</text:span></text:p>
          </table:table-cell>
          <table:table-cell table:style-name="Table2.B6" office:value-type="string">
            <text:p text:style-name="P9"><text:span text:style-name="T6">Объект этого класса представляет собой несколько картинок, последовательно выводимых на графический экран. </text:span></text:p>
            <text:p text:style-name="P9"><text:span text:style-name="T5">Animation</text:span><text:span text:style-name="T6"> — подкласс </text:span><text:span text:style-name="T5">Sprite</text:span></text:p>
          </table:table-cell>
        </table:table-row>
        <table:table-row table:style-name="Table2.1">
          <table:table-cell table:style-name="Table2.A7" office:value-type="string">
            <text:p text:style-name="P9"><text:span text:style-name="T5">Mouse</text:span></text:p>
          </table:table-cell>
          <table:table-cell table:style-name="Table2.B7" office:value-type="string">
            <text:p text:style-name="P9"><text:span text:style-name="T6">Объект этого класса обеспечивает доступ к мыши</text:span></text:p>
          </table:table-cell>
        </table:table-row>
        <table:table-row table:style-name="Table2.1">
          <table:table-cell table:style-name="Table2.A8" office:value-type="string">
            <text:p text:style-name="P9"><text:span text:style-name="T5">Keyboard</text:span></text:p>
          </table:table-cell>
          <table:table-cell table:style-name="Table2.B8" office:value-type="string">
            <text:p text:style-name="P9"><text:span text:style-name="T6">Объект этого класса обеспечивает доступ к клавиатуре</text:span></text:p>
          </table:table-cell>
        </table:table-row>
        <table:table-row table:style-name="Table2.1">
          <table:table-cell table:style-name="Table2.A9" office:value-type="string">
            <text:p text:style-name="P9"><text:span text:style-name="T5">Music</text:span></text:p>
          </table:table-cell>
          <table:table-cell table:style-name="Table2.B9" office:value-type="string">
            <text:p text:style-name="P9"><text:span text:style-name="T6">Объект этого класса обеспечивает доступ к музыкальному каналу</text:span></text:p>
          </table:table-cell>
        </table:table-row>
      </table:table>
      <text:p text:style-name="P3"><text:span text:style-name="T2">Таблица B.2</text:span></text:p>
      <text:p text:style-name="P7"><text:soft-page-break/></text:p>
      <text:p text:style-name="P5"><text:span text:style-name="T1">Класс Screen</text:span></text:p>
      <text:p text:style-name="P5"><text:span text:style-name="T2">Объект </text:span><text:span text:style-name="T8">Screen</text:span><text:span text:style-name="T2"> представляет собой графический экран. Функция </text:span><text:span text:style-name="T8">games.init()</text:span><text:span text:style-name="T2"> создаёт объект screen класса </text:span><text:span text:style-name="T8">Screen</text:span><text:span text:style-name="T2">; принято пользоваться этим объектом вместо того, чтобы создавать свой собственный экземпляр класса. В табл. В.3 описываются свойства объектов </text:span><text:span text:style-name="T8">Screen</text:span><text:span text:style-name="T2">, а в табл. В.4 — методы</text:span></text:p>
      <text:p text:style-name="P6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4">Свойство</text:span></text:p>
          </table:table-cell>
          <table:table-cell table:style-name="Table3.B1" office:value-type="string">
            <text:p text:style-name="P8"><text:span text:style-name="T4">Описание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5">width</text:span></text:p>
          </table:table-cell>
          <table:table-cell table:style-name="Table3.B2" office:value-type="string">
            <text:p text:style-name="P9"><text:span text:style-name="T6">Ширина экрана</text:span></text:p>
          </table:table-cell>
        </table:table-row>
        <table:table-row table:style-name="Table3.1">
          <table:table-cell table:style-name="Table3.A3" office:value-type="string">
            <text:p text:style-name="P9"><text:span text:style-name="T5">height</text:span></text:p>
          </table:table-cell>
          <table:table-cell table:style-name="Table3.B3" office:value-type="string">
            <text:p text:style-name="P9"><text:span text:style-name="T6">Высота экрана</text:span></text:p>
          </table:table-cell>
        </table:table-row>
        <table:table-row table:style-name="Table3.1">
          <table:table-cell table:style-name="Table3.A4" office:value-type="string">
            <text:p text:style-name="P9"><text:span text:style-name="T5">fps</text:span></text:p>
          </table:table-cell>
          <table:table-cell table:style-name="Table3.B4" office:value-type="string">
            <text:p text:style-name="P9"><text:span text:style-name="T6">Количество обновлений экрана в секунду</text:span></text:p>
          </table:table-cell>
        </table:table-row>
        <table:table-row table:style-name="Table3.1">
          <table:table-cell table:style-name="Table3.A5" office:value-type="string">
            <text:p text:style-name="P9"><text:span text:style-name="T5">background</text:span></text:p>
          </table:table-cell>
          <table:table-cell table:style-name="Table3.B5" office:value-type="string">
            <text:p text:style-name="P9"><text:span text:style-name="T6">Фоновая картинка экрана</text:span></text:p>
          </table:table-cell>
        </table:table-row>
        <table:table-row table:style-name="Table3.1">
          <table:table-cell table:style-name="Table3.A6" office:value-type="string">
            <text:p text:style-name="P9"><text:span text:style-name="T5">all_objects</text:span></text:p>
          </table:table-cell>
          <table:table-cell table:style-name="Table3.B6" office:value-type="string">
            <text:p text:style-name="P9"><text:span text:style-name="T6">Список всех спрайтов, которые есть на экране</text:span></text:p>
          </table:table-cell>
        </table:table-row>
        <table:table-row table:style-name="Table3.1">
          <table:table-cell table:style-name="Table3.A7" office:value-type="string">
            <text:p text:style-name="P9"><text:span text:style-name="T5">event_grab</text:span></text:p>
          </table:table-cell>
          <table:table-cell table:style-name="Table3.B7" office:value-type="string">
            <text:p text:style-name="P9"><text:span text:style-name="T6">Булево свойство, определяющее, перенаправлен ли ввод в графическое окно. Если да, то принимает </text:span><text:span text:style-name="T5">True</text:span><text:span text:style-name="T6">, если нет - </text:span><text:span text:style-name="T5">False</text:span></text:p>
          </table:table-cell>
        </table:table-row>
      </table:table>
      <text:p text:style-name="P3"><text:span text:style-name="T2">Таблица В.3</text:span></text:p>
      <text:p text:style-name="P7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8"><text:span text:style-name="T4">Метод</text:span></text:p>
          </table:table-cell>
          <table:table-cell table:style-name="Table4.B1" office:value-type="string">
            <text:p text:style-name="P8"><text:span text:style-name="T4">Описание</text:span></text:p>
          </table:table-cell>
        </table:table-row>
        <table:table-row table:style-name="Table4.1">
          <table:table-cell table:style-name="Table4.A2" office:value-type="string">
            <text:p text:style-name="P9"><text:span text:style-name="T5">get_width()</text:span></text:p>
          </table:table-cell>
          <table:table-cell table:style-name="Table4.B2" office:value-type="string">
            <text:p text:style-name="P9"><text:span text:style-name="T6">Возвращает ширину экрана</text:span></text:p>
          </table:table-cell>
        </table:table-row>
        <table:table-row table:style-name="Table4.1">
          <table:table-cell table:style-name="Table4.A3" office:value-type="string">
            <text:p text:style-name="P9"><text:span text:style-name="T5">get_height()</text:span></text:p>
          </table:table-cell>
          <table:table-cell table:style-name="Table4.B3" office:value-type="string">
            <text:p text:style-name="P9"><text:span text:style-name="T6">Возвращает высоту экрана</text:span></text:p>
          </table:table-cell>
        </table:table-row>
        <table:table-row table:style-name="Table4.1">
          <table:table-cell table:style-name="Table4.A4" office:value-type="string">
            <text:p text:style-name="P9"><text:span text:style-name="T5">get_fps()</text:span></text:p>
          </table:table-cell>
          <table:table-cell table:style-name="Table4.B4" office:value-type="string">
            <text:p text:style-name="P9"><text:span text:style-name="T6">Возвращает количество обновлений экрана в секунду</text:span></text:p>
          </table:table-cell>
        </table:table-row>
        <table:table-row table:style-name="Table4.1">
          <table:table-cell table:style-name="Table4.A5" office:value-type="string">
            <text:p text:style-name="P9"><text:span text:style-name="T5">get_background()</text:span></text:p>
          </table:table-cell>
          <table:table-cell table:style-name="Table4.B5" office:value-type="string">
            <text:p text:style-name="P9"><text:span text:style-name="T6">Возвращает фоновую картинку экрана</text:span></text:p>
          </table:table-cell>
        </table:table-row>
        <table:table-row table:style-name="Table4.1">
          <table:table-cell table:style-name="Table4.A6" office:value-type="string">
            <text:p text:style-name="P9"><text:span text:style-name="T5">set_background(new_background)</text:span></text:p>
          </table:table-cell>
          <table:table-cell table:style-name="Table4.B6" office:value-type="string">
            <text:p text:style-name="P9"><text:span text:style-name="T6">Назначает </text:span><text:span text:style-name="T5">new_background </text:span><text:span text:style-name="T6">в качестве фоновой картинки экрана</text:span></text:p>
          </table:table-cell>
        </table:table-row>
        <table:table-row table:style-name="Table4.1">
          <table:table-cell table:style-name="Table4.A7" office:value-type="string">
            <text:p text:style-name="P9"><text:span text:style-name="T5">get_all_objects()</text:span></text:p>
          </table:table-cell>
          <table:table-cell table:style-name="Table4.B7" office:value-type="string">
            <text:p text:style-name="P9"><text:span text:style-name="T6">Возвращает список всех спрайтов, которые есть на экране</text:span></text:p>
          </table:table-cell>
        </table:table-row>
        <table:table-row table:style-name="Table4.1">
          <table:table-cell table:style-name="Table4.A8" office:value-type="string">
            <text:p text:style-name="P9"><text:span text:style-name="T5">get_event_grab()</text:span></text:p>
          </table:table-cell>
          <table:table-cell table:style-name="Table4.B8" office:value-type="string">
            <text:p text:style-name="P9"><text:span text:style-name="T6">Сообщает, перенаправлен ли ввод в графическое окно. Если да, то принимает </text:span><text:span text:style-name="T5">True</text:span><text:span text:style-name="T6">, если нет - </text:span><text:span text:style-name="T5">False</text:span></text:p>
          </table:table-cell>
        </table:table-row>
        <table:table-row table:style-name="Table4.1">
          <table:table-cell table:style-name="Table4.A9" office:value-type="string">
            <text:p text:style-name="P9"><text:span text:style-name="T5">set_event_grab(new_status)</text:span></text:p>
          </table:table-cell>
          <table:table-cell table:style-name="Table4.B9" office:value-type="string">
            <text:p text:style-name="P9"><text:span text:style-name="T6">Делает статус перенаправления ввода в графическое окно равным </text:span><text:span text:style-name="T5">new_status</text:span><text:span text:style-name="T6">. </text:span><text:span text:style-name="T5">Тrue</text:span><text:span text:style-name="T6"> -ввод будет перенаправлен, </text:span><text:span text:style-name="T5">False</text:span><text:span text:style-name="T6"> - нет</text:span></text:p>
          </table:table-cell>
        </table:table-row>
        <table:table-row table:style-name="Table4.1">
          <table:table-cell table:style-name="Table4.A10" office:value-type="string">
            <text:p text:style-name="P9"><text:span text:style-name="T5">add(sprite)</text:span></text:p>
          </table:table-cell>
          <table:table-cell table:style-name="Table4.B10" office:value-type="string">
            <text:p text:style-name="P9"><text:span text:style-name="T6">Добавляет на графический экран спрайт -объект </text:span><text:span text:style-name="T5">Sprite</text:span><text:span text:style-name="T6"> или одного из его подклассов</text:span></text:p>
          </table:table-cell>
        </table:table-row>
        <table:table-row table:style-name="Table4.1">
          <table:table-cell table:style-name="Table4.A11" office:value-type="string">
            <text:p text:style-name="P9"><text:span text:style-name="T5">remove(sprite)</text:span></text:p>
          </table:table-cell>
          <table:table-cell table:style-name="Table4.B11" office:value-type="string">
            <text:p text:style-name="P9"><text:span text:style-name="T6">Удаляет с графического экрана спрайт -объект </text:span><text:span text:style-name="T5">Sprite</text:span><text:span text:style-name="T6"> или одного из его подклассов</text:span></text:p>
          </table:table-cell>
        </table:table-row>
        <table:table-row table:style-name="Table4.1">
          <table:table-cell table:style-name="Table4.A12" office:value-type="string">
            <text:p text:style-name="P9"><text:span text:style-name="T5">clear()</text:span></text:p>
          </table:table-cell>
          <table:table-cell table:style-name="Table4.B12" office:value-type="string">
            <text:p text:style-name="P9"><text:span text:style-name="T6">Удаляет с графического экрана все спрайты</text:span></text:p>
          </table:table-cell>
        </table:table-row>
        <table:table-row table:style-name="Table4.1">
          <table:table-cell table:style-name="Table4.A13" office:value-type="string">
            <text:p text:style-name="P9"><text:span text:style-name="T5">mainloop()</text:span></text:p>
          </table:table-cell>
          <table:table-cell table:style-name="Table4.B13" office:value-type="string">
            <text:p text:style-name="P9"><text:span text:style-name="T6">Запускает основной цикл графического экрана</text:span></text:p>
          </table:table-cell>
        </table:table-row>
        <table:table-row table:style-name="Table4.1">
          <table:table-cell table:style-name="Table4.A14" office:value-type="string">
            <text:p text:style-name="P9"><text:span text:style-name="T5">quit()</text:span></text:p>
          </table:table-cell>
          <table:table-cell table:style-name="Table4.B14" office:value-type="string">
            <text:p text:style-name="P9"><text:span text:style-name="T6">Закрывает графическое окно</text:span></text:p>
          </table:table-cell>
        </table:table-row>
      </table:table>
      <text:p text:style-name="P3"><text:span text:style-name="T2">Таблица В.4</text:span></text:p>
      <text:p text:style-name="P7"/>
      <text:p text:style-name="P5"><text:span text:style-name="T1">Класс Sprite</text:span></text:p>
      <text:p text:style-name="P5"><text:span text:style-name="T2">Объекты </text:span><text:span text:style-name="T8">Sprite</text:span><text:span text:style-name="T2"> оснащены картинками и могут отображаться на графическом экране. В табл. В.5 описываются свойства объектов </text:span><text:span text:style-name="T8">Sprite</text:span><text:span text:style-name="T2">, а в табл. В.6 - их методы.</text:span>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4">Свойство</text:span></text:p>
          </table:table-cell>
          <table:table-cell table:style-name="Table5.B1" office:value-type="string">
            <text:p text:style-name="P8"><text:span text:style-name="T4">Описание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6">image</text:span></text:p>
          </table:table-cell>
          <table:table-cell table:style-name="Table5.B2" office:value-type="string">
            <text:p text:style-name="P9"><text:span text:style-name="T6">Картинка спрайта объект- изображение</text:span></text:p>
          </table:table-cell>
        </table:table-row>
        <table:table-row table:style-name="Table5.1">
          <table:table-cell table:style-name="Table5.A3" office:value-type="string">
            <text:p text:style-name="P9"><text:span text:style-name="T6">width</text:span></text:p>
          </table:table-cell>
          <table:table-cell table:style-name="Table5.B3" office:value-type="string">
            <text:p text:style-name="P9"><text:span text:style-name="T6">Ширина картинки</text:span></text:p>
          </table:table-cell>
        </table:table-row>
        <table:table-row table:style-name="Table5.1">
          <table:table-cell table:style-name="Table5.A4" office:value-type="string">
            <text:p text:style-name="P9"><text:span text:style-name="T6">height</text:span></text:p>
          </table:table-cell>
          <table:table-cell table:style-name="Table5.B4" office:value-type="string">
            <text:p text:style-name="P9"><text:span text:style-name="T6">Высота картинки</text:span></text:p>
          </table:table-cell>
        </table:table-row>
        <table:table-row table:style-name="Table5.1">
          <table:table-cell table:style-name="Table5.A5" office:value-type="string">
            <text:p text:style-name="P9"><text:span text:style-name="T6">angle</text:span></text:p>
          </table:table-cell>
          <table:table-cell table:style-name="Table5.B5" office:value-type="string">
            <text:p text:style-name="P9"><text:span text:style-name="T6">Угол наклона в градусах</text:span></text:p>
          </table:table-cell>
        </table:table-row>
        <table:table-row table:style-name="Table5.1">
          <table:table-cell table:style-name="Table5.A6" office:value-type="string">
            <text:p text:style-name="P9"><text:span text:style-name="T6">x</text:span></text:p>
          </table:table-cell>
          <table:table-cell table:style-name="Table5.B6" office:value-type="string">
            <text:p text:style-name="P9"><text:span text:style-name="T6">Абсцисса</text:span></text:p>
          </table:table-cell>
        </table:table-row>
        <table:table-row table:style-name="Table5.1">
          <table:table-cell table:style-name="Table5.A7" office:value-type="string">
            <text:p text:style-name="P9"><text:span text:style-name="T6">y</text:span></text:p>
          </table:table-cell>
          <table:table-cell table:style-name="Table5.B7" office:value-type="string">
            <text:p text:style-name="P9"><text:span text:style-name="T6">Ордината</text:span></text:p>
          </table:table-cell>
        </table:table-row>
        <table:table-row table:style-name="Table5.1">
          <table:table-cell table:style-name="Table5.A8" office:value-type="string">
            <text:p text:style-name="P9"><text:span text:style-name="T6">position</text:span></text:p>
          </table:table-cell>
          <table:table-cell table:style-name="Table5.B8" office:value-type="string">
            <text:p text:style-name="P9"><text:span text:style-name="T6">Положение спрайта на экране. Двухэлементный кортеж </text:span><text:span text:style-name="T5">(х, у)</text:span></text:p>
          </table:table-cell>
        </table:table-row>
        <table:table-row table:style-name="Table5.1">
          <table:table-cell table:style-name="Table5.A9" office:value-type="string">
            <text:p text:style-name="P9"><text:span text:style-name="T6">top</text:span></text:p>
          </table:table-cell>
          <table:table-cell table:style-name="Table5.B9" office:value-type="string">
            <text:p text:style-name="P9"><text:span text:style-name="T6">Ордината верхней границы спрайта</text:span></text:p>
          </table:table-cell>
        </table:table-row>
        <table:table-row table:style-name="Table5.1">
          <table:table-cell table:style-name="Table5.A10" office:value-type="string">
            <text:p text:style-name="P9"><text:span text:style-name="T6">bottom</text:span></text:p>
          </table:table-cell>
          <table:table-cell table:style-name="Table5.B10" office:value-type="string">
            <text:p text:style-name="P9"><text:span text:style-name="T6">Ордината нижней границы спрайта</text:span></text:p>
          </table:table-cell>
        </table:table-row>
        <table:table-row table:style-name="Table5.1">
          <table:table-cell table:style-name="Table5.A11" office:value-type="string">
            <text:p text:style-name="P9"><text:span text:style-name="T6">left</text:span></text:p>
          </table:table-cell>
          <table:table-cell table:style-name="Table5.B11" office:value-type="string">
            <text:p text:style-name="P9"><text:span text:style-name="T6">Абсцисса левой границы спрайта</text:span></text:p>
          </table:table-cell>
        </table:table-row>
        <table:table-row table:style-name="Table5.1">
          <table:table-cell table:style-name="Table5.A12" office:value-type="string">
            <text:p text:style-name="P9"><text:span text:style-name="T6">right</text:span></text:p>
          </table:table-cell>
          <table:table-cell table:style-name="Table5.B12" office:value-type="string">
            <text:p text:style-name="P9"><text:span text:style-name="T6">Абсцисса правой границы спрайта</text:span></text:p>
          </table:table-cell>
        </table:table-row>
        <table:table-row table:style-name="Table5.1">
          <table:table-cell table:style-name="Table5.A13" office:value-type="string">
            <text:p text:style-name="P9"><text:span text:style-name="T6">dx</text:span></text:p>
          </table:table-cell>
          <table:table-cell table:style-name="Table5.B13" office:value-type="string">
            <text:p text:style-name="P9"><text:span text:style-name="T6">Горизонтальная скорость</text:span></text:p>
          </table:table-cell>
        </table:table-row>
        <table:table-row table:style-name="Table5.1">
          <table:table-cell table:style-name="Table5.A14" office:value-type="string">
            <text:p text:style-name="P9"><text:span text:style-name="T6">dy</text:span></text:p>
          </table:table-cell>
          <table:table-cell table:style-name="Table5.B14" office:value-type="string">
            <text:p text:style-name="P9"><text:span text:style-name="T6">Вертикальная скорость</text:span></text:p>
          </table:table-cell>
        </table:table-row>
        <table:table-row table:style-name="Table5.1">
          <table:table-cell table:style-name="Table5.A15" office:value-type="string">
            <text:p text:style-name="P9"><text:span text:style-name="T6">velocity</text:span></text:p>
          </table:table-cell>
          <table:table-cell table:style-name="Table5.B15" office:value-type="string">
            <text:p text:style-name="P9"><text:span text:style-name="T6">Скорость движения спрайта. Двухэлементный кортеж </text:span><text:span text:style-name="T5">(dx, dy)</text:span></text:p>
          </table:table-cell>
        </table:table-row>
        <table:table-row table:style-name="Table5.16">
          <table:table-cell table:style-name="Table5.A16" office:value-type="string">
            <text:p text:style-name="P9"><text:span text:style-name="T6">overlapping_sprites</text:span></text:p>
          </table:table-cell>
          <table:table-cell table:style-name="Table5.B16" office:value-type="string">
            <text:p text:style-name="P9"><text:span text:style-name="T6">Список других объектов, </text:span>пересекающихся<text:span text:style-name="T6"> с данным</text:span></text:p>
          </table:table-cell>
        </table:table-row>
        <table:table-row table:style-name="Table5.1">
          <table:table-cell table:style-name="Table5.A17" office:value-type="string">
            <text:p text:style-name="P9"><text:span text:style-name="T6">is_collideable</text:span></text:p>
          </table:table-cell>
          <table:table-cell table:style-name="Table5.B17" office:value-type="string">
            <text:p text:style-name="P9"><text:span text:style-name="T6">Булево свойство, определяющее, может ли спрайт сталкиваться с другими объектами. Если </text:span><text:span text:style-name="T5">True</text:span><text:span text:style-name="T6">, то столкновения будут регистрироваться, если </text:span><text:span text:style-name="T5">False</text:span><text:span text:style-name="T6"> - нет</text:span></text:p>
          </table:table-cell>
        </table:table-row>
        <table:table-row table:style-name="Table5.1">
          <table:table-cell table:style-name="Table5.A18" office:value-type="string">
            <text:p text:style-name="P9"><text:span text:style-name="T6">interval</text:span></text:p>
          </table:table-cell>
          <table:table-cell table:style-name="Table5.B18" office:value-type="string">
            <text:p text:style-name="P9"><text:span text:style-name="T6">Определяет интервал между вызовами метода </text:span><text:span text:style-name="T5">tick()</text:span><text:span text:style-name="T6"> объекта</text:span></text:p>
          </table:table-cell>
        </table:table-row>
      </table:table>
      <text:p text:style-name="P3"><text:soft-page-break/><text:span text:style-name="T2">Таблица В.5</text:span></text:p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4">Метод</text:span></text:p>
          </table:table-cell>
          <table:table-cell table:style-name="Table6.B1" office:value-type="string">
            <text:p text:style-name="P8"><text:span text:style-name="T4">Описание</text:span></text:p>
          </table:table-cell>
        </table:table-row>
        <table:table-row table:style-name="Table6.1">
          <table:table-cell table:style-name="Table6.A2" office:value-type="string">
            <text:p text:style-name="P9"><text:span text:style-name="T5">__init__(image, [,angle] [,x] [,y] [,top] [,bottom] [,left] [,right] [,dx] [,dy] [,interval] [,is_collideable])</text:span></text:p>
          </table:table-cell>
          <table:table-cell table:style-name="Table6.B2" office:value-type="string">
            <text:p text:style-name="P9"><text:span text:style-name="T6">Инициализирует новый спрайт. У параметра </text:span><text:span text:style-name="T5">image</text:span><text:span text:style-name="T6"> нет значения по умолчанию, поэтому его обязательно передавать. Параметры </text:span><text:span text:style-name="T5">angle</text:span><text:span text:style-name="T6">, </text:span><text:span text:style-name="T5">х</text:span><text:span text:style-name="T6">, </text:span><text:span text:style-name="T5">у</text:span><text:span text:style-name="T6">, </text:span><text:span text:style-name="T5">dx</text:span><text:span text:style-name="T6">, </text:span><text:span text:style-name="T5">dy</text:span><text:span text:style-name="T6"> по умолчанию равны </text:span><text:span text:style-name="T5">0</text:span><text:span text:style-name="T6">. Параметры </text:span><text:span text:style-name="T5">top</text:span><text:span text:style-name="T6">, </text:span><text:span text:style-name="T5">bottom</text:span><text:span text:style-name="T6">, </text:span><text:span text:style-name="T5">left</text:span><text:span text:style-name="T6">, </text:span><text:span text:style-name="T5">right</text:span><text:span text:style-name="T6"> по умолчанию имеют значение </text:span><text:span text:style-name="T5">Nоnе</text:span><text:span text:style-name="T6">. Если не передать им никаких значений, то при инициализации соответствующие свойства останутся неопределенными. Параметр </text:span><text:span text:style-name="T5">interval</text:span><text:span text:style-name="T6"> по умолчанию равен </text:span><text:span text:style-name="T5">1</text:span><text:span text:style-name="T6">, а </text:span><text:span text:style-name="T5">is_collideable</text:span><text:span text:style-name="T6"> - </text:span><text:span text:style-name="T5">True</text:span></text:p>
          </table:table-cell>
        </table:table-row>
        <table:table-row table:style-name="Table6.1">
          <table:table-cell table:style-name="Table6.A3" office:value-type="string">
            <text:p text:style-name="P9"><text:span text:style-name="T5">get_image()</text:span></text:p>
          </table:table-cell>
          <table:table-cell table:style-name="Table6.B3" office:value-type="string">
            <text:p text:style-name="P9"><text:span text:style-name="T6">Возвращает объект-изображение, связанный со спрайтом</text:span></text:p>
          </table:table-cell>
        </table:table-row>
        <table:table-row table:style-name="Table6.1">
          <table:table-cell table:style-name="Table6.A4" office:value-type="string">
            <text:p text:style-name="P9"><text:span text:style-name="T5">set_image(new_image)</text:span></text:p>
          </table:table-cell>
          <table:table-cell table:style-name="Table6.B4" office:value-type="string">
            <text:p text:style-name="P9"><text:span text:style-name="T6">Назначает </text:span><text:span text:style-name="T5">new_image</text:span><text:span text:style-name="T6"> в качестве картинки спрайта</text:span></text:p>
          </table:table-cell>
        </table:table-row>
        <table:table-row table:style-name="Table6.1">
          <table:table-cell table:style-name="Table6.A5" office:value-type="string">
            <text:p text:style-name="P9"><text:span text:style-name="T5">get_width()</text:span></text:p>
          </table:table-cell>
          <table:table-cell table:style-name="Table6.B5" office:value-type="string">
            <text:p text:style-name="P9"><text:span text:style-name="T6">Возвращает высоту картинки спрайта</text:span></text:p>
          </table:table-cell>
        </table:table-row>
        <table:table-row table:style-name="Table6.1">
          <table:table-cell table:style-name="Table6.A6" office:value-type="string">
            <text:p text:style-name="P9"><text:span text:style-name="T5">get_height()</text:span></text:p>
          </table:table-cell>
          <table:table-cell table:style-name="Table6.B6" office:value-type="string">
            <text:p text:style-name="P9"><text:span text:style-name="T6">Возвращает ширину картинки спрайта</text:span></text:p>
          </table:table-cell>
        </table:table-row>
        <table:table-row table:style-name="Table6.1">
          <table:table-cell table:style-name="Table6.A7" office:value-type="string">
            <text:p text:style-name="P9"><text:span text:style-name="T5">get_angle()</text:span></text:p>
          </table:table-cell>
          <table:table-cell table:style-name="Table6.B7" office:value-type="string">
            <text:p text:style-name="P9"><text:span text:style-name="T6">Возвращает текущий угол наклона спрайта в градусах</text:span></text:p>
          </table:table-cell>
        </table:table-row>
        <table:table-row table:style-name="Table6.1">
          <table:table-cell table:style-name="Table6.A8" office:value-type="string">
            <text:p text:style-name="P9"><text:span text:style-name="T5">set_angle(new_angle)</text:span></text:p>
          </table:table-cell>
          <table:table-cell table:style-name="Table6.B8" office:value-type="string">
            <text:p text:style-name="P9"><text:span text:style-name="T6">Устанавливает угол наклона равным </text:span><text:span text:style-name="T5">new_angle</text:span></text:p>
          </table:table-cell>
        </table:table-row>
        <table:table-row table:style-name="Table6.1">
          <table:table-cell table:style-name="Table6.A9" office:value-type="string">
            <text:p text:style-name="P9"><text:span text:style-name="T5">get_x()</text:span></text:p>
          </table:table-cell>
          <table:table-cell table:style-name="Table6.B9" office:value-type="string">
            <text:p text:style-name="P9"><text:span text:style-name="T6">Возвращает абсциссу спрайта</text:span></text:p>
          </table:table-cell>
        </table:table-row>
        <table:table-row table:style-name="Table6.1">
          <table:table-cell table:style-name="Table6.A10" office:value-type="string">
            <text:p text:style-name="P9"><text:span text:style-name="T5">set_x(new_x)</text:span></text:p>
          </table:table-cell>
          <table:table-cell table:style-name="Table6.B10" office:value-type="string">
            <text:p text:style-name="P9"><text:span text:style-name="T6">Устанавливает абсциссу спрайта равной </text:span><text:span text:style-name="T5">new_x</text:span></text:p>
          </table:table-cell>
        </table:table-row>
        <table:table-row table:style-name="Table6.1">
          <table:table-cell table:style-name="Table6.A11" office:value-type="string">
            <text:p text:style-name="P9"><text:span text:style-name="T5">get_y()</text:span></text:p>
          </table:table-cell>
          <table:table-cell table:style-name="Table6.B11" office:value-type="string">
            <text:p text:style-name="P9"><text:span text:style-name="T6">Возвращает ординату объекта</text:span></text:p>
          </table:table-cell>
        </table:table-row>
        <text:soft-page-break/>
        <table:table-row table:style-name="Table6.1">
          <table:table-cell table:style-name="Table6.A12" office:value-type="string">
            <text:p text:style-name="P9"><text:span text:style-name="T5">set_y(new_y)</text:span></text:p>
          </table:table-cell>
          <table:table-cell table:style-name="Table6.B12" office:value-type="string">
            <text:p text:style-name="P9"><text:span text:style-name="T6">Устанавливает ординату спрайта равной </text:span><text:span text:style-name="T5">new_y</text:span></text:p>
          </table:table-cell>
        </table:table-row>
        <table:table-row table:style-name="Table6.1">
          <table:table-cell table:style-name="Table6.A13" office:value-type="string">
            <text:p text:style-name="P9"><text:span text:style-name="T5">get_position()</text:span></text:p>
          </table:table-cell>
          <table:table-cell table:style-name="Table6.B13" office:value-type="string">
            <text:p text:style-name="P9"><text:span text:style-name="T6">Возвращает положение сnрайта в виде двухэлементного кортежа</text:span></text:p>
          </table:table-cell>
        </table:table-row>
        <table:table-row table:style-name="Table6.1">
          <table:table-cell table:style-name="Table6.A14" office:value-type="string">
            <text:p text:style-name="P9"><text:span text:style-name="T5">set_position(new_position)</text:span></text:p>
          </table:table-cell>
          <table:table-cell table:style-name="Table6.B14" office:value-type="string">
            <text:p text:style-name="P9"><text:span text:style-name="T6">Устанавливает спрайт в позицию, заданную двухэлементным кортежем </text:span><text:span text:style-name="T5">new_position</text:span></text:p>
          </table:table-cell>
        </table:table-row>
        <table:table-row table:style-name="Table6.1">
          <table:table-cell table:style-name="Table6.A15" office:value-type="string">
            <text:p text:style-name="P9"><text:span text:style-name="T5">get_top()</text:span></text:p>
          </table:table-cell>
          <table:table-cell table:style-name="Table6.B15" office:value-type="string">
            <text:p text:style-name="P9"><text:span text:style-name="T6">Возвращает ординату верхней кромки спрайта</text:span></text:p>
          </table:table-cell>
        </table:table-row>
        <table:table-row table:style-name="Table6.1">
          <table:table-cell table:style-name="Table6.A16" office:value-type="string">
            <text:p text:style-name="P9"><text:span text:style-name="T5">set_top(new_top)</text:span></text:p>
          </table:table-cell>
          <table:table-cell table:style-name="Table6.B16" office:value-type="string">
            <text:p text:style-name="P9"><text:span text:style-name="T6">Устанавливает ординату верхней кромки спрайта равной </text:span><text:span text:style-name="T5">new_top</text:span></text:p>
          </table:table-cell>
        </table:table-row>
        <table:table-row table:style-name="Table6.1">
          <table:table-cell table:style-name="Table6.A17" office:value-type="string">
            <text:p text:style-name="P9"><text:span text:style-name="T5">get_bottom()</text:span></text:p>
          </table:table-cell>
          <table:table-cell table:style-name="Table6.B17" office:value-type="string">
            <text:p text:style-name="P9"><text:span text:style-name="T6">Возвращает ординату нижней кромки спрайта</text:span></text:p>
          </table:table-cell>
        </table:table-row>
        <table:table-row table:style-name="Table6.1">
          <table:table-cell table:style-name="Table6.A18" office:value-type="string">
            <text:p text:style-name="P9"><text:span text:style-name="T5">set_bottom(new_bottom)</text:span></text:p>
          </table:table-cell>
          <table:table-cell table:style-name="Table6.B18" office:value-type="string">
            <text:p text:style-name="P9"><text:span text:style-name="T6">Устанавливает ординату нижней кромки спрайта равной </text:span><text:span text:style-name="T5">new_bottom</text:span></text:p>
          </table:table-cell>
        </table:table-row>
        <table:table-row table:style-name="Table6.1">
          <table:table-cell table:style-name="Table6.A19" office:value-type="string">
            <text:p text:style-name="P9"><text:span text:style-name="T5">get_left()</text:span></text:p>
          </table:table-cell>
          <table:table-cell table:style-name="Table6.B19" office:value-type="string">
            <text:p text:style-name="P9"><text:span text:style-name="T6">Возвращает абсциссу левой кромки объекта</text:span></text:p>
          </table:table-cell>
        </table:table-row>
        <table:table-row table:style-name="Table6.1">
          <table:table-cell table:style-name="Table6.A20" office:value-type="string">
            <text:p text:style-name="P9"><text:span text:style-name="T5">set_left(new_left)</text:span></text:p>
          </table:table-cell>
          <table:table-cell table:style-name="Table6.B20" office:value-type="string">
            <text:p text:style-name="P9"><text:span text:style-name="T6">Устанавливает абсциссу левой кромки спрайта равной </text:span><text:span text:style-name="T5">new_left</text:span></text:p>
          </table:table-cell>
        </table:table-row>
        <table:table-row table:style-name="Table6.1">
          <table:table-cell table:style-name="Table6.A21" office:value-type="string">
            <text:p text:style-name="P9"><text:span text:style-name="T5">get_right()</text:span></text:p>
          </table:table-cell>
          <table:table-cell table:style-name="Table6.B21" office:value-type="string">
            <text:p text:style-name="P9"><text:span text:style-name="T6">Возвращает абсциссу правой кромки объекта</text:span></text:p>
          </table:table-cell>
        </table:table-row>
        <table:table-row table:style-name="Table6.1">
          <table:table-cell table:style-name="Table6.A22" office:value-type="string">
            <text:p text:style-name="P9"><text:span text:style-name="T5">set_right(new_right)</text:span></text:p>
          </table:table-cell>
          <table:table-cell table:style-name="Table6.B22" office:value-type="string">
            <text:p text:style-name="P9"><text:span text:style-name="T6">Устанавливает абсциссу правой кромки спрайта равной </text:span><text:span text:style-name="T5">new_right</text:span></text:p>
          </table:table-cell>
        </table:table-row>
        <text:soft-page-break/>
        <table:table-row table:style-name="Table6.1">
          <table:table-cell table:style-name="Table6.A23" office:value-type="string">
            <text:p text:style-name="P9"><text:span text:style-name="T5">get_dx()</text:span></text:p>
          </table:table-cell>
          <table:table-cell table:style-name="Table6.B23" office:value-type="string">
            <text:p text:style-name="P9"><text:span text:style-name="T6">Возвращает горизонтальную скорость спрайта</text:span></text:p>
          </table:table-cell>
        </table:table-row>
        <table:table-row table:style-name="Table6.1">
          <table:table-cell table:style-name="Table6.A24" office:value-type="string">
            <text:p text:style-name="P9"><text:span text:style-name="T5">set_dx(new_dx)</text:span></text:p>
          </table:table-cell>
          <table:table-cell table:style-name="Table6.B24" office:value-type="string">
            <text:p text:style-name="P9"><text:span text:style-name="T6">Устанавливает горизонтальную скорость спрайта равной </text:span><text:span text:style-name="T5">new_dx</text:span></text:p>
          </table:table-cell>
        </table:table-row>
        <table:table-row table:style-name="Table6.1">
          <table:table-cell table:style-name="Table6.A25" office:value-type="string">
            <text:p text:style-name="P9"><text:span text:style-name="T5">get_dy()</text:span></text:p>
          </table:table-cell>
          <table:table-cell table:style-name="Table6.B25" office:value-type="string">
            <text:p text:style-name="P9"><text:span text:style-name="T6">Возвращает вертикальную скорость спрайта</text:span></text:p>
          </table:table-cell>
        </table:table-row>
        <table:table-row table:style-name="Table6.1">
          <table:table-cell table:style-name="Table6.A26" office:value-type="string">
            <text:p text:style-name="P9"><text:span text:style-name="T5">set_dy(new_dy)</text:span></text:p>
          </table:table-cell>
          <table:table-cell table:style-name="Table6.B26" office:value-type="string">
            <text:p text:style-name="P9"><text:span text:style-name="T6">Устанавливает вертикальную скорость спрайта равной </text:span><text:span text:style-name="T5">new_dy</text:span></text:p>
          </table:table-cell>
        </table:table-row>
        <table:table-row table:style-name="Table6.1">
          <table:table-cell table:style-name="Table6.A27" office:value-type="string">
            <text:p text:style-name="P9"><text:span text:style-name="T5">get_velocity()</text:span></text:p>
          </table:table-cell>
          <table:table-cell table:style-name="Table6.B27" office:value-type="string">
            <text:p text:style-name="P9"><text:span text:style-name="T6">Возвращает скорость спрайта в виде двухэлементного кортежа</text:span></text:p>
          </table:table-cell>
        </table:table-row>
        <table:table-row table:style-name="Table6.1">
          <table:table-cell table:style-name="Table6.A28" office:value-type="string">
            <text:p text:style-name="P9"><text:span text:style-name="T5">set_velocity(new_velocity)</text:span></text:p>
          </table:table-cell>
          <table:table-cell table:style-name="Table6.B28" office:value-type="string">
            <text:p text:style-name="P9"><text:span text:style-name="T6">Устанавливает <text:s/>скорость спрайта</text:span></text:p>
          </table:table-cell>
        </table:table-row>
        <table:table-row table:style-name="Table6.1">
          <table:table-cell table:style-name="Table6.A29" office:value-type="string">
            <text:p text:style-name="P9"><text:span text:style-name="T5">get_overlapping_sprites()</text:span></text:p>
          </table:table-cell>
          <table:table-cell table:style-name="Table6.B29" office:value-type="string">
            <text:p text:style-name="P9"><text:span text:style-name="T6">Возвращает список всех спрайтов, которые способны сталкиваться и при этом перекрываются с данным объектом</text:span></text:p>
          </table:table-cell>
        </table:table-row>
        <table:table-row table:style-name="Table6.1">
          <table:table-cell table:style-name="Table6.A30" office:value-type="string">
            <text:p text:style-name="P9"><text:span text:style-name="T5">overlaps(other)</text:span></text:p>
          </table:table-cell>
          <table:table-cell table:style-name="Table6.B30" office:value-type="string">
            <text:p text:style-name="P9"><text:span text:style-name="T6">Возвращает </text:span><text:span text:style-name="T5">True</text:span><text:span text:style-name="T6">, если объект визуально перекрывается с </text:span><text:span text:style-name="T5">other</text:span><text:span text:style-name="T6">, и </text:span><text:span text:style-name="T5">False</text:span><text:span text:style-name="T6"> в противном случае. Возвращает </text:span><text:span text:style-name="T5">False</text:span><text:span text:style-name="T6">, если хотя бы у одного из объектов атрибут </text:span><text:span text:style-name="T5">is_collideable</text:span><text:span text:style-name="T6"> равен </text:span><text:span text:style-name="T5">False</text:span></text:p>
          </table:table-cell>
        </table:table-row>
        <table:table-row table:style-name="Table6.1">
          <table:table-cell table:style-name="Table6.A31" office:value-type="string">
            <text:p text:style-name="P9"><text:span text:style-name="T5">get_is_collideable()</text:span></text:p>
          </table:table-cell>
          <table:table-cell table:style-name="Table6.B31" office:value-type="string">
            <text:p text:style-name="P9"><text:span text:style-name="T6">Сообщает, способен ли данный спрайт сталкиваться. </text:span></text:p>
            <text:p text:style-name="P9"><text:span text:style-name="T6">True значит, что его столкновения с другими объектами регистрируются, </text:span><text:span text:style-name="T5">False</text:span><text:span text:style-name="T6"> - что не регистрируются</text:span></text:p>
          </table:table-cell>
        </table:table-row>
        <table:table-row table:style-name="Table6.1">
          <table:table-cell table:style-name="Table6.A32" office:value-type="string">
            <text:p text:style-name="P9"><text:span text:style-name="T5">set_is_collideable(new_status)</text:span></text:p>
          </table:table-cell>
          <table:table-cell table:style-name="Table6.B32" office:value-type="string">
            <text:p text:style-name="P9"><text:span text:style-name="T6">Делает статус «сталкиваемости» спрайта равным </text:span><text:span text:style-name="T5">new_status</text:span><text:span text:style-name="T6">. Если последний равен </text:span><text:span text:style-name="T5">True</text:span><text:span text:style-name="T6">, то столкновения с другими объектами будут</text:span></text:p>
            <text:p text:style-name="P9"><text:span text:style-name="T6">регистрироваться, если </text:span><text:span text:style-name="T5">False</text:span><text:span text:style-name="T6"> - не будут</text:span></text:p>
          </table:table-cell>
        </table:table-row>
        <table:table-row table:style-name="Table6.1">
          <table:table-cell table:style-name="Table6.A33" office:value-type="string">
            <text:p text:style-name="P9"><text:span text:style-name="T5">get_interval()</text:span></text:p>
          </table:table-cell>
          <table:table-cell table:style-name="Table6.B33" office:value-type="string">
            <text:p text:style-name="P9"><text:span text:style-name="T6">Возвращает интервал между вызовами метода</text:span></text:p>
            <text:p text:style-name="P9"><text:span text:style-name="T6"><text:s/></text:span><text:span text:style-name="T5">tick()</text:span><text:span text:style-name="T6"> спрайта</text:span></text:p>
          </table:table-cell>
        </table:table-row>
        <text:soft-page-break/>
        <table:table-row table:style-name="Table6.1">
          <table:table-cell table:style-name="Table6.A34" office:value-type="string">
            <text:p text:style-name="P9"><text:span text:style-name="T5">set_interval</text:span></text:p>
            <text:p text:style-name="P9"><text:span text:style-name="T5">(new_interval)</text:span></text:p>
          </table:table-cell>
          <table:table-cell table:style-name="Table6.B34" office:value-type="string">
            <text:p text:style-name="P9"><text:span text:style-name="T6">Устанавливает интервал между вызовами метода </text:span><text:span text:style-name="T5">tick()</text:span><text:span text:style-name="T6"> спрайта равным</text:span><text:span text:style-name="T5"> new_interval</text:span></text:p>
          </table:table-cell>
        </table:table-row>
        <table:table-row table:style-name="Table6.1">
          <table:table-cell table:style-name="Table6.A35" office:value-type="string">
            <text:p text:style-name="P9"><text:span text:style-name="T5">update()</text:span></text:p>
          </table:table-cell>
          <table:table-cell table:style-name="Table6.B35" office:value-type="string">
            <text:p text:style-name="P9"><text:span text:style-name="T6">Обновляет спрайт. По умолчанию ничего не делает; вызывается при каждой итерации </text:span><text:span text:style-name="T5">mainloop()</text:span><text:span text:style-name="T6">. В классе, производном от </text:span><text:span text:style-name="T5">Sprite</text:span><text:span text:style-name="T6">, может быть переопределен</text:span></text:p>
          </table:table-cell>
        </table:table-row>
        <table:table-row table:style-name="Table6.36">
          <table:table-cell table:style-name="Table6.A36" office:value-type="string">
            <text:p text:style-name="P9"><text:span text:style-name="T5">tick()</text:span></text:p>
          </table:table-cell>
          <table:table-cell table:style-name="Table6.B36" office:value-type="string">
            <text:p text:style-name="P9"><text:span text:style-name="T6">Вызывается через каждые </text:span><text:span text:style-name="T5">interval</text:span><text:span text:style-name="T6"> итераций </text:span><text:span text:style-name="T5">mainloop().</text:span><text:span text:style-name="T6"> По умолчанию ничего не делает. В классе, производном от </text:span><text:span text:style-name="T5">Sprite</text:span><text:span text:style-name="T6">, может быть переопределен</text:span></text:p>
          </table:table-cell>
        </table:table-row>
        <table:table-row table:style-name="Table6.37">
          <table:table-cell table:style-name="Table6.A37" office:value-type="string">
            <text:p text:style-name="P9"><text:span text:style-name="T5">destroy()</text:span></text:p>
          </table:table-cell>
          <table:table-cell table:style-name="Table6.B37" office:value-type="string">
            <text:p text:style-name="P9"><text:span text:style-name="T6">Удаляет спрайт с экрана</text:span></text:p>
          </table:table-cell>
        </table:table-row>
      </table:table>
      <text:p text:style-name="P3"><text:span text:style-name="T2">Таблица В.6</text:span></text:p>
      <text:p text:style-name="P7"/>
      <text:p text:style-name="P5"><text:span text:style-name="T1">Класс Техt</text:span></text:p>
      <text:p text:style-name="P5"><text:span text:style-name="T8">Text</text:span><text:span text:style-name="T2"> — подкласс </text:span><text:span text:style-name="T8">Sprite</text:span><text:span text:style-name="T2">. Объект </text:span><text:span text:style-name="T8">Text</text:span><text:span text:style-name="T2"> представляет собой текст на графическом экране. Конечно, </text:span><text:span text:style-name="T8">Text</text:span><text:span text:style-name="T2"> наследует атрибуты, свойства и методы от </text:span><text:span text:style-name="T8">Sprite</text:span><text:span text:style-name="T2">. В табл. В.7 перечислены собственные свойства </text:span><text:span text:style-name="T8">Text</text:span><text:span text:style-name="T2">, а в табл. В.8 - его собственные методы.</text:span></text:p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Свойство</text:span></text:p>
          </table:table-cell>
          <table:table-cell table:style-name="Table7.B1" office:value-type="string">
            <text:p text:style-name="P8"><text:span text:style-name="T4">Описание</text:span></text:p>
          </table:table-cell>
        </table:table-row>
        <table:table-row table:style-name="Table7.1">
          <table:table-cell table:style-name="Table7.A2" office:value-type="string">
            <text:p text:style-name="P9"><text:span text:style-name="T5">value</text:span></text:p>
          </table:table-cell>
          <table:table-cell table:style-name="Table7.B2" office:value-type="string">
            <text:p text:style-name="P9"><text:span text:style-name="T6">Значение, отображаемое как текст</text:span></text:p>
          </table:table-cell>
        </table:table-row>
        <table:table-row table:style-name="Table7.1">
          <table:table-cell table:style-name="Table7.A3" office:value-type="string">
            <text:p text:style-name="P9"><text:span text:style-name="T5">size</text:span></text:p>
          </table:table-cell>
          <table:table-cell table:style-name="Table7.B3" office:value-type="string">
            <text:p text:style-name="P9"><text:span text:style-name="T6">Размер текста</text:span></text:p>
          </table:table-cell>
        </table:table-row>
        <table:table-row table:style-name="Table7.1">
          <table:table-cell table:style-name="Table7.A4" office:value-type="string">
            <text:p text:style-name="P9"><text:span text:style-name="T5">color</text:span></text:p>
          </table:table-cell>
          <table:table-cell table:style-name="Table7.B4" office:value-type="string">
            <text:p text:style-name="P9"><text:span text:style-name="T6">Цвет текста. Может быть равен одной из констант, заданных в модуле </text:span><text:span text:style-name="T5">color</text:span></text:p>
          </table:table-cell>
        </table:table-row>
      </table:table>
      <text:p text:style-name="P3"><text:span text:style-name="T2">Таблица В.7</text:span></text:p>
      <text:p text:style-name="P7"/>
      <text:p text:style-name="P5"><text:span text:style-name="T2">На основе </text:span><text:span text:style-name="T8">text</text:span><text:span text:style-name="T2">, </text:span><text:span text:style-name="T8">size</text:span><text:span text:style-name="T2"> и </text:span><text:span text:style-name="T8">color</text:span><text:span text:style-name="T2"> конструктор класса создает графический объект-текст на экране.</text:span></text:p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<text:span text:style-name="T4">Метод</text:span></text:p>
          </table:table-cell>
          <table:table-cell table:style-name="Table8.B1" office:value-type="string">
            <text:p text:style-name="P8"><text:span text:style-name="T4">Описание</text:span></text:p>
          </table:table-cell>
        </table:table-row>
        <table:table-row table:style-name="Table8.1">
          <table:table-cell table:style-name="Table8.A2" office:value-type="string">
            <text:p text:style-name="P9"><text:span text:style-name="T5">__init__(value, size, color, [, angle] [, x] [, y] [, top] </text:span></text:p>
            <text:p text:style-name="P9"><text:span text:style-name="T5">[, bottom] [, left] </text:span></text:p>
            <text:p text:style-name="P9"><text:span text:style-name="T5">[, right] [, dx] </text:span></text:p>
            <text:p text:style-name="P9"><text:span text:style-name="T5">[, dy] [, interval] </text:span></text:p>
            <text:p text:style-name="P9"><text:span text:style-name="T5">[, is_collideable])</text:span></text:p>
          </table:table-cell>
          <table:table-cell table:style-name="Table8.B2" office:value-type="string">
            <text:p text:style-name="P9"><text:span text:style-name="T6">Инициализирует новый объект. Параметр </text:span><text:span text:style-name="T5">value</text:span><text:span text:style-name="T6"> - значение, отображаемое как текст, </text:span><text:span text:style-name="T5">size</text:span><text:span text:style-name="T6">- размер, </text:span><text:span text:style-name="T5">color</text:span><text:span text:style-name="T6"> - цвет текста. Параметры </text:span><text:span text:style-name="T5">angle</text:span><text:span text:style-name="T6">, </text:span><text:span text:style-name="T5">х,</text:span><text:span text:style-name="T6"> </text:span><text:span text:style-name="T5">у</text:span><text:span text:style-name="T6">, </text:span><text:span text:style-name="T5">dx</text:span><text:span text:style-name="T6">, </text:span><text:span text:style-name="T5">dy</text:span><text:span text:style-name="T6"> по умолчанию равны </text:span><text:span text:style-name="T5">0</text:span><text:span text:style-name="T6">. Параметры </text:span><text:span text:style-name="T5">top</text:span><text:span text:style-name="T6">, </text:span><text:span text:style-name="T5">bottom</text:span><text:span text:style-name="T6">, </text:span><text:span text:style-name="T5">left</text:span><text:span text:style-name="T6"> и </text:span><text:span text:style-name="T5">right</text:span><text:span text:style-name="T6"> по умолчанию имеют значение </text:span><text:span text:style-name="T5">None</text:span><text:span text:style-name="T6">. Есnи не передать им никаких значений, то при инициализации соответствующие свойства останутся неопределенными. параметр interval по умолчанию равен </text:span><text:span text:style-name="T5">1</text:span><text:span text:style-name="T6">, а </text:span><text:span text:style-name="T5">is_collideable</text:span><text:span text:style-name="T6"> - </text:span><text:span text:style-name="T5">True</text:span></text:p>
          </table:table-cell>
        </table:table-row>
        <table:table-row table:style-name="Table8.1">
          <table:table-cell table:style-name="Table8.A3" office:value-type="string">
            <text:p text:style-name="P9"><text:span text:style-name="T5">get_value()</text:span></text:p>
          </table:table-cell>
          <table:table-cell table:style-name="Table8.B3" office:value-type="string">
            <text:p text:style-name="P9"><text:span text:style-name="T6">возвращает значение, отображаемое как текст</text:span></text:p>
          </table:table-cell>
        </table:table-row>
        <table:table-row table:style-name="Table8.1">
          <table:table-cell table:style-name="Table8.A4" office:value-type="string">
            <text:p text:style-name="P9"><text:span text:style-name="T5">set_value(new_value)</text:span></text:p>
          </table:table-cell>
          <table:table-cell table:style-name="Table8.B4" office:value-type="string">
            <text:p text:style-name="P9"><text:span text:style-name="T6">Устанавливает </text:span><text:span text:style-name="T5">new_value</text:span><text:span text:style-name="T6"> в качестве нового отображаемого значения</text:span></text:p>
          </table:table-cell>
        </table:table-row>
        <table:table-row table:style-name="Table8.1">
          <table:table-cell table:style-name="Table8.A5" office:value-type="string">
            <text:p text:style-name="P9"><text:span text:style-name="T5">get_size()</text:span></text:p>
          </table:table-cell>
          <table:table-cell table:style-name="Table8.B5" office:value-type="string">
            <text:p text:style-name="P9"><text:span text:style-name="T6">Возвращает размер текста</text:span></text:p>
          </table:table-cell>
        </table:table-row>
        <table:table-row table:style-name="Table8.1">
          <table:table-cell table:style-name="Table8.A6" office:value-type="string">
            <text:p text:style-name="P9"><text:span text:style-name="T5">set_size(new_size)</text:span></text:p>
          </table:table-cell>
          <table:table-cell table:style-name="Table8.B6" office:value-type="string">
            <text:p text:style-name="P9"><text:span text:style-name="T6">Устанавливает </text:span><text:span text:style-name="T5">new_size</text:span><text:span text:style-name="T6"> в качестве размера текста</text:span></text:p>
          </table:table-cell>
        </table:table-row>
        <table:table-row table:style-name="Table8.1">
          <table:table-cell table:style-name="Table8.A7" office:value-type="string">
            <text:p text:style-name="P9"><text:span text:style-name="T5">get_color()</text:span></text:p>
          </table:table-cell>
          <table:table-cell table:style-name="Table8.B7" office:value-type="string">
            <text:p text:style-name="P9"><text:span text:style-name="T6">Возвращает цвет текста</text:span></text:p>
          </table:table-cell>
        </table:table-row>
        <table:table-row table:style-name="Table8.1">
          <table:table-cell table:style-name="Table8.A8" office:value-type="string">
            <text:p text:style-name="P9"><text:span text:style-name="T5">set_color(new_color)</text:span></text:p>
          </table:table-cell>
          <table:table-cell table:style-name="Table8.B8" office:value-type="string">
            <text:p text:style-name="P9"><text:span text:style-name="T6">Устанавливает </text:span><text:span text:style-name="T5">new_color</text:span><text:span text:style-name="T6"> в качестве цвета текста. </text:span></text:p>
            <text:p text:style-name="P9"><text:span text:style-name="T6">Можно приравнять цвет к одной из констант, заданных в модуле </text:span><text:span text:style-name="T5">color</text:span></text:p>
          </table:table-cell>
        </table:table-row>
      </table:table>
      <text:p text:style-name="P3"><text:span text:style-name="T2">Таблица В.8</text:span></text:p>
      <text:p text:style-name="P7"/>
      <text:p text:style-name="P5"><text:soft-page-break/><text:span text:style-name="T1">Класс Message</text:span></text:p>
      <text:p text:style-name="P5"><text:span text:style-name="T8">Message</text:span><text:span text:style-name="T2"> — подкласс </text:span><text:span text:style-name="T8">Text</text:span><text:span text:style-name="T2">. Объект Message представляет собой сообщение, которое появляется на графическом экране и через определенное время исчезает. </text:span><text:span text:style-name="T8">Message</text:span><text:span text:style-name="T2"> может также назначать событие, которое должно произойти после исчезновения текста с экрана. </text:span><text:span text:style-name="T8">Message</text:span><text:span text:style-name="T2"> наследует атрибуты, свойства и методы от класса Text. Вдобавок к ним у объекта </text:span><text:span text:style-name="T8">Message</text:span><text:span text:style-name="T2"> есть новый атрибут </text:span><text:span text:style-name="T8">after_death</text:span><text:span text:style-name="T2">. Этот атрибут может ссылаться на код (например, имя функции или метода), который следует выполнить после исчезновения сообщения. Значение по умолчанию — </text:span><text:span text:style-name="T8">None</text:span><text:span text:style-name="T2">. </text:span><text:span text:style-name="T8">Меssаgе</text:span><text:span text:style-name="T2"> объявляетновый метод:</text:span></text:p>
      <text:p text:style-name="P6"/>
      <text:p text:style-name="P5"><text:span text:style-name="T8">init():init(value, size, Color, [, angle][, х][, у][, top][, bottom] [, left][, right][, dx] [, dy] [, lifetime]</text:span></text:p>
      <text:p text:style-name="P5"><text:span text:style-name="T8">[, is_collideable][, after_death])</text:span></text:p>
      <text:p text:style-name="P6"/>
      <text:p text:style-name="P5"><text:span text:style-name="T2">Этот метод инициализирует новый объект. Параметр </text:span><text:span text:style-name="T8">value</text:span><text:span text:style-name="T2"> - значение, отображаемое как текст, </text:span><text:span text:style-name="T8">size</text:span><text:span text:style-name="T2"> - размер, </text:span><text:span text:style-name="T8">color</text:span><text:span text:style-name="T2"> - цвет текста. Параметры angle, </text:span><text:span text:style-name="T8">х</text:span><text:span text:style-name="T2">,</text:span><text:span text:style-name="T8">у</text:span><text:span text:style-name="T2">, </text:span><text:span text:style-name="T8">dx</text:span><text:span text:style-name="T2"> и </text:span><text:span text:style-name="T8">dy</text:span><text:span text:style-name="T2"> по умолчанию равны </text:span><text:span text:style-name="T8">0.</text:span><text:span text:style-name="T2"> Параметры </text:span><text:span text:style-name="T8">top</text:span><text:span text:style-name="T2">, </text:span><text:span text:style-name="T8">bottom</text:span><text:span text:style-name="T2">, </text:span><text:span text:style-name="T8">left</text:span><text:span text:style-name="T2"> и </text:span><text:span text:style-name="T8">right</text:span><text:span text:style-name="T2"> по умолчанию имеют значение </text:span><text:span text:style-name="T8">None</text:span><text:span text:style-name="T2">. Если не передать им никаких значений, то при инициализации соответствующие свойства останутся неопределенными. Параметр </text:span><text:span text:style-name="T8">lifetime</text:span><text:span text:style-name="T2"> определяет продолжительность пребывания текста на экране — сколько итераций </text:span><text:span text:style-name="T8">mainloop</text:span><text:span text:style-name="T2">() должно пройти, прежде чем сообщение исчеэнет. Если передать этому параметру </text:span><text:span text:style-name="T8">0</text:span><text:span text:style-name="T2">, то объект вообще не исчезнет с экрана. По умолчанию </text:span><text:span text:style-name="T8">lifetime</text:span><text:span text:style-name="T2"> имеет значение </text:span><text:span text:style-name="T8">0</text:span><text:span text:style-name="T2">, а </text:span><text:span text:style-name="T8">is_collideable</text:span><text:span text:style-name="T2"> - </text:span><text:span text:style-name="T8">True</text:span><text:span text:style-name="T2">. Параметр </text:span><text:span text:style-name="T8">after_death</text:span><text:span text:style-name="T2"> по умолчанию равен </text:span><text:span text:style-name="T8">None</text:span><text:span text:style-name="T2">.</text:span></text:p>
      <text:p text:style-name="P6"/>
      <text:p text:style-name="P5"><text:span text:style-name="T2">СОВЕТ:</text:span></text:p>
      <text:p text:style-name="P5"><text:span text:style-name="T2"><text:tab/></text:span><text:span text:style-name="T3">Атрибута или свойства </text:span><text:span text:style-name="T9">lifetime</text:span><text:span text:style-name="T3"> объект </text:span><text:span text:style-name="T9">Message</text:span><text:span text:style-name="T3"> не имеет, поэтому значение, <text:tab/>переданное параметру </text:span><text:span text:style-name="T9">lifetime</text:span><text:span text:style-name="T3">, сохраняется в прежнем свойстве </text:span><text:span text:style-name="T9">interval</text:span><text:span text:style-name="T3">.</text:span></text:p>
      <text:p text:style-name="P6"/>
      <text:p text:style-name="P5"><text:span text:style-name="T1">Класс Animation </text:span></text:p>
      <text:p text:style-name="P5"><text:span text:style-name="T8">Animation</text:span><text:span text:style-name="T2"> — подкласс </text:span><text:span text:style-name="T8">Sprite</text:span><text:span text:style-name="T2">. Объект </text:span><text:span text:style-name="T8">Animation</text:span><text:span text:style-name="T2"> представляет собой некоторое количество картинок, последовательно выводимых на графический экран. </text:span><text:span text:style-name="T8">Animation</text:span><text:span text:style-name="T2"> наследует атрибуты, свойства и методы от </text:span><text:span text:style-name="T8">Sprite</text:span><text:span text:style-name="T2"> и объявляет несколько собственных атрибутов, которые описываются в табл. В.9.</text:span></text:p>
      <text:p text:style-name="P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4">Атрибут</text:span></text:p>
          </table:table-cell>
          <table:table-cell table:style-name="Table9.B1" office:value-type="string">
            <text:p text:style-name="P8"><text:span text:style-name="T4">Описание</text:span></text:p>
          </table:table-cell>
        </table:table-row>
        <table:table-row table:style-name="Table9.1">
          <table:table-cell table:style-name="Table9.A2" office:value-type="string">
            <text:p text:style-name="P9"><text:span text:style-name="T5">images</text:span></text:p>
          </table:table-cell>
          <table:table-cell table:style-name="Table9.B2" office:value-type="string">
            <text:p text:style-name="P9"><text:span text:style-name="T6">Список объектов-изображений</text:span></text:p>
          </table:table-cell>
        </table:table-row>
        <table:table-row table:style-name="Table9.1">
          <table:table-cell table:style-name="Table9.A3" office:value-type="string">
            <text:p text:style-name="P9"><text:span text:style-name="T5">n_repeats</text:span></text:p>
          </table:table-cell>
          <table:table-cell table:style-name="Table9.B3" office:value-type="string">
            <text:p text:style-name="P9"><text:span text:style-name="T6">Число, которое определяет, сколько раз должен повториться цикл прокрутки анимации. Если </text:span><text:span text:style-name="T5">0</text:span><text:span text:style-name="T6">, то анимация будет воспроизводиться не переставая. По умолчанию - </text:span><text:span text:style-name="T5">0</text:span></text:p>
          </table:table-cell>
        </table:table-row>
      </table:table>
      <text:p text:style-name="P3"><text:span text:style-name="T2">Таблица В.9</text:span></text:p>
      <text:p text:style-name="P7"/>
      <text:p text:style-name="P5"><text:span text:style-name="T8">Аnimаtiоn</text:span><text:span text:style-name="T2"> объявляет новый метод: </text:span></text:p>
      <text:p text:style-name="P5"><text:span text:style-name="T2"><text:s/></text:span></text:p>
      <text:p text:style-name="P5"><text:span text:style-name="T8">init():init(images,[, angle][, х][, у][, top][, bottom][, left]</text:span></text:p>
      <text:p text:style-name="P5"><text:span text:style-name="T8">[, right] [, dx][, dy][, repeat_interval][, </text:span><text:span text:style-name="T10">n_repeats</text:span><text:span text:style-name="T8">]</text:span></text:p>
      <text:p text:style-name="P5"><text:span text:style-name="T8">[, is_collideable])</text:span></text:p>
      <text:p text:style-name="P6"><text:soft-page-break/></text:p>
      <text:p text:style-name="P5"><text:span text:style-name="T2">Этот метод инициализирует новый объект. Параметру </text:span><text:span text:style-name="T8">images</text:span><text:span text:style-name="T2"> можно передать как список объектов-изображений, так и список имен файлов, которые еще предстоит загрузить. Параметры </text:span><text:span text:style-name="T8">anglе</text:span><text:span text:style-name="T2">, </text:span><text:span text:style-name="T8">х</text:span><text:span text:style-name="T2">, </text:span><text:span text:style-name="T8">у</text:span><text:span text:style-name="T2">, </text:span><text:span text:style-name="T8">dx</text:span><text:span text:style-name="T2"> и </text:span><text:span text:style-name="T8">dy</text:span><text:span text:style-name="T2"> по умолчанию равны </text:span><text:span text:style-name="T8">0</text:span><text:span text:style-name="T2">. Параметры </text:span><text:span text:style-name="T8">top</text:span><text:span text:style-name="T2">, </text:span><text:span text:style-name="T8">bottom</text:span><text:span text:style-name="T2">, </text:span><text:span text:style-name="T8">left</text:span><text:span text:style-name="T2"> и </text:span><text:span text:style-name="T8">right</text:span><text:span text:style-name="T2"> по умолчанию имеют значение </text:span><text:span text:style-name="T8">None</text:span><text:span text:style-name="T2">. Если не передать им никаких значений, то при инициализации соответствующие свойства останутся неопределенными. </text:span></text:p>
      <text:p text:style-name="P5"><text:span text:style-name="T2">Параметр </text:span><text:span text:style-name="T8">repeat_interval</text:span><text:span text:style-name="T2"> определяет интервал между вызовами метода </text:span><text:span text:style-name="T8">tick()</text:span><text:span text:style-name="T2"> объекта, а значит, и скорость анимации. По умолчанию он равен </text:span><text:span text:style-name="T8">1</text:span><text:span text:style-name="T2">. По умолчанию n_repeats имеет значение </text:span><text:span text:style-name="T8">0</text:span><text:span text:style-name="T2">, a </text:span><text:span text:style-name="T8">is_collideable</text:span><text:span text:style-name="T2"> — </text:span><text:span text:style-name="T8">True</text:span><text:span text:style-name="T2">.</text:span></text:p>
      <text:p text:style-name="P6"/>
      <text:p text:style-name="P5"><text:span text:style-name="T2">СОВЕТ:</text:span></text:p>
      <text:p text:style-name="P5"><text:span text:style-name="T3"><text:tab/>Атрибута или свойства </text:span><text:span text:style-name="T9">repeat_iпterval</text:span><text:span text:style-name="T3"> объект </text:span><text:span text:style-name="T9">Animation</text:span><text:span text:style-name="T3"> не имеет, поэтому <text:tab/>значение, <text:tab/>переданное параметру </text:span><text:span text:style-name="T9">repeat_interval</text:span><text:span text:style-name="T3">, сохраняется в прежнем <text:tab/>свойстве </text:span><text:span text:style-name="T9">interval</text:span><text:span text:style-name="T3">.</text:span></text:p>
      <text:p text:style-name="P6"/>
      <text:p text:style-name="P5"><text:span text:style-name="T1">Класс Mouse</text:span></text:p>
      <text:p text:style-name="P5"><text:span text:style-name="T2">Объект </text:span><text:span text:style-name="T8">Mouse</text:span><text:span text:style-name="T2"> обеспечивает доступ к мыши. Функция </text:span><text:span text:style-name="T8">games.init()</text:span><text:span text:style-name="T2"> создает объект mouse класса </text:span><text:span text:style-name="T8">Mouse</text:span><text:span text:style-name="T2">, следящий за позицией указателя и регистрирующий нажатия клавиш. Принято пользоваться этим объектом вместо того, чтобы создавать свой собственный экземпляр класса. Свойства </text:span><text:span text:style-name="T8">Mouse</text:span><text:span text:style-name="T2"> описываются в табл. В.10, а методы в табл. В.11.</text:span></text:p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text:span text:style-name="T4">Свойство</text:span></text:p>
          </table:table-cell>
          <table:table-cell table:style-name="Table10.B1" office:value-type="string">
            <text:p text:style-name="P8"><text:span text:style-name="T4">Описание</text:span></text:p>
          </table:table-cell>
        </table:table-row>
        <table:table-row table:style-name="Table10.1">
          <table:table-cell table:style-name="Table10.A2" office:value-type="string">
            <text:p text:style-name="P9"><text:span text:style-name="T5">x</text:span></text:p>
          </table:table-cell>
          <table:table-cell table:style-name="Table10.B2" office:value-type="string">
            <text:p text:style-name="P9"><text:span text:style-name="T6">Абсцисса указателя мыши</text:span></text:p>
          </table:table-cell>
        </table:table-row>
        <table:table-row table:style-name="Table10.1">
          <table:table-cell table:style-name="Table10.A3" office:value-type="string">
            <text:p text:style-name="P9"><text:span text:style-name="T5">y</text:span></text:p>
          </table:table-cell>
          <table:table-cell table:style-name="Table10.B3" office:value-type="string">
            <text:p text:style-name="P9"><text:span text:style-name="T6">Ордината указателя мыши</text:span></text:p>
          </table:table-cell>
        </table:table-row>
        <table:table-row table:style-name="Table10.1">
          <table:table-cell table:style-name="Table10.A4" office:value-type="string">
            <text:p text:style-name="P9"><text:span text:style-name="T5">position</text:span></text:p>
          </table:table-cell>
          <table:table-cell table:style-name="Table10.B4" office:value-type="string">
            <text:p text:style-name="P9"><text:span text:style-name="T6">Положение указателя мыши. Двухэлементный кортеж </text:span><text:span text:style-name="T5">(х, у)</text:span></text:p>
          </table:table-cell>
        </table:table-row>
        <table:table-row table:style-name="Table10.1">
          <table:table-cell table:style-name="Table10.A5" office:value-type="string">
            <text:p text:style-name="P9"><text:span text:style-name="T5">is_visible</text:span></text:p>
          </table:table-cell>
          <table:table-cell table:style-name="Table10.B5" office:value-type="string">
            <text:p text:style-name="P9"><text:span text:style-name="T6">Булево свойство, определяющее, видим ли указатель мыши на</text:span></text:p>
            <text:p text:style-name="P9"><text:span text:style-name="T6">экране. Если </text:span><text:span text:style-name="T5">True</text:span><text:span text:style-name="T6"> - видим, если </text:span><text:span text:style-name="T5">False</text:span><text:span text:style-name="T6"> - нет. По умолчанию </text:span><text:span text:style-name="T5">True</text:span></text:p>
          </table:table-cell>
        </table:table-row>
      </table:table>
      <text:p text:style-name="P3"><text:span text:style-name="T2">Таблица В.10</text:span></text:p>
      <text:p text:style-name="P7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8"><text:span text:style-name="T4">Метод</text:span></text:p>
          </table:table-cell>
          <table:table-cell table:style-name="Table11.B1" office:value-type="string">
            <text:p text:style-name="P8"><text:span text:style-name="T4">Описание</text:span></text:p>
          </table:table-cell>
        </table:table-row>
        <table:table-row table:style-name="Table11.1">
          <table:table-cell table:style-name="Table11.A2" office:value-type="string">
            <text:p text:style-name="P9"><text:span text:style-name="T5">get_x()</text:span></text:p>
          </table:table-cell>
          <table:table-cell table:style-name="Table11.B2" office:value-type="string">
            <text:p text:style-name="P9"><text:span text:style-name="T6">Возвращает абсциссу указателя мыши</text:span></text:p>
          </table:table-cell>
        </table:table-row>
        <table:table-row table:style-name="Table11.1">
          <table:table-cell table:style-name="Table11.A3" office:value-type="string">
            <text:p text:style-name="P9"><text:span text:style-name="T5">set_x(new_x)</text:span></text:p>
          </table:table-cell>
          <table:table-cell table:style-name="Table11.B3" office:value-type="string">
            <text:p text:style-name="P9"><text:span text:style-name="T6">Устанавливает абсциссу указателя мыши равной </text:span><text:span text:style-name="T5">new_x</text:span></text:p>
          </table:table-cell>
        </table:table-row>
        <table:table-row table:style-name="Table11.1">
          <table:table-cell table:style-name="Table11.A4" office:value-type="string">
            <text:p text:style-name="P9"><text:span text:style-name="T5">get_y()</text:span></text:p>
          </table:table-cell>
          <table:table-cell table:style-name="Table11.B4" office:value-type="string">
            <text:p text:style-name="P9"><text:span text:style-name="T6">Возвращает ординату указателя мыши</text:span></text:p>
          </table:table-cell>
        </table:table-row>
        <table:table-row table:style-name="Table11.1">
          <table:table-cell table:style-name="Table11.A5" office:value-type="string">
            <text:p text:style-name="P9"><text:span text:style-name="T5">set_y(new_y)</text:span></text:p>
          </table:table-cell>
          <table:table-cell table:style-name="Table11.B5" office:value-type="string">
            <text:p text:style-name="P9"><text:span text:style-name="T6">Устанавливает ординату указателя мыши равной </text:span><text:span text:style-name="T5">new_y</text:span></text:p>
          </table:table-cell>
        </table:table-row>
        <table:table-row table:style-name="Table11.1">
          <table:table-cell table:style-name="Table11.A6" office:value-type="string">
            <text:p text:style-name="P9"><text:span text:style-name="T5">get_position()</text:span></text:p>
          </table:table-cell>
          <table:table-cell table:style-name="Table11.B6" office:value-type="string">
            <text:p text:style-name="P9"><text:span text:style-name="T6">Возвращает положение указателя мыши в виде двухэлементного кортежа</text:span></text:p>
          </table:table-cell>
        </table:table-row>
        <table:table-row table:style-name="Table11.1">
          <table:table-cell table:style-name="Table11.A7" office:value-type="string">
            <text:p text:style-name="P9"><text:span text:style-name="T5">set_position(new_position)</text:span></text:p>
          </table:table-cell>
          <table:table-cell table:style-name="Table11.B7" office:value-type="string">
            <text:p text:style-name="P9"><text:span text:style-name="T6">Устанавливает указатель мыши в позицию, заданную двухэлементным кортежем </text:span><text:span text:style-name="T5">new_position</text:span></text:p>
          </table:table-cell>
        </table:table-row>
        <table:table-row table:style-name="Table11.1">
          <table:table-cell table:style-name="Table11.A8" office:value-type="string">
            <text:p text:style-name="P9"><text:span text:style-name="T5">set_is_visible(new_status)</text:span></text:p>
          </table:table-cell>
          <table:table-cell table:style-name="Table11.B8" office:value-type="string">
            <text:p text:style-name="P9"><text:span text:style-name="T6">Настраивает видимость указателя мыши. Если значение </text:span><text:span text:style-name="T5">new_status</text:span><text:span text:style-name="T6"> равно </text:span><text:span text:style-name="T5">True</text:span><text:span text:style-name="T6">, указатель видим, а если </text:span><text:span text:style-name="T5">False</text:span><text:span text:style-name="T6"> - невидим</text:span></text:p>
          </table:table-cell>
        </table:table-row>
        <table:table-row table:style-name="Table11.1">
          <table:table-cell table:style-name="Table11.A9" office:value-type="string">
            <text:p text:style-name="P9"><text:span text:style-name="T5">is_pressed(button_number)</text:span></text:p>
          </table:table-cell>
          <table:table-cell table:style-name="Table11.B9" office:value-type="string">
            <text:p text:style-name="P9"><text:span text:style-name="T6">Проверяет, нажата ли одна из кнопок мыши. Возвращает </text:span><text:span text:style-name="T5">True</text:span><text:span text:style-name="T6">, если кнопка номер </text:span><text:span text:style-name="T5">button_number </text:span><text:span text:style-name="T6">удерживается пользователем, и </text:span><text:span text:style-name="T5">False</text:span><text:span text:style-name="T6"> в противном случае</text:span></text:p>
          </table:table-cell>
        </table:table-row>
      </table:table>
      <text:p text:style-name="P3"><text:span text:style-name="T2">Таблица В.11</text:span></text:p>
      <text:p text:style-name="P7"/>
      <text:p text:style-name="P5"><text:span text:style-name="T1">Класс Keyboard</text:span></text:p>
      <text:p text:style-name="P5"><text:span text:style-name="T2">Объект </text:span><text:span text:style-name="T8">Кеуbоаrd</text:span><text:span text:style-name="T2"> обеспечивает доступ к клавиатуре. Функция </text:span><text:span text:style-name="T8">games.init() </text:span><text:span text:style-name="T2">создает объект </text:span><text:span text:style-name="T8">keyboard</text:span><text:span text:style-name="T2"> класса </text:span><text:span text:style-name="T8">Keyboard</text:span><text:span text:style-name="T2">, регистрирующий нажатия клавиш. Принято пользоваться этим объектом вместо того, чтобы создавать собственный экземпляр класса. В классе реализован единственный метод </text:span><text:span text:style-name="T8">is_pressed (key),</text:span><text:span text:style-name="T2"> который возвращает </text:span><text:span text:style-name="T8">True</text:span><text:span text:style-name="T2">, если проверяемая клавиша в данный момент нажата пользователем, и </text:span><text:span text:style-name="T8">False</text:span><text:span text:style-name="T2"> - в противном случае. Как аргументы этого метода можно использовать константы, объявленные в модуле </text:span><text:span text:style-name="T8">games</text:span><text:span text:style-name="T2">. Их полный перечень приводится далее в этом приложении, в табл. В.15.</text:span></text:p>
      <text:p text:style-name="P6"/>
      <text:p text:style-name="P5"><text:span text:style-name="T1">Класс Music</text:span></text:p>
      <text:p text:style-name="P5"><text:span text:style-name="T2">Объект </text:span><text:span text:style-name="T8">Music</text:span><text:span text:style-name="T2"> обеспечивает доступ к единственному музыкальному каналу, позволяя таким образом загружать, воспроизводить и останавливать музыкальные файлы. Принято пользоваться этим объектом вместо того, чтобы создавать свой собственный экземпляр класса. Музыкальный канал допускает много разных форматов, в том числе WAV, МРЗ, OGG и MIDI. Методы </text:span><text:span text:style-name="T8">Music</text:span><text:span text:style-name="T2"> охарактеризованы в табл. В.12.</text:span></text:p>
      <text:p text:style-name="P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<text:span text:style-name="T4">Метод</text:span></text:p>
          </table:table-cell>
          <table:table-cell table:style-name="Table12.B1" office:value-type="string">
            <text:p text:style-name="P8"><text:span text:style-name="T4">Описание</text:span></text:p>
          </table:table-cell>
        </table:table-row>
        <table:table-row table:style-name="Table12.1">
          <table:table-cell table:style-name="Table12.A2" office:value-type="string">
            <text:p text:style-name="P9"><text:span text:style-name="T5">load(filename)</text:span></text:p>
          </table:table-cell>
          <table:table-cell table:style-name="Table12.B2" office:value-type="string">
            <text:p text:style-name="P9"><text:span text:style-name="T6">Загружает файл </text:span><text:span text:style-name="T5">filename</text:span><text:span text:style-name="T6"> в музыкальный канал. Если какой-либо файл уже загружен, он будет заменен новым</text:span></text:p>
          </table:table-cell>
        </table:table-row>
        <table:table-row table:style-name="Table12.1">
          <table:table-cell table:style-name="Table12.A3" office:value-type="string">
            <text:p text:style-name="P9"><text:span text:style-name="T5">play([loop])</text:span></text:p>
          </table:table-cell>
          <table:table-cell table:style-name="Table12.B3" office:value-type="string">
            <text:p text:style-name="P9"><text:span text:style-name="T6">Воспроизводит музыку </text:span><text:span text:style-name="T5">loop+l</text:span><text:span text:style-name="T6"> раз. Если передать значение</text:span><text:span text:style-name="T5"> -1</text:span><text:span text:style-name="T6">, то музыка будет играть не переставая. По умолчанию передается значение </text:span><text:span text:style-name="T5">0</text:span></text:p>
          </table:table-cell>
        </table:table-row>
        <table:table-row table:style-name="Table12.1">
          <table:table-cell table:style-name="Table12.A4" office:value-type="string">
            <text:p text:style-name="P9"><text:span text:style-name="T5">fadeout(millisec)</text:span></text:p>
          </table:table-cell>
          <table:table-cell table:style-name="Table12.B4" office:value-type="string">
            <text:p text:style-name="P9"><text:span text:style-name="T6">Постепенно, в течение </text:span><text:span text:style-name="T5">millisec</text:span><text:span text:style-name="T6"> миллисекунд приглушает играющую музыку</text:span></text:p>
          </table:table-cell>
        </table:table-row>
        <table:table-row table:style-name="Table12.1">
          <table:table-cell table:style-name="Table12.A5" office:value-type="string">
            <text:p text:style-name="P9"><text:span text:style-name="T5">stop()</text:span></text:p>
          </table:table-cell>
          <table:table-cell table:style-name="Table12.B5" office:value-type="string">
            <text:p text:style-name="P9"><text:span text:style-name="T6">Останавливает воспроизведение музыки по музыкальному каналу</text:span></text:p>
          </table:table-cell>
        </table:table-row>
      </table:table>
      <text:p text:style-name="P3"><text:span text:style-name="T2">Таблица В.12</text:span></text:p>
      <text:p text:style-name="P7"/>
      <text:p text:style-name="P5"><text:span text:style-name="T1">Функции модуля games</text:span></text:p>
      <text:p text:style-name="P5"><text:span text:style-name="T2">В модуле games есть также функции для работы с изображениями и звуком. Они описаны в табл. В.13.</text:span></text:p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<text:span text:style-name="T4">Функции</text:span></text:p>
          </table:table-cell>
          <table:table-cell table:style-name="Table13.B1" office:value-type="string">
            <text:p text:style-name="P8"><text:span text:style-name="T4">Описание</text:span></text:p>
          </table:table-cell>
        </table:table-row>
        <table:table-row table:style-name="Table13.1">
          <table:table-cell table:style-name="Table13.A2" office:value-type="string">
            <text:p text:style-name="P9"><text:span text:style-name="T5">init([screen_width,][screen_height,][fps])</text:span></text:p>
          </table:table-cell>
          <table:table-cell table:style-name="Table13.B2" office:value-type="string">
            <text:p text:style-name="P9"><text:span text:style-name="T6">Инициализирует графический экран шириной </text:span><text:span text:style-name="T5">screen_width</text:span><text:span text:style-name="T6"> и высотой </text:span><text:span text:style-name="T5">screen_height</text:span><text:span text:style-name="T6">, вид которого обновляется </text:span><text:span text:style-name="T5">fps</text:span><text:span text:style-name="T6"> раз в секунду. Объект </text:span><text:span text:style-name="T5">screen</text:span><text:span text:style-name="T6"> — экземпляр класса </text:span><text:span text:style-name="T5">games.Screen</text:span><text:span text:style-name="T6">, обеспечивающего доступ к графике. Объект mouse - экземпляр класса </text:span><text:span text:style-name="T5">games. Mouse</text:span><text:span text:style-name="T6">, ответственного за доступ к мыши. Объект </text:span><text:span text:style-name="T5">keyboard</text:span><text:span text:style-name="T6"> — экземпляр класса</text:span></text:p>
            <text:p text:style-name="P9"><text:span text:style-name="T5">games.Keyboard</text:span><text:span text:style-name="T6">, ответственного за доступ к клавиатуре. Наконец, объект </text:span><text:span text:style-name="T5">music</text:span><text:span text:style-name="T6">, экземпляр класса </text:span><text:span text:style-name="T5">games.Music</text:span><text:span text:style-name="T6">, дает доступ к единственному каналу воспроизведения музыки</text:span></text:p>
          </table:table-cell>
        </table:table-row>
        <table:table-row table:style-name="Table13.1">
          <table:table-cell table:style-name="Table13.A3" office:value-type="string">
            <text:p text:style-name="P9"><text:span text:style-name="T5">load_image(filename, [,transparent])</text:span></text:p>
          </table:table-cell>
          <table:table-cell table:style-name="Table13.B3" office:value-type="string">
            <text:p text:style-name="P9"><text:span text:style-name="T6">Возвращает объект-изображение, загруженный из файла </text:span><text:span text:style-name="T5">filename</text:span><text:span text:style-name="T6">. Если параметр </text:span><text:span text:style-name="T5">transparent</text:span><text:span text:style-name="T6"> равен </text:span><text:span text:style-name="T5">True</text:span><text:span text:style-name="T6"> (что задано по умолчанию), у картинки будет прозрачный фон</text:span></text:p>
          </table:table-cell>
        </table:table-row>
        <table:table-row table:style-name="Table13.1">
          <table:table-cell table:style-name="Table13.A4" office:value-type="string">
            <text:p text:style-name="P9"><text:span text:style-name="T5">scalse_image(image, x_scale, [, y_scale])</text:span></text:p>
          </table:table-cell>
          <table:table-cell table:style-name="Table13.B4" office:value-type="string">
            <text:p text:style-name="P9"><text:span text:style-name="T6">Возвращает новый объект-изображение, который представляет собой картинку </text:span><text:span text:style-name="T5">image</text:span><text:span text:style-name="T6">, растянутую пю горизонтали в </text:span><text:span text:style-name="T5">x_scale</text:span><text:span text:style-name="T6"> раз, а по вертикали в </text:span><text:span text:style-name="T5">y_scale</text:span><text:span text:style-name="T6"> раз. Если не передать параметру </text:span><text:span text:style-name="T5">y_scale</text:span><text:span text:style-name="T6"> никакого значения, то масштаб </text:span><text:span text:style-name="T5">x_scale</text:span><text:span text:style-name="T6"> будет применен к обеим координатным осям. Исходное изображение остается прежним</text:span></text:p>
          </table:table-cell>
        </table:table-row>
        <table:table-row table:style-name="Table13.1">
          <table:table-cell table:style-name="Table13.A5" office:value-type="string">
            <text:p text:style-name="P9"><text:span text:style-name="T5">load_sound(filename)</text:span></text:p>
          </table:table-cell>
          <table:table-cell table:style-name="Table13.B5" office:value-type="string">
            <text:p text:style-name="P9"><text:span text:style-name="T6">Возвращает звуковой объект, загруженный из WАV-файла </text:span><text:span text:style-name="T5">filename</text:span></text:p>
          </table:table-cell>
        </table:table-row>
      </table:table>
      <text:p text:style-name="P3"><text:soft-page-break/><text:span text:style-name="T2">Таблица В.13</text:span></text:p>
      <text:p text:style-name="P7"/>
      <text:p text:style-name="P5"><text:span text:style-name="T2">У звукового объекта, возвращаемого методом load_sound (), доступно несколько собственных методов. Они перечислены в табл. В.14.</text:span></text:p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<text:span text:style-name="T4">Метод</text:span></text:p>
          </table:table-cell>
          <table:table-cell table:style-name="Table14.B1" office:value-type="string">
            <text:p text:style-name="P8"><text:span text:style-name="T4">Описание</text:span></text:p>
          </table:table-cell>
        </table:table-row>
        <table:table-row table:style-name="Table14.1">
          <table:table-cell table:style-name="Table14.A2" office:value-type="string">
            <text:p text:style-name="P9"><text:span text:style-name="T5">play([loop])</text:span></text:p>
          </table:table-cell>
          <table:table-cell table:style-name="Table14.B2" office:value-type="string">
            <text:p text:style-name="P9"><text:span text:style-name="T6">Воспроизводит звук </text:span><text:span text:style-name="T5">loop+1</text:span><text:span text:style-name="T6"> раз. Если передать значение -</text:span><text:span text:style-name="T5">1</text:span><text:span text:style-name="T6">, то звук будет играть не переставая. По умолчанию передается значение </text:span><text:span text:style-name="T5">0</text:span></text:p>
          </table:table-cell>
        </table:table-row>
        <table:table-row table:style-name="Table14.1">
          <table:table-cell table:style-name="Table14.A3" office:value-type="string">
            <text:p text:style-name="P9"><text:span text:style-name="T5">fadeout(millisec)</text:span></text:p>
          </table:table-cell>
          <table:table-cell table:style-name="Table14.B3" office:value-type="string">
            <text:p text:style-name="P9"><text:span text:style-name="T6">Постепенно, в течение </text:span><text:span text:style-name="T5">millisec</text:span><text:span text:style-name="T6"> миллисекунд приглушает звук</text:span></text:p>
          </table:table-cell>
        </table:table-row>
        <table:table-row table:style-name="Table14.1">
          <table:table-cell table:style-name="Table14.A4" office:value-type="string">
            <text:p text:style-name="P9"><text:span text:style-name="T5">stop()</text:span></text:p>
          </table:table-cell>
          <table:table-cell table:style-name="Table14.B4" office:value-type="string">
            <text:p text:style-name="P9"><text:span text:style-name="T6">Останавливает воспроизведение звука по всем каналам</text:span></text:p>
          </table:table-cell>
        </table:table-row>
      </table:table>
      <text:p text:style-name="P3"><text:span text:style-name="T2">Таблица В.14</text:span></text:p>
      <text:p text:style-name="P7"/>
      <text:p text:style-name="P5"><text:span text:style-name="T13">Константы модуля games</text:span></text:p>
      <text:p text:style-name="P5"><text:span text:style-name="T2">В модуле соlor доступно некоторое количество констант, соответствующих клавишам на клавиатуре. Их полный список приводится в табл. В.15.</text:span></text:p>
      <text:p text:style-name="P5"/>
      <text:p text:style-name="P5"/>
      <text:p text:style-name="P6"/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<text:span text:style-name="T14">Константа</text:span></text:p>
          </table:table-cell>
          <table:table-cell table:style-name="Table15.A1" office:value-type="string">
            <text:p text:style-name="P8"><text:span text:style-name="T4">ASCII</text:span></text:p>
          </table:table-cell>
          <table:table-cell table:style-name="Table15.C1" office:value-type="string">
            <text:p text:style-name="P8"><text:span text:style-name="T4">Клавиша</text:span></text:p>
          </table:table-cell>
        </table:table-row>
        <table:table-row table:style-name="Table15.1">
          <table:table-cell table:style-name="Table15.A2" office:value-type="string">
            <text:p text:style-name="P9"><text:span text:style-name="T6">K_BACKSPACE <text:s text:c="5"/></text:span></text:p>
          </table:table-cell>
          <table:table-cell table:style-name="Table15.B2" office:value-type="string">
            <text:p text:style-name="P8"><text:span text:style-name="T6">\b</text:span></text:p>
          </table:table-cell>
          <table:table-cell table:style-name="Table15.C2" office:value-type="string">
            <text:p text:style-name="P9"><text:span text:style-name="T6">backspace</text:span></text:p>
          </table:table-cell>
        </table:table-row>
        <table:table-row table:style-name="Table15.1">
          <table:table-cell table:style-name="Table15.A3" office:value-type="string">
            <text:p text:style-name="P9"><text:span text:style-name="T6">K_TAB </text:span></text:p>
          </table:table-cell>
          <table:table-cell table:style-name="Table15.B3" office:value-type="string">
            <text:p text:style-name="P8"><text:span text:style-name="T6">\t</text:span></text:p>
          </table:table-cell>
          <table:table-cell table:style-name="Table15.C3" office:value-type="string">
            <text:p text:style-name="P9"><text:span text:style-name="T6">tab <text:s text:c="3"/></text:span></text:p>
          </table:table-cell>
        </table:table-row>
        <table:table-row table:style-name="Table15.1">
          <table:table-cell table:style-name="Table15.A4" office:value-type="string">
            <text:p text:style-name="P9"><text:span text:style-name="T6">K_CLEAR</text:span></text:p>
          </table:table-cell>
          <table:table-cell table:style-name="Table15.B4" office:value-type="string">
            <text:p text:style-name="P10"/>
          </table:table-cell>
          <table:table-cell table:style-name="Table15.C4" office:value-type="string">
            <text:p text:style-name="P9"><text:span text:style-name="T6">clear</text:span></text:p>
          </table:table-cell>
        </table:table-row>
        <table:table-row table:style-name="Table15.1">
          <table:table-cell table:style-name="Table15.A5" office:value-type="string">
            <text:p text:style-name="P9"><text:span text:style-name="T6">K_RETURN </text:span></text:p>
          </table:table-cell>
          <table:table-cell table:style-name="Table15.B5" office:value-type="string">
            <text:p text:style-name="P8"><text:span text:style-name="T6">\r</text:span></text:p>
          </table:table-cell>
          <table:table-cell table:style-name="Table15.C5" office:value-type="string">
            <text:p text:style-name="P9"><text:span text:style-name="T6">return</text:span></text:p>
          </table:table-cell>
        </table:table-row>
        <table:table-row table:style-name="Table15.1">
          <table:table-cell table:style-name="Table15.A6" office:value-type="string">
            <text:p text:style-name="P9"><text:span text:style-name="T6">K_PAUSE <text:s text:c="14"/></text:span></text:p>
          </table:table-cell>
          <table:table-cell table:style-name="Table15.B6" office:value-type="string">
            <text:p text:style-name="P10"/>
          </table:table-cell>
          <table:table-cell table:style-name="Table15.C6" office:value-type="string">
            <text:p text:style-name="P9"><text:span text:style-name="T6">pause</text:span></text:p>
          </table:table-cell>
        </table:table-row>
        <table:table-row table:style-name="Table15.1">
          <table:table-cell table:style-name="Table15.A7" office:value-type="string">
            <text:p text:style-name="P9"><text:span text:style-name="T6">K_ESCAPE</text:span></text:p>
          </table:table-cell>
          <table:table-cell table:style-name="Table15.B7" office:value-type="string">
            <text:p text:style-name="P8"><text:span text:style-name="T6">^[</text:span></text:p>
          </table:table-cell>
          <table:table-cell table:style-name="Table15.C7" office:value-type="string">
            <text:p text:style-name="P9"><text:span text:style-name="T6">escape</text:span></text:p>
          </table:table-cell>
        </table:table-row>
        <table:table-row table:style-name="Table15.1">
          <table:table-cell table:style-name="Table15.A8" office:value-type="string">
            <text:p text:style-name="P9"><text:span text:style-name="T6">K_SPACE</text:span></text:p>
          </table:table-cell>
          <table:table-cell table:style-name="Table15.B8" office:value-type="string">
            <text:p text:style-name="P10"/>
          </table:table-cell>
          <table:table-cell table:style-name="Table15.C8" office:value-type="string">
            <text:p text:style-name="P9"><text:span text:style-name="T6">space</text:span></text:p>
          </table:table-cell>
        </table:table-row>
        <table:table-row table:style-name="Table15.1">
          <table:table-cell table:style-name="Table15.A9" office:value-type="string">
            <text:p text:style-name="P9"><text:span text:style-name="T6">K_EXCLAIM</text:span></text:p>
          </table:table-cell>
          <table:table-cell table:style-name="Table15.B9" office:value-type="string">
            <text:p text:style-name="P8"><text:span text:style-name="T6">!</text:span></text:p>
          </table:table-cell>
          <table:table-cell table:style-name="Table15.C9" office:value-type="string">
            <text:p text:style-name="P9"><text:span text:style-name="T6">exclaim</text:span></text:p>
          </table:table-cell>
        </table:table-row>
        <table:table-row table:style-name="Table15.1">
          <table:table-cell table:style-name="Table15.A10" office:value-type="string">
            <text:p text:style-name="P9"><text:span text:style-name="T6">K_QUOTEDBL</text:span></text:p>
          </table:table-cell>
          <table:table-cell table:style-name="Table15.B10" office:value-type="string">
            <text:p text:style-name="P8"><text:span text:style-name="T6"><text:s/>"</text:span></text:p>
          </table:table-cell>
          <table:table-cell table:style-name="Table15.C10" office:value-type="string">
            <text:p text:style-name="P9"><text:span text:style-name="T6">quotedbl</text:span></text:p>
          </table:table-cell>
        </table:table-row>
        <table:table-row table:style-name="Table15.1">
          <table:table-cell table:style-name="Table15.A11" office:value-type="string">
            <text:p text:style-name="P2"><text:span text:style-name="T11">K_HASH</text:span></text:p>
          </table:table-cell>
          <table:table-cell table:style-name="Table15.B11" office:value-type="string">
            <text:p text:style-name="P8"><text:span text:style-name="T6">#</text:span></text:p>
          </table:table-cell>
          <table:table-cell table:style-name="Table15.C11" office:value-type="string">
            <text:p text:style-name="P9"><text:span text:style-name="T6">hash</text:span></text:p>
          </table:table-cell>
        </table:table-row>
        <table:table-row table:style-name="Table15.1">
          <table:table-cell table:style-name="Table15.A12" office:value-type="string">
            <text:p text:style-name="P9"><text:span text:style-name="T6">K_DOLLAR</text:span></text:p>
          </table:table-cell>
          <table:table-cell table:style-name="Table15.B12" office:value-type="string">
            <text:p text:style-name="P8"><text:span text:style-name="T6">$</text:span></text:p>
          </table:table-cell>
          <table:table-cell table:style-name="Table15.C12" office:value-type="string">
            <text:p text:style-name="P9"><text:span text:style-name="T6">dollar</text:span></text:p>
          </table:table-cell>
        </table:table-row>
        <table:table-row table:style-name="Table15.1">
          <table:table-cell table:style-name="Table15.A13" office:value-type="string">
            <text:p text:style-name="P9"><text:span text:style-name="T6">K_AMPERSAND</text:span></text:p>
          </table:table-cell>
          <table:table-cell table:style-name="Table15.B13" office:value-type="string">
            <text:p text:style-name="P8"><text:span text:style-name="T6">&amp;</text:span></text:p>
          </table:table-cell>
          <table:table-cell table:style-name="Table15.C13" office:value-type="string">
            <text:p text:style-name="P9"><text:span text:style-name="T6">ampersand</text:span></text:p>
          </table:table-cell>
        </table:table-row>
        <table:table-row table:style-name="Table15.1">
          <table:table-cell table:style-name="Table15.A14" office:value-type="string">
            <text:p text:style-name="P9"><text:span text:style-name="T6">K_QUOTE</text:span></text:p>
          </table:table-cell>
          <table:table-cell table:style-name="Table15.B14" office:value-type="string">
            <text:p text:style-name="P10"/>
          </table:table-cell>
          <table:table-cell table:style-name="Table15.C14" office:value-type="string">
            <text:p text:style-name="P9"><text:span text:style-name="T6">quote</text:span></text:p>
          </table:table-cell>
        </table:table-row>
        <table:table-row table:style-name="Table15.1">
          <table:table-cell table:style-name="Table15.A15" office:value-type="string">
            <text:p text:style-name="P9"><text:span text:style-name="T6">K_LEFTPAREN</text:span></text:p>
          </table:table-cell>
          <table:table-cell table:style-name="Table15.B15" office:value-type="string">
            <text:p text:style-name="P8"><text:span text:style-name="T6">(</text:span></text:p>
          </table:table-cell>
          <table:table-cell table:style-name="Table15.C15" office:value-type="string">
            <text:p text:style-name="P9"><text:span text:style-name="T6">left parenthesis</text:span></text:p>
          </table:table-cell>
        </table:table-row>
        <table:table-row table:style-name="Table15.1">
          <table:table-cell table:style-name="Table15.A16" office:value-type="string">
            <text:p text:style-name="P2"><text:span text:style-name="T11">K_RIGHTPAREN</text:span></text:p>
          </table:table-cell>
          <table:table-cell table:style-name="Table15.B16" office:value-type="string">
            <text:p text:style-name="P8"><text:span text:style-name="T6">)</text:span></text:p>
          </table:table-cell>
          <table:table-cell table:style-name="Table15.C16" office:value-type="string">
            <text:p text:style-name="P9"><text:span text:style-name="T6">right parenthesis</text:span></text:p>
          </table:table-cell>
        </table:table-row>
        <table:table-row table:style-name="Table15.1">
          <table:table-cell table:style-name="Table15.A17" office:value-type="string">
            <text:p text:style-name="P9"><text:span text:style-name="T6">K_ASTERISK</text:span></text:p>
          </table:table-cell>
          <table:table-cell table:style-name="Table15.B17" office:value-type="string">
            <text:p text:style-name="P8"><text:span text:style-name="T6">*</text:span></text:p>
          </table:table-cell>
          <table:table-cell table:style-name="Table15.C17" office:value-type="string">
            <text:p text:style-name="P9"><text:span text:style-name="T6">asterisk</text:span></text:p>
          </table:table-cell>
        </table:table-row>
        <table:table-row table:style-name="Table15.1">
          <table:table-cell table:style-name="Table15.A18" office:value-type="string">
            <text:p text:style-name="P9"><text:span text:style-name="T6">K_PLUS</text:span></text:p>
          </table:table-cell>
          <table:table-cell table:style-name="Table15.B18" office:value-type="string">
            <text:p text:style-name="P8"><text:span text:style-name="T6">+</text:span></text:p>
          </table:table-cell>
          <table:table-cell table:style-name="Table15.C18" office:value-type="string">
            <text:p text:style-name="P9"><text:span text:style-name="T6">plus sign</text:span></text:p>
          </table:table-cell>
        </table:table-row>
        <table:table-row table:style-name="Table15.1">
          <table:table-cell table:style-name="Table15.A19" office:value-type="string">
            <text:p text:style-name="P9"><text:span text:style-name="T6">K_COMMA</text:span></text:p>
          </table:table-cell>
          <table:table-cell table:style-name="Table15.B19" office:value-type="string">
            <text:p text:style-name="P8"><text:span text:style-name="T6">,</text:span></text:p>
          </table:table-cell>
          <table:table-cell table:style-name="Table15.C19" office:value-type="string">
            <text:p text:style-name="P9"><text:span text:style-name="T6">comma</text:span></text:p>
          </table:table-cell>
        </table:table-row>
        <table:table-row table:style-name="Table15.20">
          <table:table-cell table:style-name="Table15.A20" office:value-type="string">
            <text:p text:style-name="P9"><text:span text:style-name="T6">K_MINUS </text:span></text:p>
          </table:table-cell>
          <table:table-cell table:style-name="Table15.B20" office:value-type="string">
            <text:p text:style-name="P8"><text:span text:style-name="T6">-</text:span></text:p>
          </table:table-cell>
          <table:table-cell table:style-name="Table15.C20" office:value-type="string">
            <text:p text:style-name="P9"><text:span text:style-name="T6">minus sign</text:span></text:p>
          </table:table-cell>
        </table:table-row>
        <table:table-row table:style-name="Table15.1">
          <table:table-cell table:style-name="Table15.A21" office:value-type="string">
            <text:p text:style-name="P9"><text:span text:style-name="T6">K_PERIOD </text:span></text:p>
          </table:table-cell>
          <table:table-cell table:style-name="Table15.B21" office:value-type="string">
            <text:p text:style-name="P8"><text:span text:style-name="T6">.</text:span></text:p>
          </table:table-cell>
          <table:table-cell table:style-name="Table15.C21" office:value-type="string">
            <text:p text:style-name="P9"><text:span text:style-name="T6">period</text:span></text:p>
          </table:table-cell>
        </table:table-row>
        <table:table-row table:style-name="Table15.1">
          <table:table-cell table:style-name="Table15.A22" office:value-type="string">
            <text:p text:style-name="P9"><text:span text:style-name="T6">K_SLASH </text:span></text:p>
          </table:table-cell>
          <table:table-cell table:style-name="Table15.B22" office:value-type="string">
            <text:p text:style-name="P8"><text:span text:style-name="T6">/</text:span></text:p>
          </table:table-cell>
          <table:table-cell table:style-name="Table15.C22" office:value-type="string">
            <text:p text:style-name="P9"><text:span text:style-name="T6">forward slash</text:span></text:p>
          </table:table-cell>
        </table:table-row>
        <table:table-row table:style-name="Table15.1">
          <table:table-cell table:style-name="Table15.A23" office:value-type="string">
            <text:p text:style-name="P9"><text:span text:style-name="T6">K_0</text:span></text:p>
          </table:table-cell>
          <table:table-cell table:style-name="Table15.B23" office:value-type="string">
            <text:p text:style-name="P8"><text:span text:style-name="T6">0</text:span></text:p>
          </table:table-cell>
          <table:table-cell table:style-name="Table15.C23" office:value-type="string">
            <text:p text:style-name="P9"><text:span text:style-name="T6">0</text:span></text:p>
          </table:table-cell>
        </table:table-row>
        <text:soft-page-break/>
        <table:table-row table:style-name="Table15.24">
          <table:table-cell table:style-name="Table15.A24" office:value-type="string">
            <text:p text:style-name="P9"><text:span text:style-name="T6">K_1</text:span></text:p>
          </table:table-cell>
          <table:table-cell table:style-name="Table15.B24" office:value-type="string">
            <text:p text:style-name="P8"><text:span text:style-name="T6">1</text:span></text:p>
          </table:table-cell>
          <table:table-cell table:style-name="Table15.C24" office:value-type="string">
            <text:p text:style-name="P9"><text:span text:style-name="T7">1</text:span></text:p>
          </table:table-cell>
        </table:table-row>
        <table:table-row table:style-name="Table15.1">
          <table:table-cell table:style-name="Table15.A25" office:value-type="string">
            <text:p text:style-name="P9"><text:span text:style-name="T6">K_2</text:span></text:p>
          </table:table-cell>
          <table:table-cell table:style-name="Table15.B25" office:value-type="string">
            <text:p text:style-name="P8"><text:span text:style-name="T6">2</text:span></text:p>
          </table:table-cell>
          <table:table-cell table:style-name="Table15.C25" office:value-type="string">
            <text:p text:style-name="P9"><text:span text:style-name="T6">2</text:span></text:p>
          </table:table-cell>
        </table:table-row>
        <table:table-row table:style-name="Table15.1">
          <table:table-cell table:style-name="Table15.A26" office:value-type="string">
            <text:p text:style-name="P9"><text:span text:style-name="T6">K_3</text:span></text:p>
          </table:table-cell>
          <table:table-cell table:style-name="Table15.B26" office:value-type="string">
            <text:p text:style-name="P8"><text:span text:style-name="T6">3</text:span></text:p>
          </table:table-cell>
          <table:table-cell table:style-name="Table15.C26" office:value-type="string">
            <text:p text:style-name="P9"><text:span text:style-name="T6">3</text:span></text:p>
          </table:table-cell>
        </table:table-row>
        <table:table-row table:style-name="Table15.1">
          <table:table-cell table:style-name="Table15.A27" office:value-type="string">
            <text:p text:style-name="P9"><text:span text:style-name="T6">K_4</text:span></text:p>
          </table:table-cell>
          <table:table-cell table:style-name="Table15.B27" office:value-type="string">
            <text:p text:style-name="P8"><text:span text:style-name="T6">4</text:span></text:p>
          </table:table-cell>
          <table:table-cell table:style-name="Table15.C27" office:value-type="string">
            <text:p text:style-name="P9"><text:span text:style-name="T6">4</text:span></text:p>
          </table:table-cell>
        </table:table-row>
        <table:table-row table:style-name="Table15.1">
          <table:table-cell table:style-name="Table15.A28" office:value-type="string">
            <text:p text:style-name="P9"><text:span text:style-name="T6">K_5</text:span></text:p>
          </table:table-cell>
          <table:table-cell table:style-name="Table15.B28" office:value-type="string">
            <text:p text:style-name="P8"><text:span text:style-name="T6">5</text:span></text:p>
          </table:table-cell>
          <table:table-cell table:style-name="Table15.C28" office:value-type="string">
            <text:p text:style-name="P9"><text:span text:style-name="T6">5</text:span></text:p>
          </table:table-cell>
        </table:table-row>
        <table:table-row table:style-name="Table15.1">
          <table:table-cell table:style-name="Table15.A29" office:value-type="string">
            <text:p text:style-name="P9"><text:span text:style-name="T6">K_6</text:span></text:p>
          </table:table-cell>
          <table:table-cell table:style-name="Table15.B29" office:value-type="string">
            <text:p text:style-name="P8"><text:span text:style-name="T6">6</text:span></text:p>
          </table:table-cell>
          <table:table-cell table:style-name="Table15.C29" office:value-type="string">
            <text:p text:style-name="P9"><text:span text:style-name="T6">6</text:span></text:p>
          </table:table-cell>
        </table:table-row>
        <table:table-row table:style-name="Table15.1">
          <table:table-cell table:style-name="Table15.A30" office:value-type="string">
            <text:p text:style-name="P9"><text:span text:style-name="T6">K_7 </text:span></text:p>
          </table:table-cell>
          <table:table-cell table:style-name="Table15.B30" office:value-type="string">
            <text:p text:style-name="P8"><text:span text:style-name="T6">7</text:span></text:p>
          </table:table-cell>
          <table:table-cell table:style-name="Table15.C30" office:value-type="string">
            <text:p text:style-name="P9"><text:span text:style-name="T6">7</text:span></text:p>
          </table:table-cell>
        </table:table-row>
        <table:table-row table:style-name="Table15.1">
          <table:table-cell table:style-name="Table15.A31" office:value-type="string">
            <text:p text:style-name="P9"><text:span text:style-name="T6">K_8</text:span></text:p>
          </table:table-cell>
          <table:table-cell table:style-name="Table15.B31" office:value-type="string">
            <text:p text:style-name="P8"><text:span text:style-name="T6">8</text:span></text:p>
          </table:table-cell>
          <table:table-cell table:style-name="Table15.C31" office:value-type="string">
            <text:p text:style-name="P9"><text:span text:style-name="T6">8</text:span></text:p>
          </table:table-cell>
        </table:table-row>
        <table:table-row table:style-name="Table15.1">
          <table:table-cell table:style-name="Table15.A32" office:value-type="string">
            <text:p text:style-name="P9"><text:span text:style-name="T6">K_9</text:span></text:p>
          </table:table-cell>
          <table:table-cell table:style-name="Table15.B32" office:value-type="string">
            <text:p text:style-name="P8"><text:span text:style-name="T6">9</text:span></text:p>
          </table:table-cell>
          <table:table-cell table:style-name="Table15.C32" office:value-type="string">
            <text:p text:style-name="P9"><text:span text:style-name="T6">9</text:span></text:p>
          </table:table-cell>
        </table:table-row>
        <table:table-row table:style-name="Table15.1">
          <table:table-cell table:style-name="Table15.A33" office:value-type="string">
            <text:p text:style-name="P9"><text:span text:style-name="T6">K_COLON </text:span></text:p>
          </table:table-cell>
          <table:table-cell table:style-name="Table15.B33" office:value-type="string">
            <text:p text:style-name="P8"><text:span text:style-name="T6">:</text:span></text:p>
          </table:table-cell>
          <table:table-cell table:style-name="Table15.C33" office:value-type="string">
            <text:p text:style-name="P9"><text:span text:style-name="T6">colon</text:span></text:p>
          </table:table-cell>
        </table:table-row>
        <table:table-row table:style-name="Table15.1">
          <table:table-cell table:style-name="Table15.A34" office:value-type="string">
            <text:p text:style-name="P9"><text:span text:style-name="T6">K_SEMICOLON</text:span></text:p>
          </table:table-cell>
          <table:table-cell table:style-name="Table15.B34" office:value-type="string">
            <text:p text:style-name="P8"><text:span text:style-name="T6">;</text:span></text:p>
          </table:table-cell>
          <table:table-cell table:style-name="Table15.C34" office:value-type="string">
            <text:p text:style-name="P9"><text:span text:style-name="T6">semicolon</text:span></text:p>
          </table:table-cell>
        </table:table-row>
        <table:table-row table:style-name="Table15.1">
          <table:table-cell table:style-name="Table15.A35" office:value-type="string">
            <text:p text:style-name="P9"><text:span text:style-name="T6">K_LESS </text:span></text:p>
          </table:table-cell>
          <table:table-cell table:style-name="Table15.B35" office:value-type="string">
            <text:p text:style-name="P8"><text:span text:style-name="T6">&lt;</text:span></text:p>
          </table:table-cell>
          <table:table-cell table:style-name="Table15.C35" office:value-type="string">
            <text:p text:style-name="P9"><text:span text:style-name="T6">less-than sign</text:span></text:p>
          </table:table-cell>
        </table:table-row>
        <table:table-row table:style-name="Table15.1">
          <table:table-cell table:style-name="Table15.A36" office:value-type="string">
            <text:p text:style-name="P9"><text:span text:style-name="T6">K_EQUALS </text:span></text:p>
          </table:table-cell>
          <table:table-cell table:style-name="Table15.B36" office:value-type="string">
            <text:p text:style-name="P8"><text:span text:style-name="T6">=</text:span></text:p>
          </table:table-cell>
          <table:table-cell table:style-name="Table15.C36" office:value-type="string">
            <text:p text:style-name="P9"><text:span text:style-name="T6">equals sign</text:span></text:p>
          </table:table-cell>
        </table:table-row>
        <table:table-row table:style-name="Table15.1">
          <table:table-cell table:style-name="Table15.A37" office:value-type="string">
            <text:p text:style-name="P9"><text:span text:style-name="T6">K_GREATER</text:span></text:p>
          </table:table-cell>
          <table:table-cell table:style-name="Table15.B37" office:value-type="string">
            <text:p text:style-name="P8"><text:span text:style-name="T6">&gt;</text:span></text:p>
          </table:table-cell>
          <table:table-cell table:style-name="Table15.C37" office:value-type="string">
            <text:p text:style-name="P9"><text:span text:style-name="T6">greater-than sign</text:span></text:p>
          </table:table-cell>
        </table:table-row>
        <table:table-row table:style-name="Table15.1">
          <table:table-cell table:style-name="Table15.A38" office:value-type="string">
            <text:p text:style-name="P9"><text:span text:style-name="T6">K_QUESTION </text:span></text:p>
          </table:table-cell>
          <table:table-cell table:style-name="Table15.B38" office:value-type="string">
            <text:p text:style-name="P8"><text:span text:style-name="T6">?</text:span></text:p>
          </table:table-cell>
          <table:table-cell table:style-name="Table15.C38" office:value-type="string">
            <text:p text:style-name="P9"><text:span text:style-name="T6">question mark</text:span></text:p>
          </table:table-cell>
        </table:table-row>
        <table:table-row table:style-name="Table15.1">
          <table:table-cell table:style-name="Table15.A39" office:value-type="string">
            <text:p text:style-name="P9"><text:span text:style-name="T6">K_AT </text:span></text:p>
          </table:table-cell>
          <table:table-cell table:style-name="Table15.B39" office:value-type="string">
            <text:p text:style-name="P8"><text:span text:style-name="T6">@</text:span></text:p>
          </table:table-cell>
          <table:table-cell table:style-name="Table15.C39" office:value-type="string">
            <text:p text:style-name="P9"><text:span text:style-name="T6">at</text:span></text:p>
          </table:table-cell>
        </table:table-row>
        <table:table-row table:style-name="Table15.1">
          <table:table-cell table:style-name="Table15.A40" office:value-type="string">
            <text:p text:style-name="P9"><text:span text:style-name="T6">K_LEFTBRACKET</text:span></text:p>
          </table:table-cell>
          <table:table-cell table:style-name="Table15.B40" office:value-type="string">
            <text:p text:style-name="P8"><text:span text:style-name="T6">[</text:span></text:p>
          </table:table-cell>
          <table:table-cell table:style-name="Table15.C40" office:value-type="string">
            <text:p text:style-name="P9"><text:span text:style-name="T6">left bracket</text:span></text:p>
          </table:table-cell>
        </table:table-row>
        <table:table-row table:style-name="Table15.1">
          <table:table-cell table:style-name="Table15.A41" office:value-type="string">
            <text:p text:style-name="P9"><text:span text:style-name="T6">K_BACKSLASH </text:span></text:p>
          </table:table-cell>
          <table:table-cell table:style-name="Table15.B41" office:value-type="string">
            <text:p text:style-name="P8"><text:span text:style-name="T6">\</text:span></text:p>
          </table:table-cell>
          <table:table-cell table:style-name="Table15.C41" office:value-type="string">
            <text:p text:style-name="P9"><text:span text:style-name="T6">backslash</text:span></text:p>
          </table:table-cell>
        </table:table-row>
        <table:table-row table:style-name="Table15.1">
          <table:table-cell table:style-name="Table15.A42" office:value-type="string">
            <text:p text:style-name="P9"><text:span text:style-name="T6">K_RIGHTBRACKET</text:span></text:p>
          </table:table-cell>
          <table:table-cell table:style-name="Table15.B42" office:value-type="string">
            <text:p text:style-name="P8"><text:span text:style-name="T6">]</text:span></text:p>
          </table:table-cell>
          <table:table-cell table:style-name="Table15.C42" office:value-type="string">
            <text:p text:style-name="P9"><text:span text:style-name="T6">right bracket</text:span></text:p>
          </table:table-cell>
        </table:table-row>
        <table:table-row table:style-name="Table15.1">
          <table:table-cell table:style-name="Table15.A43" office:value-type="string">
            <text:p text:style-name="P9"><text:span text:style-name="T6">K_CARET</text:span></text:p>
          </table:table-cell>
          <table:table-cell table:style-name="Table15.B43" office:value-type="string">
            <text:p text:style-name="P8"><text:span text:style-name="T6">^</text:span></text:p>
          </table:table-cell>
          <table:table-cell table:style-name="Table15.C43" office:value-type="string">
            <text:p text:style-name="P9"><text:span text:style-name="T6">caret</text:span></text:p>
          </table:table-cell>
        </table:table-row>
        <table:table-row table:style-name="Table15.1">
          <table:table-cell table:style-name="Table15.A44" office:value-type="string">
            <text:p text:style-name="P9"><text:span text:style-name="T6">K_UNDERSCORE</text:span></text:p>
          </table:table-cell>
          <table:table-cell table:style-name="Table15.B44" office:value-type="string">
            <text:p text:style-name="P8"><text:span text:style-name="T6">_</text:span></text:p>
          </table:table-cell>
          <table:table-cell table:style-name="Table15.C44" office:value-type="string">
            <text:p text:style-name="P9"><text:span text:style-name="T6">underscore </text:span></text:p>
          </table:table-cell>
        </table:table-row>
        <table:table-row table:style-name="Table15.1">
          <table:table-cell table:style-name="Table15.A45" office:value-type="string">
            <text:p text:style-name="P9"><text:span text:style-name="T6">K_BACKQUOTE </text:span></text:p>
          </table:table-cell>
          <table:table-cell table:style-name="Table15.B45" office:value-type="string">
            <text:p text:style-name="P8"><text:span text:style-name="T6">`</text:span></text:p>
          </table:table-cell>
          <table:table-cell table:style-name="Table15.C45" office:value-type="string">
            <text:p text:style-name="P9"><text:span text:style-name="T6">grave</text:span></text:p>
          </table:table-cell>
        </table:table-row>
        <table:table-row table:style-name="Table15.1">
          <table:table-cell table:style-name="Table15.A46" office:value-type="string">
            <text:p text:style-name="P9"><text:span text:style-name="T6">K_a </text:span></text:p>
          </table:table-cell>
          <table:table-cell table:style-name="Table15.B46" office:value-type="string">
            <text:p text:style-name="P8"><text:span text:style-name="T6">a</text:span></text:p>
          </table:table-cell>
          <table:table-cell table:style-name="Table15.C46" office:value-type="string">
            <text:p text:style-name="P9"><text:span text:style-name="T6">a</text:span></text:p>
          </table:table-cell>
        </table:table-row>
        <text:soft-page-break/>
        <table:table-row table:style-name="Table15.1">
          <table:table-cell table:style-name="Table15.A47" office:value-type="string">
            <text:p text:style-name="P9"><text:span text:style-name="T6">K_b </text:span></text:p>
          </table:table-cell>
          <table:table-cell table:style-name="Table15.B47" office:value-type="string">
            <text:p text:style-name="P8"><text:span text:style-name="T6">b</text:span></text:p>
          </table:table-cell>
          <table:table-cell table:style-name="Table15.C47" office:value-type="string">
            <text:p text:style-name="P9"><text:span text:style-name="T6">b</text:span></text:p>
          </table:table-cell>
        </table:table-row>
        <table:table-row table:style-name="Table15.1">
          <table:table-cell table:style-name="Table15.A48" office:value-type="string">
            <text:p text:style-name="P9"><text:span text:style-name="T6">K_c</text:span></text:p>
          </table:table-cell>
          <table:table-cell table:style-name="Table15.B48" office:value-type="string">
            <text:p text:style-name="P8"><text:span text:style-name="T6">c</text:span></text:p>
          </table:table-cell>
          <table:table-cell table:style-name="Table15.C48" office:value-type="string">
            <text:p text:style-name="P9"><text:span text:style-name="T6">c</text:span></text:p>
          </table:table-cell>
        </table:table-row>
        <table:table-row table:style-name="Table15.1">
          <table:table-cell table:style-name="Table15.A49" office:value-type="string">
            <text:p text:style-name="P9"><text:span text:style-name="T6">K_d</text:span></text:p>
          </table:table-cell>
          <table:table-cell table:style-name="Table15.B49" office:value-type="string">
            <text:p text:style-name="P8"><text:span text:style-name="T6">d</text:span></text:p>
          </table:table-cell>
          <table:table-cell table:style-name="Table15.C49" office:value-type="string">
            <text:p text:style-name="P9"><text:span text:style-name="T6"><text:s/>d</text:span></text:p>
          </table:table-cell>
        </table:table-row>
        <table:table-row table:style-name="Table15.1">
          <table:table-cell table:style-name="Table15.A50" office:value-type="string">
            <text:p text:style-name="P9"><text:span text:style-name="T6">K_e</text:span></text:p>
          </table:table-cell>
          <table:table-cell table:style-name="Table15.B50" office:value-type="string">
            <text:p text:style-name="P8"><text:span text:style-name="T6">e</text:span></text:p>
          </table:table-cell>
          <table:table-cell table:style-name="Table15.C50" office:value-type="string">
            <text:p text:style-name="P9"><text:span text:style-name="T6">e</text:span></text:p>
          </table:table-cell>
        </table:table-row>
        <table:table-row table:style-name="Table15.1">
          <table:table-cell table:style-name="Table15.A51" office:value-type="string">
            <text:p text:style-name="P9"><text:span text:style-name="T6">K_f</text:span></text:p>
          </table:table-cell>
          <table:table-cell table:style-name="Table15.B51" office:value-type="string">
            <text:p text:style-name="P8"><text:span text:style-name="T6">f</text:span></text:p>
          </table:table-cell>
          <table:table-cell table:style-name="Table15.C51" office:value-type="string">
            <text:p text:style-name="P9"><text:span text:style-name="T6">f</text:span></text:p>
          </table:table-cell>
        </table:table-row>
        <table:table-row table:style-name="Table15.1">
          <table:table-cell table:style-name="Table15.A52" office:value-type="string">
            <text:p text:style-name="P9"><text:span text:style-name="T6">K_g</text:span></text:p>
          </table:table-cell>
          <table:table-cell table:style-name="Table15.B52" office:value-type="string">
            <text:p text:style-name="P8"><text:span text:style-name="T6">g</text:span></text:p>
          </table:table-cell>
          <table:table-cell table:style-name="Table15.C52" office:value-type="string">
            <text:p text:style-name="P9"><text:span text:style-name="T6">g</text:span></text:p>
          </table:table-cell>
        </table:table-row>
        <table:table-row table:style-name="Table15.1">
          <table:table-cell table:style-name="Table15.A53" office:value-type="string">
            <text:p text:style-name="P9"><text:span text:style-name="T6">K_h</text:span></text:p>
          </table:table-cell>
          <table:table-cell table:style-name="Table15.B53" office:value-type="string">
            <text:p text:style-name="P8"><text:span text:style-name="T6">h</text:span></text:p>
          </table:table-cell>
          <table:table-cell table:style-name="Table15.C53" office:value-type="string">
            <text:p text:style-name="P9"><text:span text:style-name="T6">h</text:span></text:p>
          </table:table-cell>
        </table:table-row>
        <table:table-row table:style-name="Table15.1">
          <table:table-cell table:style-name="Table15.A54" office:value-type="string">
            <text:p text:style-name="P9"><text:span text:style-name="T6">K_i</text:span></text:p>
          </table:table-cell>
          <table:table-cell table:style-name="Table15.B54" office:value-type="string">
            <text:p text:style-name="P8"><text:span text:style-name="T6">i</text:span></text:p>
          </table:table-cell>
          <table:table-cell table:style-name="Table15.C54" office:value-type="string">
            <text:p text:style-name="P9"><text:span text:style-name="T6">i</text:span></text:p>
          </table:table-cell>
        </table:table-row>
        <table:table-row table:style-name="Table15.1">
          <table:table-cell table:style-name="Table15.A55" office:value-type="string">
            <text:p text:style-name="P9"><text:span text:style-name="T6">K_j</text:span></text:p>
          </table:table-cell>
          <table:table-cell table:style-name="Table15.B55" office:value-type="string">
            <text:p text:style-name="P8"><text:span text:style-name="T6">j</text:span></text:p>
          </table:table-cell>
          <table:table-cell table:style-name="Table15.C55" office:value-type="string">
            <text:p text:style-name="P9"><text:span text:style-name="T6">j</text:span></text:p>
          </table:table-cell>
        </table:table-row>
        <table:table-row table:style-name="Table15.1">
          <table:table-cell table:style-name="Table15.A56" office:value-type="string">
            <text:p text:style-name="P9"><text:span text:style-name="T6">K_k </text:span></text:p>
          </table:table-cell>
          <table:table-cell table:style-name="Table15.B56" office:value-type="string">
            <text:p text:style-name="P8"><text:span text:style-name="T6">k</text:span></text:p>
          </table:table-cell>
          <table:table-cell table:style-name="Table15.C56" office:value-type="string">
            <text:p text:style-name="P9"><text:span text:style-name="T6">k</text:span></text:p>
          </table:table-cell>
        </table:table-row>
        <table:table-row table:style-name="Table15.1">
          <table:table-cell table:style-name="Table15.A57" office:value-type="string">
            <text:p text:style-name="P9"><text:span text:style-name="T6">K_l</text:span></text:p>
          </table:table-cell>
          <table:table-cell table:style-name="Table15.B57" office:value-type="string">
            <text:p text:style-name="P8"><text:span text:style-name="T6">l</text:span></text:p>
          </table:table-cell>
          <table:table-cell table:style-name="Table15.C57" office:value-type="string">
            <text:p text:style-name="P9"><text:span text:style-name="T6">l</text:span></text:p>
          </table:table-cell>
        </table:table-row>
        <table:table-row table:style-name="Table15.1">
          <table:table-cell table:style-name="Table15.A58" office:value-type="string">
            <text:p text:style-name="P9"><text:span text:style-name="T6">K_m</text:span></text:p>
          </table:table-cell>
          <table:table-cell table:style-name="Table15.B58" office:value-type="string">
            <text:p text:style-name="P8"><text:span text:style-name="T6">m</text:span></text:p>
          </table:table-cell>
          <table:table-cell table:style-name="Table15.C58" office:value-type="string">
            <text:p text:style-name="P9"><text:span text:style-name="T6">m</text:span></text:p>
          </table:table-cell>
        </table:table-row>
        <table:table-row table:style-name="Table15.1">
          <table:table-cell table:style-name="Table15.A59" office:value-type="string">
            <text:p text:style-name="P9"><text:span text:style-name="T6">K_n </text:span></text:p>
          </table:table-cell>
          <table:table-cell table:style-name="Table15.B59" office:value-type="string">
            <text:p text:style-name="P8"><text:span text:style-name="T6">n</text:span></text:p>
          </table:table-cell>
          <table:table-cell table:style-name="Table15.C59" office:value-type="string">
            <text:p text:style-name="P9"><text:span text:style-name="T6">n</text:span></text:p>
          </table:table-cell>
        </table:table-row>
        <table:table-row table:style-name="Table15.1">
          <table:table-cell table:style-name="Table15.A60" office:value-type="string">
            <text:p text:style-name="P9"><text:span text:style-name="T6">K_o </text:span></text:p>
          </table:table-cell>
          <table:table-cell table:style-name="Table15.B60" office:value-type="string">
            <text:p text:style-name="P8"><text:span text:style-name="T6">o</text:span></text:p>
          </table:table-cell>
          <table:table-cell table:style-name="Table15.C60" office:value-type="string">
            <text:p text:style-name="P9"><text:span text:style-name="T6">o</text:span></text:p>
          </table:table-cell>
        </table:table-row>
        <table:table-row table:style-name="Table15.1">
          <table:table-cell table:style-name="Table15.A61" office:value-type="string">
            <text:p text:style-name="P9"><text:span text:style-name="T6">K_p</text:span></text:p>
          </table:table-cell>
          <table:table-cell table:style-name="Table15.B61" office:value-type="string">
            <text:p text:style-name="P8"><text:span text:style-name="T6">p</text:span></text:p>
          </table:table-cell>
          <table:table-cell table:style-name="Table15.C61" office:value-type="string">
            <text:p text:style-name="P9"><text:span text:style-name="T6">p</text:span></text:p>
          </table:table-cell>
        </table:table-row>
        <table:table-row table:style-name="Table15.1">
          <table:table-cell table:style-name="Table15.A62" office:value-type="string">
            <text:p text:style-name="P9"><text:span text:style-name="T6">K_q</text:span></text:p>
          </table:table-cell>
          <table:table-cell table:style-name="Table15.B62" office:value-type="string">
            <text:p text:style-name="P8"><text:span text:style-name="T6">q</text:span></text:p>
          </table:table-cell>
          <table:table-cell table:style-name="Table15.C62" office:value-type="string">
            <text:p text:style-name="P9"><text:span text:style-name="T6">q</text:span></text:p>
          </table:table-cell>
        </table:table-row>
        <table:table-row table:style-name="Table15.1">
          <table:table-cell table:style-name="Table15.A63" office:value-type="string">
            <text:p text:style-name="P9"><text:span text:style-name="T6">K_r</text:span></text:p>
          </table:table-cell>
          <table:table-cell table:style-name="Table15.B63" office:value-type="string">
            <text:p text:style-name="P8"><text:span text:style-name="T6">r</text:span></text:p>
          </table:table-cell>
          <table:table-cell table:style-name="Table15.C63" office:value-type="string">
            <text:p text:style-name="P9"><text:span text:style-name="T6">r</text:span></text:p>
          </table:table-cell>
        </table:table-row>
        <table:table-row table:style-name="Table15.1">
          <table:table-cell table:style-name="Table15.A64" office:value-type="string">
            <text:p text:style-name="P9"><text:span text:style-name="T6">K_s</text:span></text:p>
          </table:table-cell>
          <table:table-cell table:style-name="Table15.B64" office:value-type="string">
            <text:p text:style-name="P8"><text:span text:style-name="T6">s</text:span></text:p>
          </table:table-cell>
          <table:table-cell table:style-name="Table15.C64" office:value-type="string">
            <text:p text:style-name="P9"><text:span text:style-name="T6">s</text:span></text:p>
          </table:table-cell>
        </table:table-row>
        <table:table-row table:style-name="Table15.1">
          <table:table-cell table:style-name="Table15.A65" office:value-type="string">
            <text:p text:style-name="P9"><text:span text:style-name="T6">K_t</text:span></text:p>
          </table:table-cell>
          <table:table-cell table:style-name="Table15.B65" office:value-type="string">
            <text:p text:style-name="P8"><text:span text:style-name="T6">t</text:span></text:p>
          </table:table-cell>
          <table:table-cell table:style-name="Table15.C65" office:value-type="string">
            <text:p text:style-name="P9"><text:span text:style-name="T6">t</text:span></text:p>
          </table:table-cell>
        </table:table-row>
        <table:table-row table:style-name="Table15.1">
          <table:table-cell table:style-name="Table15.A66" office:value-type="string">
            <text:p text:style-name="P9"><text:span text:style-name="T6">K_u</text:span></text:p>
          </table:table-cell>
          <table:table-cell table:style-name="Table15.B66" office:value-type="string">
            <text:p text:style-name="P8"><text:span text:style-name="T6">u</text:span></text:p>
          </table:table-cell>
          <table:table-cell table:style-name="Table15.C66" office:value-type="string">
            <text:p text:style-name="P9"><text:span text:style-name="T6">u</text:span></text:p>
          </table:table-cell>
        </table:table-row>
        <table:table-row table:style-name="Table15.1">
          <table:table-cell table:style-name="Table15.A67" office:value-type="string">
            <text:p text:style-name="P9"><text:span text:style-name="T6">K_v</text:span></text:p>
          </table:table-cell>
          <table:table-cell table:style-name="Table15.B67" office:value-type="string">
            <text:p text:style-name="P8"><text:span text:style-name="T6">v</text:span></text:p>
          </table:table-cell>
          <table:table-cell table:style-name="Table15.C67" office:value-type="string">
            <text:p text:style-name="P9"><text:span text:style-name="T6">v</text:span></text:p>
          </table:table-cell>
        </table:table-row>
        <table:table-row table:style-name="Table15.1">
          <table:table-cell table:style-name="Table15.A68" office:value-type="string">
            <text:p text:style-name="P9"><text:span text:style-name="T6">K_w </text:span></text:p>
          </table:table-cell>
          <table:table-cell table:style-name="Table15.B68" office:value-type="string">
            <text:p text:style-name="P8"><text:span text:style-name="T6">w</text:span></text:p>
          </table:table-cell>
          <table:table-cell table:style-name="Table15.C68" office:value-type="string">
            <text:p text:style-name="P9"><text:span text:style-name="T6">w</text:span></text:p>
          </table:table-cell>
        </table:table-row>
        <table:table-row table:style-name="Table15.1">
          <table:table-cell table:style-name="Table15.A69" office:value-type="string">
            <text:p text:style-name="P9"><text:span text:style-name="T6">K_x </text:span></text:p>
          </table:table-cell>
          <table:table-cell table:style-name="Table15.B69" office:value-type="string">
            <text:p text:style-name="P8"><text:span text:style-name="T6">x</text:span></text:p>
          </table:table-cell>
          <table:table-cell table:style-name="Table15.C69" office:value-type="string">
            <text:p text:style-name="P9"><text:span text:style-name="T6">x</text:span></text:p>
          </table:table-cell>
        </table:table-row>
        <text:soft-page-break/>
        <table:table-row table:style-name="Table15.1">
          <table:table-cell table:style-name="Table15.A70" office:value-type="string">
            <text:p text:style-name="P9"><text:span text:style-name="T6">K_y</text:span></text:p>
          </table:table-cell>
          <table:table-cell table:style-name="Table15.B70" office:value-type="string">
            <text:p text:style-name="P8"><text:span text:style-name="T6">y</text:span></text:p>
          </table:table-cell>
          <table:table-cell table:style-name="Table15.C70" office:value-type="string">
            <text:p text:style-name="P9"><text:span text:style-name="T6">y</text:span></text:p>
          </table:table-cell>
        </table:table-row>
        <table:table-row table:style-name="Table15.1">
          <table:table-cell table:style-name="Table15.A71" office:value-type="string">
            <text:p text:style-name="P9"><text:span text:style-name="T6">K_z </text:span></text:p>
          </table:table-cell>
          <table:table-cell table:style-name="Table15.B71" office:value-type="string">
            <text:p text:style-name="P8"><text:span text:style-name="T6">z</text:span></text:p>
          </table:table-cell>
          <table:table-cell table:style-name="Table15.C71" office:value-type="string">
            <text:p text:style-name="P9"><text:span text:style-name="T6">z</text:span></text:p>
          </table:table-cell>
        </table:table-row>
        <table:table-row table:style-name="Table15.1">
          <table:table-cell table:style-name="Table15.A72" office:value-type="string">
            <text:p text:style-name="P9"><text:span text:style-name="T6">K_DELETE</text:span></text:p>
          </table:table-cell>
          <table:table-cell table:style-name="Table15.B72" office:value-type="string">
            <text:p text:style-name="P10"/>
          </table:table-cell>
          <table:table-cell table:style-name="Table15.C72" office:value-type="string">
            <text:p text:style-name="P9"><text:span text:style-name="T6">delete</text:span></text:p>
          </table:table-cell>
        </table:table-row>
        <table:table-row table:style-name="Table15.1">
          <table:table-cell table:style-name="Table15.A73" office:value-type="string">
            <text:p text:style-name="P9"><text:span text:style-name="T6">K_KP0</text:span></text:p>
          </table:table-cell>
          <table:table-cell table:style-name="Table15.B73" office:value-type="string">
            <text:p text:style-name="P10"/>
          </table:table-cell>
          <table:table-cell table:style-name="Table15.C73" office:value-type="string">
            <text:p text:style-name="P9"><text:span text:style-name="T6">keypad 0</text:span></text:p>
          </table:table-cell>
        </table:table-row>
        <table:table-row table:style-name="Table15.1">
          <table:table-cell table:style-name="Table15.A74" office:value-type="string">
            <text:p text:style-name="P9"><text:span text:style-name="T6">K_KP1</text:span></text:p>
          </table:table-cell>
          <table:table-cell table:style-name="Table15.B74" office:value-type="string">
            <text:p text:style-name="P10"/>
          </table:table-cell>
          <table:table-cell table:style-name="Table15.C74" office:value-type="string">
            <text:p text:style-name="P9"><text:span text:style-name="T6">keypad 1</text:span></text:p>
          </table:table-cell>
        </table:table-row>
        <table:table-row table:style-name="Table15.1">
          <table:table-cell table:style-name="Table15.A75" office:value-type="string">
            <text:p text:style-name="P9"><text:span text:style-name="T6">K_KP2</text:span></text:p>
          </table:table-cell>
          <table:table-cell table:style-name="Table15.B75" office:value-type="string">
            <text:p text:style-name="P10"/>
          </table:table-cell>
          <table:table-cell table:style-name="Table15.C75" office:value-type="string">
            <text:p text:style-name="P9"><text:span text:style-name="T6">keypad 2</text:span></text:p>
          </table:table-cell>
        </table:table-row>
        <table:table-row table:style-name="Table15.1">
          <table:table-cell table:style-name="Table15.A76" office:value-type="string">
            <text:p text:style-name="P9"><text:span text:style-name="T6">K_KP3</text:span></text:p>
          </table:table-cell>
          <table:table-cell table:style-name="Table15.B76" office:value-type="string">
            <text:p text:style-name="P10"/>
          </table:table-cell>
          <table:table-cell table:style-name="Table15.C76" office:value-type="string">
            <text:p text:style-name="P9"><text:span text:style-name="T6">keypad 3</text:span></text:p>
          </table:table-cell>
        </table:table-row>
        <table:table-row table:style-name="Table15.1">
          <table:table-cell table:style-name="Table15.A77" office:value-type="string">
            <text:p text:style-name="P9"><text:span text:style-name="T6">K_KP4</text:span></text:p>
          </table:table-cell>
          <table:table-cell table:style-name="Table15.B77" office:value-type="string">
            <text:p text:style-name="P10"/>
          </table:table-cell>
          <table:table-cell table:style-name="Table15.C77" office:value-type="string">
            <text:p text:style-name="P9"><text:span text:style-name="T6">keypad 4</text:span></text:p>
          </table:table-cell>
        </table:table-row>
        <table:table-row table:style-name="Table15.1">
          <table:table-cell table:style-name="Table15.A78" office:value-type="string">
            <text:p text:style-name="P9"><text:span text:style-name="T6">K_KP5</text:span></text:p>
          </table:table-cell>
          <table:table-cell table:style-name="Table15.B78" office:value-type="string">
            <text:p text:style-name="P10"/>
          </table:table-cell>
          <table:table-cell table:style-name="Table15.C78" office:value-type="string">
            <text:p text:style-name="P9"><text:span text:style-name="T6">keypad 5</text:span></text:p>
          </table:table-cell>
        </table:table-row>
        <table:table-row table:style-name="Table15.1">
          <table:table-cell table:style-name="Table15.A79" office:value-type="string">
            <text:p text:style-name="P9"><text:span text:style-name="T6">K_KP6</text:span></text:p>
          </table:table-cell>
          <table:table-cell table:style-name="Table15.B79" office:value-type="string">
            <text:p text:style-name="P10"/>
          </table:table-cell>
          <table:table-cell table:style-name="Table15.C79" office:value-type="string">
            <text:p text:style-name="P9"><text:span text:style-name="T6">keypad 6</text:span></text:p>
          </table:table-cell>
        </table:table-row>
        <table:table-row table:style-name="Table15.1">
          <table:table-cell table:style-name="Table15.A80" office:value-type="string">
            <text:p text:style-name="P9"><text:span text:style-name="T6">K_KP7</text:span></text:p>
          </table:table-cell>
          <table:table-cell table:style-name="Table15.B80" office:value-type="string">
            <text:p text:style-name="P10"/>
          </table:table-cell>
          <table:table-cell table:style-name="Table15.C80" office:value-type="string">
            <text:p text:style-name="P9"><text:span text:style-name="T6">keypad 7</text:span></text:p>
          </table:table-cell>
        </table:table-row>
        <table:table-row table:style-name="Table15.1">
          <table:table-cell table:style-name="Table15.A81" office:value-type="string">
            <text:p text:style-name="P9"><text:span text:style-name="T6">K_KP8</text:span></text:p>
          </table:table-cell>
          <table:table-cell table:style-name="Table15.B81" office:value-type="string">
            <text:p text:style-name="P10"/>
          </table:table-cell>
          <table:table-cell table:style-name="Table15.C81" office:value-type="string">
            <text:p text:style-name="P9"><text:span text:style-name="T6">keypad 8</text:span></text:p>
          </table:table-cell>
        </table:table-row>
        <table:table-row table:style-name="Table15.1">
          <table:table-cell table:style-name="Table15.A82" office:value-type="string">
            <text:p text:style-name="P9"><text:span text:style-name="T6">K_KP9</text:span></text:p>
          </table:table-cell>
          <table:table-cell table:style-name="Table15.B82" office:value-type="string">
            <text:p text:style-name="P10"/>
          </table:table-cell>
          <table:table-cell table:style-name="Table15.C82" office:value-type="string">
            <text:p text:style-name="P9"><text:span text:style-name="T6">keypad 9</text:span></text:p>
          </table:table-cell>
        </table:table-row>
        <table:table-row table:style-name="Table15.1">
          <table:table-cell table:style-name="Table15.A83" office:value-type="string">
            <text:p text:style-name="P9"><text:span text:style-name="T6">K_KP_PERIOD</text:span></text:p>
          </table:table-cell>
          <table:table-cell table:style-name="Table15.B83" office:value-type="string">
            <text:p text:style-name="P8"><text:span text:style-name="T6">.</text:span></text:p>
          </table:table-cell>
          <table:table-cell table:style-name="Table15.C83" office:value-type="string">
            <text:p text:style-name="P9"><text:span text:style-name="T6">keypad period</text:span></text:p>
          </table:table-cell>
        </table:table-row>
        <table:table-row table:style-name="Table15.1">
          <table:table-cell table:style-name="Table15.A84" office:value-type="string">
            <text:p text:style-name="P9"><text:span text:style-name="T6">K_KP_DIVIDE</text:span></text:p>
          </table:table-cell>
          <table:table-cell table:style-name="Table15.B84" office:value-type="string">
            <text:p text:style-name="P8"><text:span text:style-name="T6">/</text:span></text:p>
          </table:table-cell>
          <table:table-cell table:style-name="Table15.C84" office:value-type="string">
            <text:p text:style-name="P9"><text:span text:style-name="T6">keypad divide</text:span></text:p>
          </table:table-cell>
        </table:table-row>
        <table:table-row table:style-name="Table15.1">
          <table:table-cell table:style-name="Table15.A85" office:value-type="string">
            <text:p text:style-name="P9"><text:span text:style-name="T6">K_KP_MULTIPLY</text:span></text:p>
          </table:table-cell>
          <table:table-cell table:style-name="Table15.B85" office:value-type="string">
            <text:p text:style-name="P8"><text:span text:style-name="T6">*</text:span></text:p>
          </table:table-cell>
          <table:table-cell table:style-name="Table15.C85" office:value-type="string">
            <text:p text:style-name="P9"><text:span text:style-name="T6">keypad multiply</text:span></text:p>
          </table:table-cell>
        </table:table-row>
        <table:table-row table:style-name="Table15.1">
          <table:table-cell table:style-name="Table15.A86" office:value-type="string">
            <text:p text:style-name="P9"><text:span text:style-name="T6">K_KP_MINUS</text:span></text:p>
          </table:table-cell>
          <table:table-cell table:style-name="Table15.B86" office:value-type="string">
            <text:p text:style-name="P8"><text:span text:style-name="T6">-</text:span></text:p>
          </table:table-cell>
          <table:table-cell table:style-name="Table15.C86" office:value-type="string">
            <text:p text:style-name="P9"><text:span text:style-name="T6">keypad minus</text:span></text:p>
          </table:table-cell>
        </table:table-row>
        <table:table-row table:style-name="Table15.1">
          <table:table-cell table:style-name="Table15.A87" office:value-type="string">
            <text:p text:style-name="P9"><text:span text:style-name="T6">K_KP_PLUS</text:span></text:p>
          </table:table-cell>
          <table:table-cell table:style-name="Table15.B87" office:value-type="string">
            <text:p text:style-name="P8"><text:span text:style-name="T6">+</text:span></text:p>
          </table:table-cell>
          <table:table-cell table:style-name="Table15.C87" office:value-type="string">
            <text:p text:style-name="P9"><text:span text:style-name="T6">keypad plus</text:span></text:p>
          </table:table-cell>
        </table:table-row>
        <table:table-row table:style-name="Table15.1">
          <table:table-cell table:style-name="Table15.A88" office:value-type="string">
            <text:p text:style-name="P9"><text:span text:style-name="T6">K_KP_ENTER</text:span></text:p>
          </table:table-cell>
          <table:table-cell table:style-name="Table15.B88" office:value-type="string">
            <text:p text:style-name="P8"><text:span text:style-name="T6">\r</text:span></text:p>
          </table:table-cell>
          <table:table-cell table:style-name="Table15.C88" office:value-type="string">
            <text:p text:style-name="P9"><text:span text:style-name="T6">keypad enter</text:span></text:p>
          </table:table-cell>
        </table:table-row>
        <table:table-row table:style-name="Table15.1">
          <table:table-cell table:style-name="Table15.A89" office:value-type="string">
            <text:p text:style-name="P9"><text:span text:style-name="T6">K_KP_EQUALS</text:span></text:p>
          </table:table-cell>
          <table:table-cell table:style-name="Table15.B89" office:value-type="string">
            <text:p text:style-name="P8"><text:span text:style-name="T6">=</text:span></text:p>
          </table:table-cell>
          <table:table-cell table:style-name="Table15.C89" office:value-type="string">
            <text:p text:style-name="P9"><text:span text:style-name="T6">keypad equals</text:span></text:p>
          </table:table-cell>
        </table:table-row>
        <table:table-row table:style-name="Table15.1">
          <table:table-cell table:style-name="Table15.A90" office:value-type="string">
            <text:p text:style-name="P9"><text:span text:style-name="T6">K_UP</text:span></text:p>
          </table:table-cell>
          <table:table-cell table:style-name="Table15.B90" office:value-type="string">
            <text:p text:style-name="P10"/>
          </table:table-cell>
          <table:table-cell table:style-name="Table15.C90" office:value-type="string">
            <text:p text:style-name="P9"><text:span text:style-name="T6">up arrow</text:span></text:p>
          </table:table-cell>
        </table:table-row>
        <table:table-row table:style-name="Table15.1">
          <table:table-cell table:style-name="Table15.A91" office:value-type="string">
            <text:p text:style-name="P9"><text:span text:style-name="T6">K_DOWN</text:span></text:p>
          </table:table-cell>
          <table:table-cell table:style-name="Table15.B91" office:value-type="string">
            <text:p text:style-name="P10"/>
          </table:table-cell>
          <table:table-cell table:style-name="Table15.C91" office:value-type="string">
            <text:p text:style-name="P9"><text:span text:style-name="T6">down arrow</text:span></text:p>
          </table:table-cell>
        </table:table-row>
        <table:table-row table:style-name="Table15.1">
          <table:table-cell table:style-name="Table15.A92" office:value-type="string">
            <text:p text:style-name="P9"><text:span text:style-name="T6">K_RIGHT</text:span></text:p>
          </table:table-cell>
          <table:table-cell table:style-name="Table15.B92" office:value-type="string">
            <text:p text:style-name="P10"/>
          </table:table-cell>
          <table:table-cell table:style-name="Table15.C92" office:value-type="string">
            <text:p text:style-name="P9"><text:span text:style-name="T6">right arrow</text:span></text:p>
          </table:table-cell>
        </table:table-row>
        <text:soft-page-break/>
        <table:table-row table:style-name="Table15.1">
          <table:table-cell table:style-name="Table15.A93" office:value-type="string">
            <text:p text:style-name="P9"><text:span text:style-name="T6">K_LEFT</text:span></text:p>
          </table:table-cell>
          <table:table-cell table:style-name="Table15.B93" office:value-type="string">
            <text:p text:style-name="P10"/>
          </table:table-cell>
          <table:table-cell table:style-name="Table15.C93" office:value-type="string">
            <text:p text:style-name="P9"><text:span text:style-name="T6">left arrow</text:span></text:p>
          </table:table-cell>
        </table:table-row>
        <table:table-row table:style-name="Table15.1">
          <table:table-cell table:style-name="Table15.A94" office:value-type="string">
            <text:p text:style-name="P9"><text:span text:style-name="T6">K_INSERT </text:span></text:p>
          </table:table-cell>
          <table:table-cell table:style-name="Table15.B94" office:value-type="string">
            <text:p text:style-name="P10"/>
          </table:table-cell>
          <table:table-cell table:style-name="Table15.C94" office:value-type="string">
            <text:p text:style-name="P9"><text:span text:style-name="T6">insert</text:span></text:p>
          </table:table-cell>
        </table:table-row>
        <table:table-row table:style-name="Table15.1">
          <table:table-cell table:style-name="Table15.A95" office:value-type="string">
            <text:p text:style-name="P9"><text:span text:style-name="T6">K_HOME </text:span></text:p>
          </table:table-cell>
          <table:table-cell table:style-name="Table15.B95" office:value-type="string">
            <text:p text:style-name="P10"/>
          </table:table-cell>
          <table:table-cell table:style-name="Table15.C95" office:value-type="string">
            <text:p text:style-name="P9"><text:span text:style-name="T6">home</text:span></text:p>
          </table:table-cell>
        </table:table-row>
        <table:table-row table:style-name="Table15.1">
          <table:table-cell table:style-name="Table15.A96" office:value-type="string">
            <text:p text:style-name="P9"><text:span text:style-name="T6">K_END</text:span></text:p>
          </table:table-cell>
          <table:table-cell table:style-name="Table15.B96" office:value-type="string">
            <text:p text:style-name="P10"/>
          </table:table-cell>
          <table:table-cell table:style-name="Table15.C96" office:value-type="string">
            <text:p text:style-name="P9"><text:span text:style-name="T6">end</text:span></text:p>
          </table:table-cell>
        </table:table-row>
        <table:table-row table:style-name="Table15.1">
          <table:table-cell table:style-name="Table15.A97" office:value-type="string">
            <text:p text:style-name="P9"><text:span text:style-name="T6">K_PAGEUP </text:span></text:p>
          </table:table-cell>
          <table:table-cell table:style-name="Table15.B97" office:value-type="string">
            <text:p text:style-name="P10"/>
          </table:table-cell>
          <table:table-cell table:style-name="Table15.C97" office:value-type="string">
            <text:p text:style-name="P9"><text:span text:style-name="T6">page up</text:span></text:p>
          </table:table-cell>
        </table:table-row>
        <table:table-row table:style-name="Table15.1">
          <table:table-cell table:style-name="Table15.A98" office:value-type="string">
            <text:p text:style-name="P9"><text:span text:style-name="T6">K_PAGEDOWN </text:span></text:p>
          </table:table-cell>
          <table:table-cell table:style-name="Table15.B98" office:value-type="string">
            <text:p text:style-name="P10"/>
          </table:table-cell>
          <table:table-cell table:style-name="Table15.C98" office:value-type="string">
            <text:p text:style-name="P9"><text:span text:style-name="T6">page down</text:span></text:p>
          </table:table-cell>
        </table:table-row>
        <table:table-row table:style-name="Table15.1">
          <table:table-cell table:style-name="Table15.A99" office:value-type="string">
            <text:p text:style-name="P9"><text:span text:style-name="T6">K_F1</text:span></text:p>
          </table:table-cell>
          <table:table-cell table:style-name="Table15.B99" office:value-type="string">
            <text:p text:style-name="P10"/>
          </table:table-cell>
          <table:table-cell table:style-name="Table15.C99" office:value-type="string">
            <text:p text:style-name="P9"><text:span text:style-name="T6">F1</text:span></text:p>
          </table:table-cell>
        </table:table-row>
        <table:table-row table:style-name="Table15.1">
          <table:table-cell table:style-name="Table15.A100" office:value-type="string">
            <text:p text:style-name="P9"><text:span text:style-name="T6">K_F2</text:span></text:p>
          </table:table-cell>
          <table:table-cell table:style-name="Table15.B100" office:value-type="string">
            <text:p text:style-name="P10"/>
          </table:table-cell>
          <table:table-cell table:style-name="Table15.C100" office:value-type="string">
            <text:p text:style-name="P9"><text:span text:style-name="T6">F2</text:span></text:p>
          </table:table-cell>
        </table:table-row>
        <table:table-row table:style-name="Table15.1">
          <table:table-cell table:style-name="Table15.A101" office:value-type="string">
            <text:p text:style-name="P9"><text:span text:style-name="T6">K_F3</text:span></text:p>
          </table:table-cell>
          <table:table-cell table:style-name="Table15.B101" office:value-type="string">
            <text:p text:style-name="P10"/>
          </table:table-cell>
          <table:table-cell table:style-name="Table15.C101" office:value-type="string">
            <text:p text:style-name="P9"><text:span text:style-name="T6">F3</text:span></text:p>
          </table:table-cell>
        </table:table-row>
        <table:table-row table:style-name="Table15.1">
          <table:table-cell table:style-name="Table15.A102" office:value-type="string">
            <text:p text:style-name="P9"><text:span text:style-name="T6">K_F4</text:span></text:p>
          </table:table-cell>
          <table:table-cell table:style-name="Table15.B102" office:value-type="string">
            <text:p text:style-name="P10"/>
          </table:table-cell>
          <table:table-cell table:style-name="Table15.C102" office:value-type="string">
            <text:p text:style-name="P9"><text:span text:style-name="T6">F4</text:span></text:p>
          </table:table-cell>
        </table:table-row>
        <table:table-row table:style-name="Table15.1">
          <table:table-cell table:style-name="Table15.A103" office:value-type="string">
            <text:p text:style-name="P9"><text:span text:style-name="T6">K_F5</text:span></text:p>
          </table:table-cell>
          <table:table-cell table:style-name="Table15.B103" office:value-type="string">
            <text:p text:style-name="P10"/>
          </table:table-cell>
          <table:table-cell table:style-name="Table15.C103" office:value-type="string">
            <text:p text:style-name="P9"><text:span text:style-name="T6">F5</text:span></text:p>
          </table:table-cell>
        </table:table-row>
        <table:table-row table:style-name="Table15.1">
          <table:table-cell table:style-name="Table15.A104" office:value-type="string">
            <text:p text:style-name="P9"><text:span text:style-name="T6">K_F6</text:span></text:p>
          </table:table-cell>
          <table:table-cell table:style-name="Table15.B104" office:value-type="string">
            <text:p text:style-name="P10"/>
          </table:table-cell>
          <table:table-cell table:style-name="Table15.C104" office:value-type="string">
            <text:p text:style-name="P9"><text:span text:style-name="T6">F6</text:span></text:p>
          </table:table-cell>
        </table:table-row>
        <table:table-row table:style-name="Table15.1">
          <table:table-cell table:style-name="Table15.A105" office:value-type="string">
            <text:p text:style-name="P9"><text:span text:style-name="T6">K_F7</text:span></text:p>
          </table:table-cell>
          <table:table-cell table:style-name="Table15.B105" office:value-type="string">
            <text:p text:style-name="P10"/>
          </table:table-cell>
          <table:table-cell table:style-name="Table15.C105" office:value-type="string">
            <text:p text:style-name="P9"><text:span text:style-name="T6">F7</text:span></text:p>
          </table:table-cell>
        </table:table-row>
        <table:table-row table:style-name="Table15.1">
          <table:table-cell table:style-name="Table15.A106" office:value-type="string">
            <text:p text:style-name="P9"><text:span text:style-name="T6">K_F8</text:span></text:p>
          </table:table-cell>
          <table:table-cell table:style-name="Table15.B106" office:value-type="string">
            <text:p text:style-name="P10"/>
          </table:table-cell>
          <table:table-cell table:style-name="Table15.C106" office:value-type="string">
            <text:p text:style-name="P9"><text:span text:style-name="T6">F8</text:span></text:p>
          </table:table-cell>
        </table:table-row>
        <table:table-row table:style-name="Table15.1">
          <table:table-cell table:style-name="Table15.A107" office:value-type="string">
            <text:p text:style-name="P9"><text:span text:style-name="T6">K_F9</text:span></text:p>
          </table:table-cell>
          <table:table-cell table:style-name="Table15.B107" office:value-type="string">
            <text:p text:style-name="P10"/>
          </table:table-cell>
          <table:table-cell table:style-name="Table15.C107" office:value-type="string">
            <text:p text:style-name="P9"><text:span text:style-name="T6">F9</text:span></text:p>
          </table:table-cell>
        </table:table-row>
        <table:table-row table:style-name="Table15.1">
          <table:table-cell table:style-name="Table15.A108" office:value-type="string">
            <text:p text:style-name="P9"><text:span text:style-name="T6">K_F10</text:span></text:p>
          </table:table-cell>
          <table:table-cell table:style-name="Table15.B108" office:value-type="string">
            <text:p text:style-name="P10"/>
          </table:table-cell>
          <table:table-cell table:style-name="Table15.C108" office:value-type="string">
            <text:p text:style-name="P9"><text:span text:style-name="T6">F10</text:span></text:p>
          </table:table-cell>
        </table:table-row>
        <table:table-row table:style-name="Table15.1">
          <table:table-cell table:style-name="Table15.A109" office:value-type="string">
            <text:p text:style-name="P9"><text:span text:style-name="T6">K_F11</text:span></text:p>
          </table:table-cell>
          <table:table-cell table:style-name="Table15.B109" office:value-type="string">
            <text:p text:style-name="P10"/>
          </table:table-cell>
          <table:table-cell table:style-name="Table15.C109" office:value-type="string">
            <text:p text:style-name="P9"><text:span text:style-name="T6">F11</text:span></text:p>
          </table:table-cell>
        </table:table-row>
        <table:table-row table:style-name="Table15.1">
          <table:table-cell table:style-name="Table15.A110" office:value-type="string">
            <text:p text:style-name="P9"><text:span text:style-name="T6">K_F12</text:span></text:p>
          </table:table-cell>
          <table:table-cell table:style-name="Table15.B110" office:value-type="string">
            <text:p text:style-name="P10"/>
          </table:table-cell>
          <table:table-cell table:style-name="Table15.C110" office:value-type="string">
            <text:p text:style-name="P9"><text:span text:style-name="T6">F12</text:span></text:p>
          </table:table-cell>
        </table:table-row>
        <table:table-row table:style-name="Table15.1">
          <table:table-cell table:style-name="Table15.A111" office:value-type="string">
            <text:p text:style-name="P9"><text:span text:style-name="T6">K_F13</text:span></text:p>
          </table:table-cell>
          <table:table-cell table:style-name="Table15.B111" office:value-type="string">
            <text:p text:style-name="P10"/>
          </table:table-cell>
          <table:table-cell table:style-name="Table15.C111" office:value-type="string">
            <text:p text:style-name="P9"><text:span text:style-name="T6">F13</text:span></text:p>
          </table:table-cell>
        </table:table-row>
        <table:table-row table:style-name="Table15.1">
          <table:table-cell table:style-name="Table15.A112" office:value-type="string">
            <text:p text:style-name="P9"><text:span text:style-name="T6">K_F14</text:span></text:p>
          </table:table-cell>
          <table:table-cell table:style-name="Table15.B112" office:value-type="string">
            <text:p text:style-name="P10"/>
          </table:table-cell>
          <table:table-cell table:style-name="Table15.C112" office:value-type="string">
            <text:p text:style-name="P9"><text:span text:style-name="T6">F14</text:span></text:p>
          </table:table-cell>
        </table:table-row>
        <table:table-row table:style-name="Table15.1">
          <table:table-cell table:style-name="Table15.A113" office:value-type="string">
            <text:p text:style-name="P9"><text:span text:style-name="T6">K_F15</text:span></text:p>
          </table:table-cell>
          <table:table-cell table:style-name="Table15.B113" office:value-type="string">
            <text:p text:style-name="P10"/>
          </table:table-cell>
          <table:table-cell table:style-name="Table15.C113" office:value-type="string">
            <text:p text:style-name="P9"><text:span text:style-name="T6">F15</text:span></text:p>
          </table:table-cell>
        </table:table-row>
        <table:table-row table:style-name="Table15.1">
          <table:table-cell table:style-name="Table15.A114" office:value-type="string">
            <text:p text:style-name="P9"><text:span text:style-name="T6">K_NUMLOCK</text:span></text:p>
          </table:table-cell>
          <table:table-cell table:style-name="Table15.B114" office:value-type="string">
            <text:p text:style-name="P10"/>
          </table:table-cell>
          <table:table-cell table:style-name="Table15.C114" office:value-type="string">
            <text:p text:style-name="P9"><text:span text:style-name="T6">numlock</text:span></text:p>
          </table:table-cell>
        </table:table-row>
        <table:table-row table:style-name="Table15.1">
          <table:table-cell table:style-name="Table15.A115" office:value-type="string">
            <text:p text:style-name="P9"><text:span text:style-name="T6">K_CAPSLOCK</text:span></text:p>
          </table:table-cell>
          <table:table-cell table:style-name="Table15.B115" office:value-type="string">
            <text:p text:style-name="P10"/>
          </table:table-cell>
          <table:table-cell table:style-name="Table15.C115" office:value-type="string">
            <text:p text:style-name="P9"><text:span text:style-name="T6">capslock</text:span></text:p>
          </table:table-cell>
        </table:table-row>
        <text:soft-page-break/>
        <table:table-row table:style-name="Table15.1">
          <table:table-cell table:style-name="Table15.A116" office:value-type="string">
            <text:p text:style-name="P9"><text:span text:style-name="T6">K_SCROLLOCK </text:span></text:p>
          </table:table-cell>
          <table:table-cell table:style-name="Table15.B116" office:value-type="string">
            <text:p text:style-name="P10"/>
          </table:table-cell>
          <table:table-cell table:style-name="Table15.C116" office:value-type="string">
            <text:p text:style-name="P9"><text:span text:style-name="T6">scrollock</text:span></text:p>
          </table:table-cell>
        </table:table-row>
        <table:table-row table:style-name="Table15.1">
          <table:table-cell table:style-name="Table15.A117" office:value-type="string">
            <text:p text:style-name="P9"><text:span text:style-name="T6">K_RSHIFT</text:span></text:p>
          </table:table-cell>
          <table:table-cell table:style-name="Table15.B117" office:value-type="string">
            <text:p text:style-name="P10"/>
          </table:table-cell>
          <table:table-cell table:style-name="Table15.C117" office:value-type="string">
            <text:p text:style-name="P9"><text:span text:style-name="T6">right shift</text:span></text:p>
          </table:table-cell>
        </table:table-row>
        <table:table-row table:style-name="Table15.1">
          <table:table-cell table:style-name="Table15.A118" office:value-type="string">
            <text:p text:style-name="P9"><text:span text:style-name="T6">K_LSHIFT</text:span></text:p>
          </table:table-cell>
          <table:table-cell table:style-name="Table15.B118" office:value-type="string">
            <text:p text:style-name="P10"/>
          </table:table-cell>
          <table:table-cell table:style-name="Table15.C118" office:value-type="string">
            <text:p text:style-name="P9"><text:span text:style-name="T6">left shift</text:span></text:p>
          </table:table-cell>
        </table:table-row>
        <table:table-row table:style-name="Table15.1">
          <table:table-cell table:style-name="Table15.A119" office:value-type="string">
            <text:p text:style-name="P9"><text:span text:style-name="T6">K_RCTRL </text:span></text:p>
          </table:table-cell>
          <table:table-cell table:style-name="Table15.B119" office:value-type="string">
            <text:p text:style-name="P10"/>
          </table:table-cell>
          <table:table-cell table:style-name="Table15.C119" office:value-type="string">
            <text:p text:style-name="P9"><text:span text:style-name="T6">right control</text:span></text:p>
          </table:table-cell>
        </table:table-row>
        <table:table-row table:style-name="Table15.1">
          <table:table-cell table:style-name="Table15.A120" office:value-type="string">
            <text:p text:style-name="P9"><text:span text:style-name="T6">K_LCTRL</text:span></text:p>
          </table:table-cell>
          <table:table-cell table:style-name="Table15.B120" office:value-type="string">
            <text:p text:style-name="P10"/>
          </table:table-cell>
          <table:table-cell table:style-name="Table15.C120" office:value-type="string">
            <text:p text:style-name="P9"><text:span text:style-name="T6">left control</text:span></text:p>
          </table:table-cell>
        </table:table-row>
        <table:table-row table:style-name="Table15.1">
          <table:table-cell table:style-name="Table15.A121" office:value-type="string">
            <text:p text:style-name="P9"><text:span text:style-name="T6">K_RALT</text:span></text:p>
          </table:table-cell>
          <table:table-cell table:style-name="Table15.B121" office:value-type="string">
            <text:p text:style-name="P10"/>
          </table:table-cell>
          <table:table-cell table:style-name="Table15.C121" office:value-type="string">
            <text:p text:style-name="P9"><text:span text:style-name="T6">right alt</text:span></text:p>
          </table:table-cell>
        </table:table-row>
        <table:table-row table:style-name="Table15.1">
          <table:table-cell table:style-name="Table15.A122" office:value-type="string">
            <text:p text:style-name="P9"><text:span text:style-name="T6">K_LALT </text:span></text:p>
          </table:table-cell>
          <table:table-cell table:style-name="Table15.B122" office:value-type="string">
            <text:p text:style-name="P10"/>
          </table:table-cell>
          <table:table-cell table:style-name="Table15.C122" office:value-type="string">
            <text:p text:style-name="P9"><text:span text:style-name="T6">left alt</text:span></text:p>
          </table:table-cell>
        </table:table-row>
        <table:table-row table:style-name="Table15.1">
          <table:table-cell table:style-name="Table15.A123" office:value-type="string">
            <text:p text:style-name="P9"><text:span text:style-name="T6">K_RMETA </text:span></text:p>
          </table:table-cell>
          <table:table-cell table:style-name="Table15.B123" office:value-type="string">
            <text:p text:style-name="P10"/>
          </table:table-cell>
          <table:table-cell table:style-name="Table15.C123" office:value-type="string">
            <text:p text:style-name="P9"><text:span text:style-name="T6">right meta</text:span></text:p>
          </table:table-cell>
        </table:table-row>
        <table:table-row table:style-name="Table15.1">
          <table:table-cell table:style-name="Table15.A124" office:value-type="string">
            <text:p text:style-name="P9"><text:span text:style-name="T6">K_LMETA</text:span></text:p>
          </table:table-cell>
          <table:table-cell table:style-name="Table15.B124" office:value-type="string">
            <text:p text:style-name="P10"/>
          </table:table-cell>
          <table:table-cell table:style-name="Table15.C124" office:value-type="string">
            <text:p text:style-name="P9"><text:span text:style-name="T6">left meta</text:span></text:p>
          </table:table-cell>
        </table:table-row>
        <table:table-row table:style-name="Table15.1">
          <table:table-cell table:style-name="Table15.A125" office:value-type="string">
            <text:p text:style-name="P9"><text:span text:style-name="T6">K_LSUPER </text:span></text:p>
          </table:table-cell>
          <table:table-cell table:style-name="Table15.B125" office:value-type="string">
            <text:p text:style-name="P10"/>
          </table:table-cell>
          <table:table-cell table:style-name="Table15.C125" office:value-type="string">
            <text:p text:style-name="P9"><text:span text:style-name="T6">left Windows key</text:span></text:p>
          </table:table-cell>
        </table:table-row>
        <table:table-row table:style-name="Table15.1">
          <table:table-cell table:style-name="Table15.A126" office:value-type="string">
            <text:p text:style-name="P9"><text:span text:style-name="T6">K_RSUPER</text:span></text:p>
          </table:table-cell>
          <table:table-cell table:style-name="Table15.B126" office:value-type="string">
            <text:p text:style-name="P10"/>
          </table:table-cell>
          <table:table-cell table:style-name="Table15.C126" office:value-type="string">
            <text:p text:style-name="P9"><text:span text:style-name="T6">right Windows key</text:span></text:p>
          </table:table-cell>
        </table:table-row>
        <table:table-row table:style-name="Table15.1">
          <table:table-cell table:style-name="Table15.A127" office:value-type="string">
            <text:p text:style-name="P9"><text:span text:style-name="T6">K_MODE</text:span></text:p>
          </table:table-cell>
          <table:table-cell table:style-name="Table15.B127" office:value-type="string">
            <text:p text:style-name="P10"/>
          </table:table-cell>
          <table:table-cell table:style-name="Table15.C127" office:value-type="string">
            <text:p text:style-name="P9"><text:span text:style-name="T6">mode shift</text:span></text:p>
          </table:table-cell>
        </table:table-row>
        <table:table-row table:style-name="Table15.1">
          <table:table-cell table:style-name="Table15.A128" office:value-type="string">
            <text:p text:style-name="P9"><text:span text:style-name="T6">K_HELP <text:s/></text:span></text:p>
          </table:table-cell>
          <table:table-cell table:style-name="Table15.B128" office:value-type="string">
            <text:p text:style-name="P10"/>
          </table:table-cell>
          <table:table-cell table:style-name="Table15.C128" office:value-type="string">
            <text:p text:style-name="P9"><text:span text:style-name="T6">help</text:span></text:p>
          </table:table-cell>
        </table:table-row>
        <table:table-row table:style-name="Table15.1">
          <table:table-cell table:style-name="Table15.A129" office:value-type="string">
            <text:p text:style-name="P9"><text:span text:style-name="T6">K_PRINT</text:span></text:p>
          </table:table-cell>
          <table:table-cell table:style-name="Table15.B129" office:value-type="string">
            <text:p text:style-name="P10"/>
          </table:table-cell>
          <table:table-cell table:style-name="Table15.C129" office:value-type="string">
            <text:p text:style-name="P9"><text:span text:style-name="T6">print screen</text:span></text:p>
          </table:table-cell>
        </table:table-row>
        <table:table-row table:style-name="Table15.1">
          <table:table-cell table:style-name="Table15.A130" office:value-type="string">
            <text:p text:style-name="P9"><text:span text:style-name="T6">K_SYSREQ </text:span></text:p>
          </table:table-cell>
          <table:table-cell table:style-name="Table15.B130" office:value-type="string">
            <text:p text:style-name="P10"/>
          </table:table-cell>
          <table:table-cell table:style-name="Table15.C130" office:value-type="string">
            <text:p text:style-name="P9"><text:span text:style-name="T6">sysrq</text:span></text:p>
          </table:table-cell>
        </table:table-row>
        <table:table-row table:style-name="Table15.1">
          <table:table-cell table:style-name="Table15.A131" office:value-type="string">
            <text:p text:style-name="P9"><text:span text:style-name="T6">K_BREAK</text:span></text:p>
          </table:table-cell>
          <table:table-cell table:style-name="Table15.B131" office:value-type="string">
            <text:p text:style-name="P10"/>
          </table:table-cell>
          <table:table-cell table:style-name="Table15.C131" office:value-type="string">
            <text:p text:style-name="P9"><text:span text:style-name="T6">break</text:span></text:p>
          </table:table-cell>
        </table:table-row>
        <table:table-row table:style-name="Table15.1">
          <table:table-cell table:style-name="Table15.A132" office:value-type="string">
            <text:p text:style-name="P9"><text:span text:style-name="T6">K_MENU</text:span></text:p>
          </table:table-cell>
          <table:table-cell table:style-name="Table15.B132" office:value-type="string">
            <text:p text:style-name="P10"/>
          </table:table-cell>
          <table:table-cell table:style-name="Table15.C132" office:value-type="string">
            <text:p text:style-name="P9"><text:span text:style-name="T6">menu</text:span></text:p>
          </table:table-cell>
        </table:table-row>
        <table:table-row table:style-name="Table15.1">
          <table:table-cell table:style-name="Table15.A133" office:value-type="string">
            <text:p text:style-name="P9"><text:span text:style-name="T6">K_POWER</text:span></text:p>
          </table:table-cell>
          <table:table-cell table:style-name="Table15.B133" office:value-type="string">
            <text:p text:style-name="P10"/>
          </table:table-cell>
          <table:table-cell table:style-name="Table15.C133" office:value-type="string">
            <text:p text:style-name="P9"><text:span text:style-name="T6">power</text:span></text:p>
          </table:table-cell>
        </table:table-row>
        <table:table-row table:style-name="Table15.1">
          <table:table-cell table:style-name="Table15.A134" office:value-type="string">
            <text:p text:style-name="P9"><text:span text:style-name="T6">K_EURO</text:span></text:p>
          </table:table-cell>
          <table:table-cell table:style-name="Table15.B134" office:value-type="string">
            <text:p text:style-name="P10"/>
          </table:table-cell>
          <table:table-cell table:style-name="Table15.C134" office:value-type="string">
            <text:p text:style-name="P9"><text:span text:style-name="T6">Euro</text:span></text:p>
          </table:table-cell>
        </table:table-row>
      </table:table>
      <text:p text:style-name="P3"><text:span text:style-name="T2">Таблица В.15</text:span></text:p>
      <text:p text:style-name="P7"/>
      <text:p text:style-name="P5"><text:span text:style-name="T1">Константы модуля color</text:span></text:p>
      <text:p text:style-name="P5"><text:span text:style-name="T2">В модуле color доступно несколько констант, которыми можно пользоваться при создании игр как цветообозначениями:</text:span></text:p>
      <text:p text:style-name="P6"/>
      <text:list xml:id="list67898683" text:style-name="WWNum1">
        <text:list-item>
          <text:p text:style-name="P11"><text:span text:style-name="T2">red - красный;</text:span></text:p>
        </text:list-item>
        <text:list-item>
          <text:p text:style-name="P11"><text:span text:style-name="T2">green - зеленый;</text:span></text:p>
        </text:list-item>
        <text:list-item>
          <text:p text:style-name="P11"><text:span text:style-name="T2">blue - голубой;</text:span></text:p>
        </text:list-item>
        <text:list-item>
          <text:p text:style-name="P11"><text:span text:style-name="T2">black - черный;</text:span></text:p>
        </text:list-item>
        <text:list-item>
          <text:p text:style-name="P11"><text:span text:style-name="T2">white - белый;</text:span></text:p>
        </text:list-item>
        <text:list-item>
          <text:p text:style-name="P11"><text:span text:style-name="T2">dark_red - багровый;</text:span></text:p>
        </text:list-item>
        <text:list-item>
          <text:p text:style-name="P11"><text:span text:style-name="T2">dark_green - темно-зеленый;</text:span></text:p>
        </text:list-item>
        <text:list-item>
          <text:p text:style-name="P11"><text:span text:style-name="T2">dark_blue — насыщенно-синий;</text:span></text:p>
        </text:list-item>
        <text:list-item>
          <text:p text:style-name="P11"><text:span text:style-name="T2">dark_gray - темно-серый;</text:span></text:p>
        </text:list-item>
        <text:list-item>
          <text:p text:style-name="P11"><text:span text:style-name="T2">gray - серый;</text:span></text:p>
        </text:list-item>
        <text:list-item>
          <text:p text:style-name="P11"><text:span text:style-name="T2">light_gray - светло-серый;</text:span></text:p>
        </text:list-item>
        <text:list-item>
          <text:p text:style-name="P11"><text:span text:style-name="T2">yellow - желтый;</text:span></text:p>
        </text:list-item>
        <text:list-item>
          <text:p text:style-name="P11"><text:span text:style-name="T2">brown - коричневый;</text:span></text:p>
        </text:list-item>
        <text:list-item>
          <text:p text:style-name="P11"><text:span text:style-name="T2">pink - розовый;</text:span></text:p>
        </text:list-item>
        <text:list-item>
          <text:p text:style-name="P11"><text:span text:style-name="T2">purplе - фиолетовый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break-before="auto" fo:break-after="auto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Noto Sans Symbol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Noto Sans Symbol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Noto Sans Symbol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Noto Sans Symbol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Noto Sans Symbol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1571in" fo:margin-left="1.2598in"/>
        </style:list-level-properties>
        <style:text-properties style:font-name="Noto Sans Symbol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0" meta:object-count="0" meta:page-count="18" meta:paragraph-count="689" meta:word-count="2554" meta:character-count="18324" meta:non-whitespace-character-count="16375"/>
    <meta:generator>LibreOfficeDev/6.0.5.2$Linux_X86_64 LibreOffice_project/</meta:generator>
  </office:meta>
</office:document-meta>
</file>